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79/settings.xml" manifest:media-type="text/xml"/>
  <manifest:file-entry manifest:full-path="Object 279/content.xml" manifest:media-type="text/xml"/>
  <manifest:file-entry manifest:full-path="Object 279/Configurations2/" manifest:media-type="application/vnd.sun.xml.ui.configuration"/>
  <manifest:file-entry manifest:full-path="Object 279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4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5E0000005EACD32FBA6E785776.png" manifest:media-type="image/png"/>
  <manifest:file-entry manifest:full-path="Pictures/100000000000005E0000005E678C7EBED077601A.png" manifest:media-type="image/png"/>
  <manifest:file-entry manifest:full-path="Pictures/1000000000000462000000584F439745515D277C.png" manifest:media-type="image/png"/>
  <manifest:file-entry manifest:full-path="Pictures/1000000000000020000000204B249CA79A42C6D7.png" manifest:media-type="image/png"/>
  <manifest:file-entry manifest:full-path="Pictures/1000020100000A26000000EC2D54EC42112EA04B.png" manifest:media-type="image/png"/>
  <manifest:file-entry manifest:full-path="Pictures/1000000000000059000000478358BC09E866CC53.png" manifest:media-type="image/png"/>
  <manifest:file-entry manifest:full-path="Pictures/1000000000000008000000084D60FB4967481DFF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HG Mincho Light J" svg:font-family="'HG Mincho Light J'" style:font-pitch="variable"/>
    <style:font-face style:name="Lucida Sans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6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Italique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4" svg:font-family="'Bitstream Vera Sans'" style:font-adornments="Italique 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7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1ec9c5" officeooo:paragraph-rsid="001ec9c5"/>
    </style:style>
    <style:style style:name="P2" style:family="paragraph" style:parent-style-name="Header">
      <style:text-properties officeooo:rsid="00246d68" officeooo:paragraph-rsid="00246d68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Header">
      <style:text-properties fo:font-size="14pt" style:font-size-asian="14pt" style:font-size-complex="14pt"/>
    </style:style>
    <style:style style:name="P5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6" style:family="paragraph" style:parent-style-name="Footer">
      <style:paragraph-properties fo:margin-left="1cm" fo:margin-right="1.101cm" fo:text-align="start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1cm" fo:margin-right="1cm" fo:text-align="end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Standard">
      <style:text-properties fo:font-size="6pt" style:font-size-asian="6pt" style:font-size-complex="6pt"/>
    </style:style>
    <style:style style:name="P9" style:family="paragraph" style:parent-style-name="Standard">
      <style:text-properties officeooo:paragraph-rsid="026d8325"/>
    </style:style>
    <style:style style:name="P10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0248e62"/>
    </style:style>
    <style:style style:name="P11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040e4a9"/>
    </style:style>
    <style:style style:name="P12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273bdf8"/>
    </style:style>
    <style:style style:name="P1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8" style:family="paragraph" style:parent-style-name="Footer">
      <style:text-properties officeooo:rsid="00178920" officeooo:paragraph-rsid="00178920"/>
    </style:style>
    <style:style style:name="P19" style:family="paragraph" style:parent-style-name="Footer">
      <style:text-properties officeooo:paragraph-rsid="00c384cf"/>
    </style:style>
    <style:style style:name="P20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21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" fo:font-size="11pt" fo:font-style="italic" fo:text-shadow="1pt 1pt" fo:font-weight="bold"/>
    </style:style>
    <style:style style:name="P23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25" style:family="paragraph" style:parent-style-name="FILET_5f_POINTILLES">
      <style:text-properties officeooo:paragraph-rsid="025e435f"/>
    </style:style>
    <style:style style:name="P26" style:family="paragraph" style:parent-style-name="_5f_Paragraphe_20_livret_20_">
      <style:text-properties fo:font-size="12pt" style:font-size-asian="10.5pt" style:font-size-complex="12pt"/>
    </style:style>
    <style:style style:name="P27" style:family="paragraph" style:parent-style-name="_5f_Paragraphe_20_livret_20_">
      <style:text-properties fo:font-size="4pt"/>
    </style:style>
    <style:style style:name="P28" style:family="paragraph" style:parent-style-name="_5f_Paragraphe_20_livret_20_">
      <style:text-properties officeooo:paragraph-rsid="0273bdf8"/>
    </style:style>
    <style:style style:name="P29" style:family="paragraph" style:parent-style-name="_5f_Paragraphe_20_livret_20_">
      <style:text-properties fo:font-size="13pt" style:font-size-asian="11.3500003814697pt" style:font-size-complex="13pt"/>
    </style:style>
    <style:style style:name="P30" style:family="paragraph" style:parent-style-name="Footer">
      <style:text-properties fo:text-transform="uppercase" fo:color="#808080" loext:opacity="100%" style:font-name="Bitstream Vera Sans5" fo:font-size="9pt" officeooo:rsid="027891e0" officeooo:paragraph-rsid="027891e0" fo:background-color="transparent"/>
    </style:style>
    <style:style style:name="P31" style:family="paragraph" style:parent-style-name="_5f_Footer_20_page_20_paire_20__28_G_29_"/>
    <style:style style:name="P32" style:family="paragraph" style:parent-style-name="_5f_Footer_20_page_20_paire_20__28_G_29_">
      <style:text-properties officeooo:paragraph-rsid="02cdb06c"/>
    </style:style>
    <style:style style:name="P33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5" fo:font-size="11pt" fo:font-style="normal" fo:font-weight="bold" officeooo:rsid="00375438" officeooo:paragraph-rsid="00375438" fo:background-color="transparent" style:font-size-asian="11pt" style:font-style-asian="normal" style:font-weight-asian="bold" style:font-size-complex="11pt" style:font-style-complex="normal" style:font-weight-complex="normal"/>
    </style:style>
    <style:style style:name="P34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5" fo:font-size="11pt" fo:font-style="normal" fo:font-weight="bold" officeooo:rsid="00375438" officeooo:paragraph-rsid="0269a400" fo:background-color="transparent" style:font-size-asian="11pt" style:font-style-asian="normal" style:font-weight-asian="bold" style:font-size-complex="11pt" style:font-style-complex="normal" style:font-weight-complex="normal"/>
    </style:style>
    <style:style style:name="P35" style:family="paragraph" style:parent-style-name="_5f_Paragraphe_20_livret_20_réponse_20_pointillé">
      <style:text-properties officeooo:paragraph-rsid="025e435f"/>
    </style:style>
    <style:style style:name="P36" style:family="paragraph" style:parent-style-name="_5f_Titre_20_d_27_exercices_20_livret" style:list-style-name="_5f_Numérotation_20_des_20_exercices_20_livrets"/>
    <style:style style:name="P37" style:family="paragraph" style:parent-style-name="_5f_Titre_20_d_27_exercices_20_livret_20_sans_20_titre_20_avec_20_num_20_exo">
      <style:text-properties officeooo:rsid="01e9b5b4"/>
    </style:style>
    <style:style style:name="P38" style:family="paragraph" style:parent-style-name="_5f_Titre_20_d_27_exercices_20_livret_20_sans_20_titre_20_avec_20_num_20_exo" style:master-page-name="SERIE_5f_G_5f_GAUCHE_5f_ET_5f_DROITE_5f_2COL">
      <style:paragraph-properties style:page-number="auto"/>
    </style:style>
    <style:style style:name="P39" style:family="paragraph" style:parent-style-name="_5f_Titre_20_d_27_exercices_20_livret_20_sans_20_titre_20_avec_20_num_20_exo">
      <style:paragraph-properties fo:margin-top="0.3cm" fo:margin-bottom="0.199cm" style:contextual-spacing="false"/>
    </style:style>
    <style:style style:name="P40" style:family="paragraph" style:parent-style-name="_5f_paragraphe_20_réponse_20_élève_20_livret" style:list-style-name=""/>
    <style:style style:name="P41" style:family="paragraph">
      <style:paragraph-properties fo:text-align="center"/>
    </style:style>
    <style:style style:name="P4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d7e12c"/>
    </style:style>
    <style:style style:name="P4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5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-color="#2a6099"/>
      <style:paragraph-properties fo:text-align="center"/>
    </style:style>
    <style:style style:name="P4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4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solid" draw:fill-color="#7fb241"/>
    </style:style>
    <style:style style:name="P5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color="#000000" loext:opacity="100%" style:text-outline="false" style:text-line-through-style="none" style:text-line-through-type="none" style:font-name="Thorndale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font-relief="none"/>
    </style:style>
    <style:style style:name="P52" style:family="paragraph">
      <loext:graphic-properties draw:fill="none" draw:fill-color="#00b8ff"/>
      <style:paragraph-properties fo:margin-left="0cm" fo:margin-right="0cm" fo:margin-top="0cm" fo:margin-bottom="0cm" fo:line-height="100%" fo:text-align="start" fo:text-indent="0cm"/>
      <style:text-properties fo:color="#000000" loext:opacity="100%" style:text-outline="false" style:text-line-through-style="none" style:text-line-through-type="none" style:font-name="Thorndale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font-relief="none"/>
    </style:style>
    <style:style style:name="P53" style:family="paragraph">
      <loext:graphic-properties draw:fill="solid" draw:fill-color="#ead680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none"/>
      <style:paragraph-properties fo:text-align="center"/>
    </style:style>
    <style:style style:name="P56" style:family="paragraph">
      <style:paragraph-properties fo:margin-left="0cm" fo:margin-right="0cm" fo:margin-top="0cm" fo:margin-bottom="0cm" fo:line-height="100%" fo:text-align="start" fo:text-indent="0cm"/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font-relief="none"/>
    </style:style>
    <style:style style:name="P58" style:family="paragraph">
      <loext:graphic-properties draw:fill="solid" draw:fill-color="#afd09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9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style:paragraph-properties fo:margin-left="0cm" fo:margin-right="0cm" fo:margin-top="0cm" fo:margin-bottom="0cm" fo:line-height="100%" fo:text-indent="0cm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9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none" draw:fill-color="#b4c7d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9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9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9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solid" draw:fill-color="#ffa6a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9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9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9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solid" draw:fill-color="#ecf191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solid" draw:fill-color="#c0c0c0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solid" draw:fill-color="#add9e0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72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73" style:family="paragraph">
      <loext:graphic-properties draw:fill="solid" draw:fill-color="#f5bbed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solid" draw:fill-color="#a9ce7b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solid" draw:fill-color="#f5bbed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9" style:family="paragraph">
      <loext:graphic-properties draw:fill="solid" draw:fill-color="#b3b3b3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80" style:family="paragraph">
      <loext:graphic-properties draw:fill="solid" draw:fill-color="#ecf191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8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82" style:family="paragraph">
      <loext:graphic-properties draw:fill="solid" draw:fill-color="#b3b3b3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83" style:family="paragraph">
      <loext:graphic-properties draw:fill="solid" draw:fill-color="#add9e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8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officeooo:rsid="00216d78"/>
    </style:style>
    <style:style style:name="T2" style:family="text">
      <style:text-properties officeooo:rsid="0268e0aa"/>
    </style:style>
    <style:style style:name="T3" style:family="text">
      <style:text-properties officeooo:rsid="0269a400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small-caps" fo:font-size="15pt" style:font-size-asian="15pt" style:font-size-complex="15pt"/>
    </style:style>
    <style:style style:name="T6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7" style:family="text">
      <style:text-properties fo:font-variant="small-caps" officeooo:rsid="00990660"/>
    </style:style>
    <style:style style:name="T8" style:family="text">
      <style:text-properties fo:font-variant="small-caps" officeooo:rsid="0054f64f"/>
    </style:style>
    <style:style style:name="T9" style:family="text">
      <style:text-properties fo:font-variant="small-caps" officeooo:rsid="00b5d2d1"/>
    </style:style>
    <style:style style:name="T10" style:family="text">
      <style:text-properties fo:font-variant="small-caps" officeooo:rsid="00b6801f"/>
    </style:style>
    <style:style style:name="T11" style:family="text">
      <style:text-properties fo:text-transform="uppercase" fo:color="#808080" loext:opacity="100%" style:font-name="Bitstream Vera Sans5" fo:font-size="9pt" officeooo:rsid="0160d7ef" fo:background-color="transparent" loext:char-shading-value="0"/>
    </style:style>
    <style:style style:name="T12" style:family="text">
      <style:text-properties fo:text-transform="uppercase" fo:color="#808080" loext:opacity="100%" style:font-name="Bitstream Vera Sans5" fo:font-size="9pt" officeooo:rsid="00d4df5c" fo:background-color="transparent" loext:char-shading-value="0"/>
    </style:style>
    <style:style style:name="T13" style:family="text">
      <style:text-properties fo:text-transform="uppercase" fo:color="#808080" loext:opacity="100%" style:font-name="Bitstream Vera Sans5" fo:font-size="9pt" officeooo:rsid="015f088a" fo:background-color="transparent" loext:char-shading-value="0"/>
    </style:style>
    <style:style style:name="T14" style:family="text">
      <style:text-properties fo:text-transform="uppercase" fo:color="#808080" loext:opacity="100%" style:font-name="Bitstream Vera Sans5" fo:font-size="9pt" officeooo:rsid="00d8520c" fo:background-color="transparent" loext:char-shading-value="0"/>
    </style:style>
    <style:style style:name="T15" style:family="text">
      <style:text-properties style:use-window-font-color="true" loext:opacity="0%"/>
    </style:style>
    <style:style style:name="T16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17" style:family="text">
      <style:text-properties style:use-window-font-color="true" loext:opacity="0%" fo:font-size="9pt" fo:font-weight="normal" officeooo:rsid="02399183" style:font-size-asian="10.5pt"/>
    </style:style>
    <style:style style:name="T18" style:family="text">
      <style:text-properties style:use-window-font-color="true" loext:opacity="0%" fo:font-size="9pt" fo:font-weight="normal" officeooo:rsid="02484eb8" style:font-size-asian="10.5pt"/>
    </style:style>
    <style:style style:name="T19" style:family="text">
      <style:text-properties style:use-window-font-color="true" loext:opacity="0%" fo:font-size="10pt" fo:font-weight="normal" officeooo:rsid="02399183" style:font-size-asian="10pt" style:font-size-complex="10pt"/>
    </style:style>
    <style:style style:name="T20" style:family="text">
      <style:text-properties style:use-window-font-color="true" loext:opacity="0%" fo:font-size="10pt" fo:font-weight="normal" officeooo:rsid="024539ba" style:font-size-asian="10pt" style:font-size-complex="10pt"/>
    </style:style>
    <style:style style:name="T21" style:family="text">
      <style:text-properties style:use-window-font-color="true" loext:opacity="0%" fo:font-size="10pt" fo:font-weight="normal" officeooo:rsid="0238a933" style:font-size-asian="10pt" style:font-size-complex="10pt"/>
    </style:style>
    <style:style style:name="T22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T23" style:family="text">
      <style:text-properties fo:font-variant="normal" fo:text-transform="none" style:font-name="Bitstream Vera Sans1" fo:letter-spacing="normal" fo:font-style="normal" fo:font-weight="normal"/>
    </style:style>
    <style:style style:name="T24" style:family="text">
      <style:text-properties officeooo:rsid="002925a2"/>
    </style:style>
    <style:style style:name="T25" style:family="text">
      <style:text-properties officeooo:rsid="002b33ed"/>
    </style:style>
    <style:style style:name="T26" style:family="text">
      <style:text-properties style:text-position="0% 100%" fo:font-size="9pt" style:font-name-asian="OpenSymbol" style:font-size-asian="9pt" style:font-style-asian="normal" style:font-name-complex="OpenSymbol" style:font-size-complex="9pt" style:font-style-complex="normal"/>
    </style:style>
    <style:style style:name="T27" style:family="text">
      <style:text-properties style:font-name="Bitstream Vera Sans1" officeooo:rsid="01e9b5b4"/>
    </style:style>
    <style:style style:name="T28" style:family="text">
      <style:text-properties officeooo:rsid="01e9b5b4"/>
    </style:style>
    <style:style style:name="T29" style:family="text">
      <style:text-properties officeooo:rsid="01eb382b"/>
    </style:style>
    <style:style style:name="T30" style:family="text">
      <style:text-properties fo:color="#b3b3b3" loext:opacity="100%" style:text-position="0% 100%" fo:font-size="9pt" style:font-name-asian="OpenSymbol" style:font-size-asian="9pt" style:font-style-asian="normal" style:font-name-complex="OpenSymbol" style:font-size-complex="9pt" style:font-style-complex="normal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fo:font-size="10pt" officeooo:rsid="01e9b5b4" style:font-size-asian="10pt" style:font-size-complex="10pt"/>
    </style:style>
    <style:style style:name="T33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34" style:family="text">
      <style:text-properties officeooo:rsid="02399183"/>
    </style:style>
    <style:style style:name="T35" style:family="text">
      <style:text-properties officeooo:rsid="024539ba"/>
    </style:style>
    <style:style style:name="T36" style:family="text">
      <style:text-properties officeooo:rsid="02484eb8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officeooo:rsid="0212f77f"/>
    </style:style>
    <style:style style:name="T39" style:family="text">
      <style:text-properties officeooo:rsid="0160d7ef"/>
    </style:style>
    <style:style style:name="T40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41" style:family="text">
      <style:text-properties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font-relief="none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9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2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tyle:run-through="foreground"/>
    </style:style>
    <style:style style:name="gr17" style:family="graphic">
      <style:graphic-properties draw:stroke="solid" svg:stroke-width="0.03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.016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.071cm" svg:stroke-color="#ff660d" draw:marker-start="" draw:marker-start-width="0.409cm" draw:marker-start-center="false" draw:marker-end="" draw:marker-end-width="0.409cm" draw:marker-end-center="false" draw:fill="none" draw:fill-color="#00b8ff" draw:textarea-horizontal-align="center" draw:textarea-vertical-align="middle" fo:padding-top="0.035cm" fo:padding-bottom="0.035cm" fo:padding-left="0.035cm" fo:padding-right="0.035cm" draw:shadow="hidden" draw:shadow-offset-x="0.3cm" draw:shadow-offset-y="0.3cm" draw:shadow-color="#808080" style:run-through="foreground"/>
    </style:style>
    <style:style style:name="gr20" style:family="graphic">
      <style:graphic-properties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ead680" draw:textarea-horizontal-align="left" draw:textarea-vertical-align="top" draw:auto-grow-height="false" fo:min-height="0.379cm" fo:min-width="0.774cm" fo:padding-top="0.213cm" fo:padding-bottom="0.213cm" fo:padding-left="0.425cm" fo:padding-right="0.425cm" fo:wrap-option="wrap" draw:shadow="hidden" draw:shadow-offset-x="0.3cm" draw:shadow-offset-y="0.3cm" draw:shadow-color="#808080" style:run-through="foreground"/>
    </style:style>
    <style:style style:name="gr22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ead680" draw:textarea-horizontal-align="left" draw:textarea-vertical-align="top" draw:auto-grow-height="false" fo:min-height="0.377cm" fo:min-width="0cm" fo:padding-top="0.213cm" fo:padding-bottom="0.213cm" fo:padding-left="0.425cm" fo:padding-right="0.425cm" fo:wrap-option="wrap" draw:shadow="hidden" draw:shadow-offset-x="0.3cm" draw:shadow-offset-y="0.3cm" draw:shadow-color="#808080" style:run-through="foreground"/>
    </style:style>
    <style:style style:name="gr23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left" draw:textarea-vertical-align="top" draw:auto-grow-height="false" fo:min-height="0cm" fo:min-width="0cm" fo:padding-top="0.213cm" fo:padding-bottom="0.213cm" fo:padding-left="0.425cm" fo:padding-right="0.425cm" fo:wrap-option="wrap" draw:shadow="hidden" draw:shadow-offset-x="0.3cm" draw:shadow-offset-y="0.3cm" draw:shadow-color="#808080" style:run-through="foreground"/>
    </style:style>
    <style:style style:name="gr24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ead680" draw:textarea-horizontal-align="left" draw:textarea-vertical-align="top" draw:auto-grow-height="false" fo:min-height="0cm" fo:min-width="0cm" fo:padding-top="0.213cm" fo:padding-bottom="0.213cm" fo:padding-left="0.425cm" fo:padding-right="0.425cm" fo:wrap-option="wrap" draw:shadow="hidden" draw:shadow-offset-x="0.3cm" draw:shadow-offset-y="0.3cm" draw:shadow-color="#808080" style:run-through="foreground"/>
    </style:style>
    <style:style style:name="gr25" style:family="graphic">
      <style:graphic-properties style:run-through="background"/>
    </style:style>
    <style:style style:name="gr26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ead680" draw:textarea-horizontal-align="left" draw:textarea-vertical-align="top" draw:auto-grow-height="false" fo:min-height="0.377cm" fo:min-width="0cm" fo:padding-top="0.213cm" fo:padding-bottom="0.213cm" fo:padding-left="0.425cm" fo:padding-right="0.425cm" fo:wrap-option="wrap" draw:shadow="hidden" draw:shadow-offset-x="0.3cm" draw:shadow-offset-y="0.3cm" draw:shadow-color="#808080" style:run-through="background"/>
    </style:style>
    <style:style style:name="gr27" style:family="graphic">
      <style:graphic-properties svg:stroke-width="0.03cm" svg:stroke-color="#000000" draw:marker-start-width="0.39cm" draw:marker-end-width="0.39cm" draw:fill="none" draw:textarea-vertical-align="middle" draw:auto-grow-height="false" fo:min-height="3.064cm" fo:min-width="0.116cm" fo:padding-top="0.016cm" fo:padding-bottom="0.016cm" fo:padding-left="0.016cm" fo:padding-right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svg:stroke-width="0.03cm" svg:stroke-color="#000000" draw:marker-start-width="0.39cm" draw:marker-end-width="0.39cm" draw:fill="none" draw:textarea-vertical-align="middle" draw:auto-grow-height="false" fo:min-height="4.193cm" fo:min-width="0.116cm" fo:padding-top="0.016cm" fo:padding-bottom="0.016cm" fo:padding-left="0.016cm" fo:padding-right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svg:stroke-width="0.03cm" svg:stroke-color="#000000" draw:marker-start-width="0.39cm" draw:marker-end-width="0.39cm" draw:fill="none" draw:textarea-vertical-align="middle" draw:auto-grow-height="false" fo:min-height="5.105cm" fo:min-width="0.143cm" fo:padding-top="0.016cm" fo:padding-bottom="0.016cm" fo:padding-left="0.016cm" fo:padding-right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stroke="none" svg:stroke-width="0cm" svg:stroke-color="#b3b3b3" draw:marker-start="" draw:marker-start-width="0.3cm" draw:marker-start-center="false" draw:marker-end="" draw:marker-end-width="0.3cm" draw:marker-end-center="false" draw:fill="none" draw:fill-color="#ffffff" fo:min-height="0.413cm" draw:shadow="hidden" draw:shadow-offset-x="0.3cm" draw:shadow-offset-y="0.3cm" draw:shadow-color="#808080" style:run-through="foreground"/>
      <style:paragraph-properties style:writing-mode="lr-tb"/>
    </style:style>
    <style:style style:name="gr3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413cm" draw:shadow="hidden" draw:shadow-offset-x="0.3cm" draw:shadow-offset-y="0.3cm" draw:shadow-color="#808080" style:run-through="foreground"/>
      <style:paragraph-properties style:writing-mode="lr-tb"/>
    </style:style>
    <style:style style:name="gr33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afd095" draw:textarea-horizontal-align="justify" draw:textarea-vertical-align="middle" draw:auto-grow-height="false" fo:min-height="0.168cm" fo:min-width="0.141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4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afd095" draw:textarea-horizontal-align="justify" draw:textarea-vertical-align="middle" draw:auto-grow-height="false" fo:min-height="0.169cm" fo:min-width="0.141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ed_20__28_var_29__20_2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6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b4c7dc" draw:textarea-horizontal-align="justify" draw:textarea-vertical-align="middle" draw:auto-grow-height="false" fo:min-height="0.168cm" fo:min-width="0.143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7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69cm" fo:min-width="0.143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8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afd095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9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afd095" draw:textarea-horizontal-align="justify" draw:textarea-vertical-align="middle" draw:auto-grow-height="false" fo:min-height="0.168cm" fo:min-width="0.139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0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000000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1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afd095" draw:textarea-horizontal-align="justify" draw:textarea-vertical-align="middle" draw:auto-grow-height="false" fo:min-height="0.169cm" fo:min-width="0.139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2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a6a6" draw:textarea-horizontal-align="justify" draw:textarea-vertical-align="middle" draw:auto-grow-height="false" fo:min-height="0.162cm" fo:min-width="0.136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3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a6a6" draw:textarea-horizontal-align="justify" draw:textarea-vertical-align="middle" draw:auto-grow-height="false" fo:min-height="0.162cm" fo:min-width="0.13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4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a6a6" draw:textarea-horizontal-align="justify" draw:textarea-vertical-align="middle" draw:auto-grow-height="false" fo:min-height="0.166cm" fo:min-width="0.136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5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a6a6" draw:textarea-horizontal-align="justify" draw:textarea-vertical-align="middle" draw:auto-grow-height="false" fo:min-height="0.166cm" fo:min-width="0.13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6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a6a6" draw:textarea-horizontal-align="justify" draw:textarea-vertical-align="middle" draw:auto-grow-height="false" fo:min-height="0.164cm" fo:min-width="0.136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7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a6a6" draw:textarea-horizontal-align="justify" draw:textarea-vertical-align="middle" draw:auto-grow-height="false" fo:min-height="0.164cm" fo:min-width="0.13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8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a6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9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a6a6" draw:textarea-horizontal-align="justify" draw:textarea-vertical-align="middle" draw:auto-grow-height="false" fo:min-height="0.166cm" fo:min-width="0.138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0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b4c7dc" draw:textarea-horizontal-align="justify" draw:textarea-vertical-align="middle" draw:auto-grow-height="false" fo:min-height="0.166cm" fo:min-width="0.13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1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a6a6" draw:textarea-horizontal-align="justify" draw:textarea-vertical-align="middle" draw:auto-grow-height="false" fo:min-height="0.162cm" fo:min-width="0.138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2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b4c7dc" draw:textarea-horizontal-align="justify" draw:textarea-vertical-align="middle" draw:auto-grow-height="false" fo:min-height="0.162cm" fo:min-width="0.13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3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a6a6" draw:textarea-horizontal-align="justify" draw:textarea-vertical-align="middle" draw:auto-grow-height="false" fo:min-height="0.164cm" fo:min-width="0.138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4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64cm" fo:min-width="0.13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5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66cm" fo:min-width="0.13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6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7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a6" draw:textarea-horizontal-align="justify" draw:textarea-vertical-align="middle" draw:auto-grow-height="false" fo:min-height="0.115cm" fo:min-width="0.06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8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a6" draw:textarea-horizontal-align="justify" draw:textarea-vertical-align="middle" draw:auto-grow-height="false" fo:min-height="0.115cm" fo:min-width="0.065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9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a6" draw:textarea-horizontal-align="justify" draw:textarea-vertical-align="middle" draw:auto-grow-height="false" fo:min-height="0.116cm" fo:min-width="0.06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0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a6" draw:textarea-horizontal-align="justify" draw:textarea-vertical-align="middle" draw:auto-grow-height="false" fo:min-height="0.115cm" fo:min-width="0.062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1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a6" draw:textarea-horizontal-align="justify" draw:textarea-vertical-align="middle" draw:auto-grow-height="false" fo:min-height="0.116cm" fo:min-width="0.065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2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a6" draw:textarea-horizontal-align="justify" draw:textarea-vertical-align="middle" draw:auto-grow-height="false" fo:min-height="0.116cm" fo:min-width="0.062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3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a6" draw:textarea-horizontal-align="justify" draw:textarea-vertical-align="middle" draw:auto-grow-height="false" fo:min-height="0.118cm" fo:min-width="0.06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4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a6" draw:textarea-horizontal-align="justify" draw:textarea-vertical-align="middle" draw:auto-grow-height="false" fo:min-height="0.118cm" fo:min-width="0.065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5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a6" draw:textarea-horizontal-align="justify" draw:textarea-vertical-align="middle" draw:auto-grow-height="false" fo:min-height="0.118cm" fo:min-width="0.062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6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b4c7dc" draw:textarea-horizontal-align="justify" draw:textarea-vertical-align="middle" draw:auto-grow-height="false" fo:min-height="0.115cm" fo:min-width="0.062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7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15cm" fo:min-width="0.065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8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b4c7dc" draw:textarea-horizontal-align="justify" draw:textarea-vertical-align="middle" draw:auto-grow-height="false" fo:min-height="0.116cm" fo:min-width="0.062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9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16cm" fo:min-width="0.065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0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18cm" fo:min-width="0.062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1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18cm" fo:min-width="0.065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2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15cm" fo:min-width="0.06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3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16cm" fo:min-width="0.06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4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18cm" fo:min-width="0.06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5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b4c7dc" draw:textarea-horizontal-align="justify" draw:textarea-vertical-align="middle" draw:auto-grow-height="false" fo:min-height="0.113cm" fo:min-width="0.06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6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b4c7dc" draw:textarea-horizontal-align="justify" draw:textarea-vertical-align="middle" draw:auto-grow-height="false" fo:min-height="0.113cm" fo:min-width="0.056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7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13cm" fo:min-width="0.058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8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11cm" fo:min-width="0.06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9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11cm" fo:min-width="0.056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0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11cm" fo:min-width="0.058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1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b4c7dc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2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ecf191" draw:textarea-horizontal-align="left" draw:textarea-vertical-align="top" draw:auto-grow-height="false" fo:min-height="0.284cm" fo:min-width="0cm" fo:padding-top="0.229cm" fo:padding-bottom="0.229cm" fo:padding-left="0.441cm" fo:padding-right="0.441cm" fo:wrap-option="wrap" draw:shadow="hidden" draw:shadow-offset-x="0.3cm" draw:shadow-offset-y="0.3cm" draw:shadow-color="#808080" style:run-through="foreground"/>
    </style:style>
    <style:style style:name="gr83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c0c0c0" draw:textarea-horizontal-align="left" draw:textarea-vertical-align="top" draw:auto-grow-height="false" fo:min-height="0.295cm" fo:min-width="0.614cm" fo:padding-top="0.229cm" fo:padding-bottom="0.229cm" fo:padding-left="0.441cm" fo:padding-right="0.441cm" fo:wrap-option="wrap" draw:shadow="hidden" draw:shadow-offset-x="0.3cm" draw:shadow-offset-y="0.3cm" draw:shadow-color="#808080" style:run-through="foreground"/>
    </style:style>
    <style:style style:name="gr84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min-height="0.64cm" fo:min-width="0.21cm" fo:padding-top="0.212cm" fo:padding-bottom="0.212cm" fo:padding-left="0.423cm" fo:padding-right="0.423cm" fo:wrap-option="wrap" draw:shadow="hidden" draw:shadow-offset-x="0.3cm" draw:shadow-offset-y="0.3cm" draw:shadow-color="#808080" style:run-through="foreground"/>
    </style:style>
    <style:style style:name="gr85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226cm" fo:padding-bottom="0.226cm" fo:padding-left="0.437cm" fo:padding-right="0.437cm" fo:wrap-option="wrap" draw:shadow="hidden" draw:shadow-offset-x="0.3cm" draw:shadow-offset-y="0.3cm" draw:shadow-color="#808080" style:run-through="foreground"/>
    </style:style>
    <style:style style:name="gr86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ecf191" draw:textarea-horizontal-align="left" draw:textarea-vertical-align="top" draw:auto-grow-height="false" fo:min-height="0.291cm" fo:min-width="0cm" fo:padding-top="0.229cm" fo:padding-bottom="0.229cm" fo:padding-left="0.441cm" fo:padding-right="0.441cm" fo:wrap-option="wrap" draw:shadow="hidden" draw:shadow-offset-x="0.3cm" draw:shadow-offset-y="0.3cm" draw:shadow-color="#808080" style:run-through="foreground"/>
    </style:style>
    <style:style style:name="gr87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min-height="0.633cm" fo:min-width="0.21cm" fo:padding-top="0.212cm" fo:padding-bottom="0.212cm" fo:padding-left="0.423cm" fo:padding-right="0.423cm" fo:wrap-option="wrap" draw:shadow="hidden" draw:shadow-offset-x="0.3cm" draw:shadow-offset-y="0.3cm" draw:shadow-color="#808080" style:run-through="foreground"/>
    </style:style>
    <style:style style:name="gr88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ecf191" draw:textarea-horizontal-align="left" draw:textarea-vertical-align="top" draw:auto-grow-height="false" fo:min-height="1.042cm" fo:min-width="0.508cm" fo:padding-top="0.229cm" fo:padding-bottom="0.229cm" fo:padding-left="0.441cm" fo:padding-right="0.441cm" fo:wrap-option="wrap" draw:shadow="hidden" draw:shadow-offset-x="0.3cm" draw:shadow-offset-y="0.3cm" draw:shadow-color="#808080" style:run-through="foreground"/>
    </style:style>
    <style:style style:name="gr89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min-height="0.633cm" fo:min-width="0.182cm" fo:padding-top="0.212cm" fo:padding-bottom="0.212cm" fo:padding-left="0.423cm" fo:padding-right="0.423cm" fo:wrap-option="wrap" draw:shadow="hidden" draw:shadow-offset-x="0.3cm" draw:shadow-offset-y="0.3cm" draw:shadow-color="#808080" style:run-through="foreground"/>
    </style:style>
    <style:style style:name="gr90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add9e0" draw:textarea-horizontal-align="left" draw:textarea-vertical-align="top" draw:auto-grow-height="false" fo:min-height="0.093cm" fo:min-width="0cm" fo:padding-top="0.212cm" fo:padding-bottom="0.212cm" fo:padding-left="0.423cm" fo:padding-right="0.423cm" fo:wrap-option="wrap" draw:shadow="hidden" draw:shadow-offset-x="0.3cm" draw:shadow-offset-y="0.3cm" draw:shadow-color="#808080" style:run-through="foreground"/>
    </style:style>
    <style:style style:name="gr91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left" draw:textarea-vertical-align="top" draw:auto-grow-height="false" fo:min-height="0.093cm" fo:min-width="0cm" fo:padding-top="0.212cm" fo:padding-bottom="0.212cm" fo:padding-left="0.423cm" fo:padding-right="0.423cm" fo:wrap-option="wrap" draw:shadow="hidden" draw:shadow-offset-x="0.3cm" draw:shadow-offset-y="0.3cm" draw:shadow-color="#808080" style:run-through="foreground"/>
    </style:style>
    <style:style style:name="gr92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left" draw:textarea-vertical-align="top" draw:auto-grow-height="false" fo:min-height="0.092cm" fo:min-width="0cm" fo:padding-top="0.212cm" fo:padding-bottom="0.212cm" fo:padding-left="0.423cm" fo:padding-right="0.423cm" fo:wrap-option="wrap" draw:shadow="hidden" draw:shadow-offset-x="0.3cm" draw:shadow-offset-y="0.3cm" draw:shadow-color="#808080" style:run-through="foreground"/>
    </style:style>
    <style:style style:name="gr93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add9e0" draw:textarea-horizontal-align="left" draw:textarea-vertical-align="top" draw:auto-grow-height="false" fo:min-height="0.095cm" fo:min-width="0cm" fo:padding-top="0.212cm" fo:padding-bottom="0.212cm" fo:padding-left="0.423cm" fo:padding-right="0.423cm" fo:wrap-option="wrap" draw:shadow="hidden" draw:shadow-offset-x="0.3cm" draw:shadow-offset-y="0.3cm" draw:shadow-color="#808080" style:run-through="foreground"/>
    </style:style>
    <style:style style:name="gr94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left" draw:textarea-vertical-align="top" draw:auto-grow-height="false" fo:min-height="0.095cm" fo:min-width="0cm" fo:padding-top="0.212cm" fo:padding-bottom="0.212cm" fo:padding-left="0.423cm" fo:padding-right="0.423cm" fo:wrap-option="wrap" draw:shadow="hidden" draw:shadow-offset-x="0.3cm" draw:shadow-offset-y="0.3cm" draw:shadow-color="#808080" style:run-through="foreground"/>
    </style:style>
    <style:style style:name="gr95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add9e0" draw:textarea-horizontal-align="left" draw:textarea-vertical-align="top" draw:auto-grow-height="false" fo:min-height="0.092cm" fo:min-width="0cm" fo:padding-top="0.212cm" fo:padding-bottom="0.212cm" fo:padding-left="0.423cm" fo:padding-right="0.423cm" fo:wrap-option="wrap" draw:shadow="hidden" draw:shadow-offset-x="0.3cm" draw:shadow-offset-y="0.3cm" draw:shadow-color="#808080" style:run-through="foreground"/>
    </style:style>
    <style:style style:name="gr96" style:family="graphic">
      <style:graphic-properties draw:stroke="none" svg:stroke-width="0.019cm" svg:stroke-color="#3465a4" draw:marker-start="" draw:marker-start-width="0.199cm" draw:marker-start-center="false" draw:marker-end="" draw:marker-end-width="0.199cm" draw:marker-end-center="false" draw:fill="solid" draw:fill-color="#f5bbed" draw:textarea-horizontal-align="left" draw:textarea-vertical-align="top" draw:auto-grow-height="false" fo:min-height="0.938cm" fo:min-width="0.612cm" fo:padding-top="0.229cm" fo:padding-bottom="0.229cm" fo:padding-left="0.441cm" fo:padding-right="0.441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stroke-linejoin="miter" draw:fill="none" draw:fill-color="#ffffff" draw:textarea-horizontal-align="left" draw:textarea-vertical-align="top" draw:auto-grow-height="false" fo:min-height="0.635cm" fo:min-width="0.206cm" fo:padding-top="0.212cm" fo:padding-bottom="0.212cm" fo:padding-left="0.423cm" fo:padding-right="0.423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stroke-linejoin="miter" draw:fill="none" draw:fill-color="#ffffff" draw:textarea-horizontal-align="left" draw:textarea-vertical-align="top" draw:auto-grow-height="false" fo:padding-top="0.226cm" fo:padding-bottom="0.226cm" fo:padding-left="0.437cm" fo:padding-right="0.437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svg:stroke-width="0.019cm" svg:stroke-color="#3465a4" draw:marker-start="" draw:marker-start-width="0.199cm" draw:marker-start-center="false" draw:marker-end="" draw:marker-end-width="0.199cm" draw:marker-end-center="false" draw:fill="solid" draw:fill-color="#f5bbed" draw:textarea-horizontal-align="left" draw:textarea-vertical-align="top" draw:auto-grow-height="false" fo:min-height="0.938cm" fo:min-width="0.616cm" fo:padding-top="0.229cm" fo:padding-bottom="0.229cm" fo:padding-left="0.441cm" fo:padding-right="0.441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stroke-linejoin="miter" draw:fill="none" draw:fill-color="#ffffff" draw:textarea-horizontal-align="left" draw:textarea-vertical-align="top" draw:auto-grow-height="false" fo:min-height="0.631cm" fo:min-width="0.21cm" fo:padding-top="0.212cm" fo:padding-bottom="0.212cm" fo:padding-left="0.423cm" fo:padding-right="0.423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svg:stroke-width="0.019cm" svg:stroke-color="#3465a4" draw:marker-start="" draw:marker-start-width="0.199cm" draw:marker-start-center="false" draw:marker-end="" draw:marker-end-width="0.199cm" draw:marker-end-center="false" draw:fill="solid" draw:fill-color="#f5bbed" draw:textarea-horizontal-align="left" draw:textarea-vertical-align="top" draw:auto-grow-height="false" fo:min-height="1.035cm" fo:min-width="0.616cm" fo:padding-top="0.229cm" fo:padding-bottom="0.229cm" fo:padding-left="0.441cm" fo:padding-right="0.441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stroke-linejoin="miter" draw:fill="none" draw:fill-color="#ffffff" draw:textarea-horizontal-align="left" draw:textarea-vertical-align="top" draw:auto-grow-height="false" fo:min-height="0.63cm" fo:min-width="0.21cm" fo:padding-top="0.212cm" fo:padding-bottom="0.212cm" fo:padding-left="0.423cm" fo:padding-right="0.423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none" svg:stroke-width="0.019cm" svg:stroke-color="#3465a4" draw:marker-start="" draw:marker-start-width="0.199cm" draw:marker-start-center="false" draw:marker-end="" draw:marker-end-width="0.199cm" draw:marker-end-center="false" draw:fill="solid" draw:fill-color="#f5bbed" draw:textarea-horizontal-align="left" draw:textarea-vertical-align="top" draw:auto-grow-height="false" fo:min-height="0.937cm" fo:min-width="0cm" fo:padding-top="0.229cm" fo:padding-bottom="0.229cm" fo:padding-left="0.441cm" fo:padding-right="0.441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stroke-linejoin="miter" draw:fill="none" draw:fill-color="#ffffff" draw:textarea-horizontal-align="left" draw:textarea-vertical-align="top" draw:auto-grow-height="false" fo:min-height="0.633cm" fo:min-width="0.208cm" fo:padding-top="0.212cm" fo:padding-bottom="0.212cm" fo:padding-left="0.423cm" fo:padding-right="0.423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stroke-linejoin="miter" draw:fill="solid" draw:fill-color="#ffffff" draw:textarea-horizontal-align="left" draw:textarea-vertical-align="top" draw:auto-grow-height="false" fo:min-height="0cm" fo:min-width="0cm" fo:padding-top="0.213cm" fo:padding-bottom="0.213cm" fo:padding-left="0.425cm" fo:padding-right="0.42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stroke-linejoin="miter" draw:fill="solid" draw:fill-color="#a9ce7b" draw:textarea-horizontal-align="left" draw:textarea-vertical-align="top" draw:auto-grow-height="false" fo:min-height="0cm" fo:min-width="0cm" fo:padding-top="0.213cm" fo:padding-bottom="0.213cm" fo:padding-left="0.425cm" fo:padding-right="0.425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8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f5bbed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9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b3b3b3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0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ecf191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1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2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b3b3b3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3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add9e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43" draw:name="Shape2_0" draw:style-name="gr14" draw:text-style-name="P48" svg:width="2.701cm" svg:height="0.715cm" draw:transform="rotate (0.0876155284501153) translate (1.13594444444444cm 1.20826388888889cm)">
        <draw:text-box>
          <text:p text:style-name="P41"><text:span text:style-name="T40">Série 1</text:span></text:p>
        </draw:text-box>
      </draw:frame>
      <text:list xml:id="list2211813901" text:style-name="_5f_Numérotation_20_des_20_exercices_20_livrets">
        <text:list-item>
          <text:p text:style-name="P38">Trois élèves ont <text:span text:style-name="T36">voulu </text:span>colori<text:span text:style-name="T18">er</text:span> un tiers de la surface d'un carré. <text:span text:style-name="T21">Les réponses sont-elles correctes </text:span><text:span text:style-name="T31">? Justifie.</text:span></text:p>
        </text:list-item>
      </text:list>
      <text:section text:style-name="Sect1" text:name="Section14">
        <text:p text:style-name="Standard">Hélène<text:tab/><text:tab/> <text:s text:c="5"/>Lucie<text:tab/> <text:s text:c="8"/>Jean</text:p>
        <text:p text:style-name="_5f_Paragraphe_20_livret_20_"><draw:g text:anchor-type="char" draw:z-index="18" draw:name="Shape12" draw:style-name="gr30"><draw:line draw:style-name="gr111" draw:text-style-name="P81" svg:x1="0.026cm" svg:y1="1.513cm" svg:x2="0.026cm" svg:y2="0.014cm"><text:p/></draw:line><draw:line draw:style-name="gr111" draw:text-style-name="P81" svg:x1="1.524cm" svg:y1="1.513cm" svg:x2="1.524cm" svg:y2="0.014cm"><text:p/></draw:line><draw:path draw:style-name="gr112" draw:text-style-name="P82" svg:width="0cm" svg:height="0.033cm" svg:x="1.524cm" svg:y="0.377cm" svg:viewBox="0 0 0 34" svg:d="M0 34c0-38 0-52 0 0z"><text:p/></draw:path><draw:line draw:style-name="gr112" draw:text-style-name="P82" svg:x1="1.525cm" svg:y1="0.014cm" svg:x2="0.026cm" svg:y2="0.014cm"><text:p/></draw:line><draw:path draw:style-name="gr113" draw:text-style-name="P83" svg:width="1.498cm" svg:height="0.749cm" svg:x="0.026cm" svg:y="0.769cm" svg:viewBox="0 0 1499 750" svg:d="M0 750c249-251 499-500 0 0 499 0 1000 0 1499 0-250-251-499-500-749-750z"><text:p/></draw:path><draw:line draw:style-name="gr111" draw:text-style-name="P81" svg:x1="0.026cm" svg:y1="1.513cm" svg:x2="1.525cm" svg:y2="0.014cm"><text:p/></draw:line><draw:line draw:style-name="gr111" draw:text-style-name="P81" svg:x1="0.026cm" svg:y1="0.014cm" svg:x2="1.525cm" svg:y2="1.513cm"><text:p/></draw:line><draw:line draw:style-name="gr114" draw:text-style-name="P84" svg:x1="1.527cm" svg:y1="1.517cm" svg:x2="0.026cm" svg:y2="1.517cm"><text:p/></draw:line></draw:g><draw:g text:anchor-type="char" draw:z-index="19" draw:name="Shape13" draw:style-name="gr30"><draw:line draw:style-name="gr107" draw:text-style-name="P44" svg:x1="4.286cm" svg:y1="1.481cm" svg:x2="4.286cm" svg:y2="-0.018cm"><text:p/></draw:line><draw:path draw:style-name="gr109" draw:text-style-name="P79" svg:width="0cm" svg:height="0.033cm" svg:x="4.286cm" svg:y="0.344cm" svg:viewBox="0 0 0 34" svg:d="M0 34c0-38 0-52 0 0z"><text:p/></draw:path><draw:line draw:style-name="gr109" draw:text-style-name="P79" svg:x1="4.286cm" svg:y1="1.483cm" svg:x2="2.787cm" svg:y2="1.483cm"><text:p/></draw:line><draw:line draw:style-name="gr107" draw:text-style-name="P44" svg:x1="3.537cm" svg:y1="1.481cm" svg:x2="4.287cm" svg:y2="-0.018cm"><text:p/></draw:line><draw:line draw:style-name="gr109" draw:text-style-name="P79" svg:x1="4.286cm" svg:y1="-0.018cm" svg:x2="2.787cm" svg:y2="-0.018cm"><text:p/></draw:line><draw:path draw:style-name="gr110" draw:text-style-name="P80" svg:width="0.749cm" svg:height="1.498cm" svg:x="2.787cm" svg:y="-0.018cm" svg:viewBox="0 0 750 1499" svg:d="M0 1499c0-499 0-1000 0-1499 249 499 499 1000 750 1499-251 0-501 0-750 0z"><text:p/></draw:path></draw:g><draw:g text:anchor-type="char" draw:z-index="20" draw:name="Shape14" draw:style-name="gr30"><draw:line draw:style-name="gr107" draw:text-style-name="P44" svg:x1="5.549cm" svg:y1="1.002cm" svg:x2="7.048cm" svg:y2="1.002cm"><text:p/></draw:line><draw:line draw:style-name="gr107" draw:text-style-name="P44" svg:x1="5.549cm" svg:y1="1.487cm" svg:x2="7.048cm" svg:y2="1.487cm"><text:p/></draw:line><draw:line draw:style-name="gr107" draw:text-style-name="P44" svg:x1="5.549cm" svg:y1="1.492cm" svg:x2="5.549cm" svg:y2="0.042cm"><text:p/></draw:line><draw:line draw:style-name="gr107" draw:text-style-name="P44" svg:x1="7.047cm" svg:y1="1.492cm" svg:x2="7.047cm" svg:y2="0.042cm"><text:p/></draw:line><draw:path draw:style-name="gr108" draw:text-style-name="P78" svg:width="1.498cm" svg:height="0.482cm" svg:x="5.549cm" svg:y="-0.014cm" svg:viewBox="0 0 1499 483" svg:d="M1499 483c0-160 0-322 0 0-499 0-1000 0-1499 0 499 0 1000 0 1499 0v-483c-499 0-1000 0-1499 0 499 0 1000 0 1499 0h-1499c0 161 0 323 0 483z"><text:p/></draw:path></draw:g></text:p>
        <text:p text:style-name="_5f_Paragraphe_20_livret_20_"/>
        <text:p text:style-name="_5f_Paragraphe_20_livret_20_"/>
        <text:p text:style-name="_5f_Paragraphe_20_livret_20_"/>
      </text:section>
      <text:list xml:id="list152957284871287" text:continue-numbering="true" text:style-name="_5f_Numérotation_20_des_20_exercices_20_livrets">
        <text:list-item>
          <text:list>
            <text:list-item>
              <text:p text:style-name="_5f_Paragraphe_20_livret_20_réponse_20_pointillé"><text:span text:style-name="T15">Hélène :</text:span> <text:span text:style-name="Character_5f_20_5f_style"><text:span text:style-name="T30">………………………………………………………………………….</text:span></text:span></text:p>
            </text:list-item>
          </text:list>
        </text:list-item>
      </text:list>
      <text:p text:style-name="FILET_5f_POINTILLES"><text:span text:style-name="Character_5f_20_5f_style"><text:span text:style-name="T26">………………………………………………………………………….</text:span></text:span></text:p>
      <text:list xml:id="list152957252618744" text:continue-numbering="true" text:style-name="_5f_Numérotation_20_des_20_exercices_20_livrets">
        <text:list-item>
          <text:list>
            <text:list-item>
              <text:p text:style-name="P35"><text:span text:style-name="T15">Lucie :</text:span> <text:span text:style-name="Character_5f_20_5f_style"><text:span text:style-name="T30">………………………………………………………………………...</text:span></text:span></text:p>
            </text:list-item>
          </text:list>
        </text:list-item>
      </text:list>
      <text:p text:style-name="P25"><text:span text:style-name="Character_5f_20_5f_style"><text:span text:style-name="T26">…………………………………………………………………………</text:span></text:span></text:p>
      <text:list xml:id="list152957130467845" text:continue-numbering="true" text:style-name="_5f_Numérotation_20_des_20_exercices_20_livrets">
        <text:list-item>
          <text:list>
            <text:list-item>
              <text:p text:style-name="P35"><text:span text:style-name="T15">Jean :</text:span> <text:span text:style-name="Character_5f_20_5f_style"><text:span text:style-name="T30">…………………………………………………………………………</text:span></text:span><text:span text:style-name="Character_5f_20_5f_style"><text:span text:style-name="T26">.</text:span></text:span></text:p>
            </text:list-item>
          </text:list>
        </text:list-item>
      </text:list>
      <text:p text:style-name="P25"><text:span text:style-name="Character_5f_20_5f_style"><text:span text:style-name="T26">…………………………………………………………………………</text:span></text:span></text:p>
      <text:list xml:id="list152957598032940" text:continue-numbering="true" text:style-name="_5f_Numérotation_20_des_20_exercices_20_livrets">
        <text:list-item>
          <text:p text:style-name="_5f_Titre_20_d_27_exercices_20_livret_20_sans_20_titre_20_avec_20_num_20_exo"><text:s/><text:span text:style-name="Character_5f_20_5f_style"><text:span text:style-name="T33">Pour chaque figure, i</text:span></text:span><text:span text:style-name="Character_5f_20_5f_style"><text:span text:style-name="T31">ndique la fraction de la surface totale qui est colorée.</text:span></text:span></text:p>
        </text:list-item>
      </text:list>
      <text:p text:style-name="_5f_Paragraphe_20_livret_20_"><draw:g text:anchor-type="char" draw:z-index="25" draw:name="Shape15" draw:style-name="gr30"><draw:g draw:style-name="gr16"><draw:custom-shape draw:style-name="gr90" draw:text-style-name="P71" svg:width="0.579cm" svg:height="0.518cm" svg:x="0.131cm" svg:y="0.092cm"><text:p/><draw:enhanced-geometry svg:viewBox="0 0 21600 21600" draw:mirror-horizontal="false" draw:mirror-vertical="false" draw:type="rectangle" draw:enhanced-path="M 0 0 L 21600 0 21600 21600 0 21600 0 0 Z N"/></draw:custom-shape><draw:custom-shape draw:style-name="gr91" draw:text-style-name="P72" svg:width="0.576cm" svg:height="0.518cm" svg:x="0.708cm" svg:y="0.092cm"><text:p/><draw:enhanced-geometry svg:viewBox="0 0 21600 21600" draw:mirror-horizontal="false" draw:mirror-vertical="false" draw:type="rectangle" draw:enhanced-path="M 0 0 L 21600 0 21600 21600 0 21600 0 0 Z N"/></draw:custom-shape><draw:custom-shape draw:style-name="gr92" draw:text-style-name="P72" svg:width="0.579cm" svg:height="0.516cm" svg:x="0.131cm" svg:y="0.607cm"><text:p/><draw:enhanced-geometry svg:viewBox="0 0 21600 21600" draw:mirror-horizontal="false" draw:mirror-vertical="false" draw:type="rectangle" draw:enhanced-path="M 0 0 L 21600 0 21600 21600 0 21600 0 0 Z N"/></draw:custom-shape><draw:custom-shape draw:style-name="gr92" draw:text-style-name="P72" svg:width="0.576cm" svg:height="0.516cm" svg:x="0.708cm" svg:y="0.607cm"><text:p/><draw:enhanced-geometry svg:viewBox="0 0 21600 21600" draw:mirror-horizontal="false" draw:mirror-vertical="false" draw:type="rectangle" draw:enhanced-path="M 0 0 L 21600 0 21600 21600 0 21600 0 0 Z N"/></draw:custom-shape></draw:g><draw:g draw:style-name="gr16"><draw:custom-shape draw:style-name="gr93" draw:text-style-name="P71" svg:width="0.578cm" svg:height="0.519cm" svg:x="2.02cm" svg:y="0.09cm"><text:p/><draw:enhanced-geometry svg:viewBox="0 0 21600 21600" draw:mirror-horizontal="false" draw:mirror-vertical="false" draw:type="rectangle" draw:enhanced-path="M 0 0 L 21600 0 21600 21600 0 21600 0 0 Z N"/></draw:custom-shape><draw:custom-shape draw:style-name="gr93" draw:text-style-name="P71" svg:width="0.579cm" svg:height="0.519cm" svg:x="2.595cm" svg:y="0.09cm"><text:p/><draw:enhanced-geometry svg:viewBox="0 0 21600 21600" draw:mirror-horizontal="false" draw:mirror-vertical="false" draw:type="rectangle" draw:enhanced-path="M 0 0 L 21600 0 21600 21600 0 21600 0 0 Z N"/></draw:custom-shape><draw:custom-shape draw:style-name="gr94" draw:text-style-name="P72" svg:width="0.578cm" svg:height="0.519cm" svg:x="2.02cm" svg:y="0.603cm"><text:p/><draw:enhanced-geometry svg:viewBox="0 0 21600 21600" draw:mirror-horizontal="false" draw:mirror-vertical="false" draw:type="rectangle" draw:enhanced-path="M 0 0 L 21600 0 21600 21600 0 21600 0 0 Z N"/></draw:custom-shape><draw:custom-shape draw:style-name="gr93" draw:text-style-name="P71" svg:width="0.579cm" svg:height="0.519cm" svg:x="2.595cm" svg:y="0.603cm"><text:p/><draw:enhanced-geometry svg:viewBox="0 0 21600 21600" draw:mirror-horizontal="false" draw:mirror-vertical="false" draw:type="rectangle" draw:enhanced-path="M 0 0 L 21600 0 21600 21600 0 21600 0 0 Z N"/></draw:custom-shape></draw:g><draw:g draw:style-name="gr16"><draw:custom-shape draw:style-name="gr94" draw:text-style-name="P72" svg:width="0.578cm" svg:height="0.519cm" svg:x="3.932cm" svg:y="0.09cm"><text:p/><draw:enhanced-geometry svg:viewBox="0 0 21600 21600" draw:mirror-horizontal="false" draw:mirror-vertical="false" draw:type="rectangle" draw:enhanced-path="M 0 0 L 21600 0 21600 21600 0 21600 0 0 Z N"/></draw:custom-shape><draw:custom-shape draw:style-name="gr94" draw:text-style-name="P72" svg:width="0.578cm" svg:height="0.519cm" svg:x="4.507cm" svg:y="0.09cm"><text:p/><draw:enhanced-geometry svg:viewBox="0 0 21600 21600" draw:mirror-horizontal="false" draw:mirror-vertical="false" draw:type="rectangle" draw:enhanced-path="M 0 0 L 21600 0 21600 21600 0 21600 0 0 Z N"/></draw:custom-shape><draw:custom-shape draw:style-name="gr93" draw:text-style-name="P71" svg:width="0.578cm" svg:height="0.519cm" svg:x="3.932cm" svg:y="0.603cm"><text:p/><draw:enhanced-geometry svg:viewBox="0 0 21600 21600" draw:mirror-horizontal="false" draw:mirror-vertical="false" draw:type="rectangle" draw:enhanced-path="M 0 0 L 21600 0 21600 21600 0 21600 0 0 Z N"/></draw:custom-shape><draw:custom-shape draw:style-name="gr93" draw:text-style-name="P71" svg:width="0.578cm" svg:height="0.519cm" svg:x="4.507cm" svg:y="0.603cm"><text:p/><draw:enhanced-geometry svg:viewBox="0 0 21600 21600" draw:mirror-horizontal="false" draw:mirror-vertical="false" draw:type="rectangle" draw:enhanced-path="M 0 0 L 21600 0 21600 21600 0 21600 0 0 Z N"/></draw:custom-shape></draw:g><draw:g draw:style-name="gr16"><draw:custom-shape draw:style-name="gr90" draw:text-style-name="P71" svg:width="0.579cm" svg:height="0.518cm" svg:x="5.874cm" svg:y="0.092cm"><text:p/><draw:enhanced-geometry svg:viewBox="0 0 21600 21600" draw:mirror-horizontal="false" draw:mirror-vertical="false" draw:type="rectangle" draw:enhanced-path="M 0 0 L 21600 0 21600 21600 0 21600 0 0 Z N"/></draw:custom-shape><draw:custom-shape draw:style-name="gr90" draw:text-style-name="P71" svg:width="0.578cm" svg:height="0.518cm" svg:x="6.449cm" svg:y="0.09cm"><text:p/><draw:enhanced-geometry svg:viewBox="0 0 21600 21600" draw:mirror-horizontal="false" draw:mirror-vertical="false" draw:type="rectangle" draw:enhanced-path="M 0 0 L 21600 0 21600 21600 0 21600 0 0 Z N"/></draw:custom-shape><draw:custom-shape draw:style-name="gr95" draw:text-style-name="P71" svg:width="0.579cm" svg:height="0.516cm" svg:x="5.874cm" svg:y="0.607cm"><text:p/><draw:enhanced-geometry svg:viewBox="0 0 21600 21600" draw:mirror-horizontal="false" draw:mirror-vertical="false" draw:type="rectangle" draw:enhanced-path="M 0 0 L 21600 0 21600 21600 0 21600 0 0 Z N"/></draw:custom-shape><draw:custom-shape draw:style-name="gr95" draw:text-style-name="P71" svg:width="0.578cm" svg:height="0.516cm" svg:x="6.449cm" svg:y="0.607cm"><text:p/><draw:enhanced-geometry svg:viewBox="0 0 21600 21600" draw:mirror-horizontal="false" draw:mirror-vertical="false" draw:type="rectangle" draw:enhanced-path="M 0 0 L 21600 0 21600 21600 0 21600 0 0 Z N"/></draw:custom-shape></draw:g></draw:g></text:p>
      <text:p text:style-name="_5f_Paragraphe_20_livret_20_"/>
      <text:p text:style-name="P27"/>
      <text:list xml:id="list152956972526023" text:continue-numbering="true" text:style-name="_5f_Numérotation_20_des_20_exercices_20_livrets">
        <text:list-item>
          <text:p text:style-name="_5f_Paragraphe_20_livret_20_réponse_20_élève"><text:s/><draw:frame draw:style-name="fr3" draw:name="Objet1" text:anchor-type="as-char" svg:y="-0.556cm" svg:width="0.94cm" svg:height="0.87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text:s text:c="4"/><draw:frame draw:style-name="fr3" draw:name="Objet2" text:anchor-type="as-char" svg:y="-0.556cm" svg:width="0.94cm" svg:height="0.87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text:s text:c="7"/><draw:frame draw:style-name="fr3" draw:name="Objet3" text:anchor-type="as-char" svg:y="-0.556cm" svg:width="0.94cm" svg:height="0.87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text:s text:c="6"/><draw:frame draw:style-name="fr3" draw:name="Objet4" text:anchor-type="as-char" svg:y="-0.556cm" svg:width="0.94cm" svg:height="0.87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</text:list-item>
      </text:list>
      <text:p text:style-name="P26"><draw:g text:anchor-type="char" draw:z-index="26" draw:name="Shape16" draw:style-name="gr30"><draw:g draw:style-name="gr16"><draw:custom-shape draw:style-name="gr82" draw:text-style-name="P67" svg:width="1.481cm" svg:height="1.486cm" svg:x="5.858cm" svg:y="0.171cm"><text:p/><draw:enhanced-geometry svg:viewBox="0 0 21600 21600" draw:text-areas="10799 0 21599 10799" draw:type="mso-spt100" draw:modifiers="-179.868309139686 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g draw:style-name="gr16"><draw:custom-shape draw:style-name="gr83" draw:text-style-name="P68" svg:width="1.497cm" svg:height="1.509cm" svg:x="5.863cm" svg:y="0.173cm"><text:p/><draw:enhanced-geometry svg:viewBox="0 0 21600 21600" draw:text-areas="1 0 21599 10799" draw:type="mso-spt100" draw:modifiers="0 0 21598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84" draw:text-style-name="P69" svg:width="1.498cm" svg:height="1.509cm" svg:x="5.859cm" svg:y="0.171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85" draw:text-style-name="P70" svg:x1="5.858cm" svg:y1="0.921cm" svg:x2="7.353cm" svg:y2="0.921cm"><text:p/></draw:line></draw:g></draw:g><draw:g draw:style-name="gr16"><draw:custom-shape draw:style-name="gr86" draw:text-style-name="P67" svg:width="1.484cm" svg:height="1.5cm" svg:x="3.91cm" svg:y="0.18cm"><text:p/><draw:enhanced-geometry svg:viewBox="0 0 21600 21600" draw:text-areas="5672 10799 16250 21599" draw:type="mso-spt100" draw:modifiers="59.4552732142407 118.856475830078 10425 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87" draw:text-style-name="P69" svg:width="1.498cm" svg:height="1.502cm" svg:x="3.91cm" svg:y="0.173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85" draw:text-style-name="P70" svg:x1="4.011cm" svg:y1="0.544cm" svg:x2="5.305cm" svg:y2="1.294cm"><text:p/></draw:line><draw:line draw:style-name="gr85" draw:text-style-name="P70" svg:x1="4.655cm" svg:y1="0.178cm" svg:x2="4.655cm" svg:y2="1.677cm"><text:p/></draw:line><draw:line draw:style-name="gr85" draw:text-style-name="P70" svg:x1="4.287cm" svg:y1="0.275cm" svg:x2="5.034cm" svg:y2="1.574cm"><text:p/></draw:line><draw:line draw:style-name="gr85" draw:text-style-name="P70" svg:x1="5.028cm" svg:y1="0.275cm" svg:x2="4.281cm" svg:y2="1.574cm"><text:p/></draw:line><draw:line draw:style-name="gr85" draw:text-style-name="P70" svg:x1="4.011cm" svg:y1="1.301cm" svg:x2="5.305cm" svg:y2="0.551cm"><text:p/></draw:line><draw:line draw:style-name="gr85" draw:text-style-name="P70" svg:x1="3.909cm" svg:y1="0.925cm" svg:x2="5.404cm" svg:y2="0.925cm"><text:p/></draw:line></draw:g><draw:g draw:style-name="gr16"><draw:custom-shape draw:style-name="gr88" draw:text-style-name="P67" svg:width="1.498cm" svg:height="1.502cm" svg:x="0.035cm" svg:y="0.173cm"><text:p/><draw:enhanced-geometry svg:viewBox="0 0 21600 21600" draw:text-areas="1569 0 21599 21599" draw:type="mso-spt100" draw:modifiers="-149.240814208984 149.036773681641 18561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87" draw:text-style-name="P69" svg:width="1.498cm" svg:height="1.502cm" svg:x="0.037cm" svg:y="0.171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85" draw:text-style-name="P70" svg:x1="0.039cm" svg:y1="0.921cm" svg:x2="1.532cm" svg:y2="0.921cm"><text:p/></draw:line><draw:line draw:style-name="gr85" draw:text-style-name="P70" svg:x1="1.158cm" svg:y1="0.274cm" svg:x2="0.411cm" svg:y2="1.573cm"><text:p/></draw:line><draw:line draw:style-name="gr85" draw:text-style-name="P70" svg:x1="0.411cm" svg:y1="0.274cm" svg:x2="1.158cm" svg:y2="1.573cm"><text:p/></draw:line><draw:line draw:style-name="gr85" draw:text-style-name="P70" svg:x1="0.785cm" svg:y1="0.177cm" svg:x2="0.785cm" svg:y2="1.676cm"><text:p/></draw:line><draw:line draw:style-name="gr85" draw:text-style-name="P70" svg:x1="0.141cm" svg:y1="0.547cm" svg:x2="1.434cm" svg:y2="1.296cm"><text:p/></draw:line><draw:line draw:style-name="gr85" draw:text-style-name="P70" svg:x1="0.143cm" svg:y1="1.307cm" svg:x2="1.436cm" svg:y2="0.558cm"><text:p/></draw:line></draw:g><draw:g draw:style-name="gr16"><draw:custom-shape draw:style-name="gr86" draw:text-style-name="P67" svg:width="1.458cm" svg:height="1.502cm" svg:x="2.071cm" svg:y="0.183cm"><text:p/><draw:enhanced-geometry svg:viewBox="0 0 21600 21600" draw:text-areas="10799 0 21599 10799" draw:type="mso-spt100" draw:modifiers="270 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89" draw:text-style-name="P69" svg:width="1.46cm" svg:height="1.502cm" svg:x="2.072cm" svg:y="0.183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85" draw:text-style-name="P70" svg:x1="2.062cm" svg:y1="0.928cm" svg:x2="3.518cm" svg:y2="0.928cm"><text:p/></draw:line><draw:line draw:style-name="gr85" draw:text-style-name="P70" svg:x1="2.794cm" svg:y1="0.184cm" svg:x2="2.794cm" svg:y2="1.685cm"><text:p/></draw:line></draw:g></draw:g></text:p>
      <text:p text:style-name="_5f_Paragraphe_20_livret_20_"/>
      <text:p text:style-name="_5f_Paragraphe_20_livret_20_"/>
      <text:h text:style-name="P40" text:outline-level="1"><draw:frame draw:style-name="fr3" draw:name="Objet13" text:anchor-type="as-char" svg:y="-0.556cm" svg:width="0.94cm" svg:height="0.87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37"><text:s text:c="6"/></text:span><text:span text:style-name="T37"><draw:frame draw:style-name="fr3" draw:name="Objet14" text:anchor-type="as-char" svg:y="-0.556cm" svg:width="0.94cm" svg:height="0.87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7"><text:s text:c="6"/></text:span><text:span text:style-name="T37"><draw:frame draw:style-name="fr3" draw:name="Objet5" text:anchor-type="as-char" svg:y="-0.556cm" svg:width="0.94cm" svg:height="0.87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7"><text:s text:c="6"/></text:span><text:span text:style-name="T37"><draw:frame draw:style-name="fr3" draw:name="Objet6" text:anchor-type="as-char" svg:y="-0.556cm" svg:width="0.94cm" svg:height="0.87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h>
      <text:p text:style-name="_5f_Paragraphe_20_livret_20_"><draw:g text:anchor-type="char" draw:z-index="24" draw:name="Shape17" draw:style-name="gr30"><draw:g draw:style-name="gr16"><draw:custom-shape draw:style-name="gr96" draw:text-style-name="P73" svg:width="1.495cm" svg:height="1.5cm" svg:x="5.951cm" svg:y="0.404cm"><text:p/><draw:enhanced-geometry svg:viewBox="0 0 21600 21600" draw:text-areas="0 1474 21599 21599" draw:type="mso-spt100" draw:modifiers="0.514297485351563 -120.633834838867 21600 18586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97" draw:text-style-name="P74" svg:width="1.495cm" svg:height="1.504cm" svg:x="5.95cm" svg:y="0.401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98" draw:text-style-name="P75" svg:x1="5.948cm" svg:y1="1.15cm" svg:x2="7.442cm" svg:y2="1.15cm"><text:p/></draw:line><draw:line draw:style-name="gr98" draw:text-style-name="P75" svg:x1="7.064cm" svg:y1="0.501cm" svg:x2="6.315cm" svg:y2="1.801cm"><text:p/></draw:line><draw:line draw:style-name="gr98" draw:text-style-name="P75" svg:x1="6.315cm" svg:y1="0.501cm" svg:x2="7.064cm" svg:y2="1.801cm"><text:p/></draw:line></draw:g><draw:g draw:style-name="gr16"><draw:custom-shape draw:style-name="gr99" draw:text-style-name="P73" svg:width="1.498cm" svg:height="1.5cm" svg:x="0.069cm" svg:y="0.397cm"><text:p/><draw:enhanced-geometry svg:viewBox="0 0 21600 21600" draw:text-areas="0 1474 21599 21599" draw:type="mso-spt100" draw:modifiers="-28.9196319580078 -120.017654418945 21600 18703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00" draw:text-style-name="P74" svg:width="1.498cm" svg:height="1.5cm" svg:x="0.067cm" svg:y="0.394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98" draw:text-style-name="P75" svg:x1="0.168cm" svg:y1="0.762cm" svg:x2="1.463cm" svg:y2="1.511cm"><text:p/></draw:line><draw:line draw:style-name="gr98" draw:text-style-name="P75" svg:x1="0.81cm" svg:y1="0.392cm" svg:x2="0.81cm" svg:y2="1.889cm"><text:p/></draw:line><draw:line draw:style-name="gr98" draw:text-style-name="P75" svg:x1="0.443cm" svg:y1="0.494cm" svg:x2="1.19cm" svg:y2="1.791cm"><text:p/></draw:line><draw:line draw:style-name="gr98" draw:text-style-name="P75" svg:x1="1.19cm" svg:y1="0.494cm" svg:x2="0.443cm" svg:y2="1.791cm"><text:p/></draw:line><draw:line draw:style-name="gr98" draw:text-style-name="P75" svg:x1="0.168cm" svg:y1="1.518cm" svg:x2="1.463cm" svg:y2="0.769cm"><text:p/></draw:line><draw:line draw:style-name="gr98" draw:text-style-name="P75" svg:x1="0.069cm" svg:y1="1.146cm" svg:x2="1.565cm" svg:y2="1.146cm"><text:p/></draw:line></draw:g><draw:g draw:style-name="gr16"><draw:custom-shape draw:style-name="gr101" draw:text-style-name="P73" svg:width="1.498cm" svg:height="1.495cm" svg:x="2.067cm" svg:y="0.404cm"><text:p/><draw:enhanced-geometry svg:viewBox="0 0 21600 21600" draw:text-areas="0 0 21599 21599" draw:type="mso-spt100" draw:modifiers="60.6858367919922 29.9135131835937 2160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02" draw:text-style-name="P74" svg:width="1.498cm" svg:height="1.495cm" svg:x="2.064cm" svg:y="0.401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98" draw:text-style-name="P75" svg:x1="2.06cm" svg:y1="1.147cm" svg:x2="3.556cm" svg:y2="1.147cm"><text:p/></draw:line><draw:line draw:style-name="gr98" draw:text-style-name="P75" svg:x1="2.808cm" svg:y1="0.404cm" svg:x2="2.808cm" svg:y2="1.896cm"><text:p/></draw:line><draw:line draw:style-name="gr98" draw:text-style-name="P75" svg:x1="2.165cm" svg:y1="0.777cm" svg:x2="3.46cm" svg:y2="1.526cm"><text:p/></draw:line><draw:line draw:style-name="gr98" draw:text-style-name="P75" svg:x1="2.441cm" svg:y1="0.508cm" svg:x2="3.185cm" svg:y2="1.8cm"><text:p/></draw:line><draw:line draw:style-name="gr98" draw:text-style-name="P75" svg:x1="3.184cm" svg:y1="0.501cm" svg:x2="2.44cm" svg:y2="1.793cm"><text:p/></draw:line><draw:line draw:style-name="gr98" draw:text-style-name="P75" svg:x1="2.165cm" svg:y1="1.526cm" svg:x2="3.46cm" svg:y2="0.777cm"><text:p/></draw:line></draw:g><draw:g draw:style-name="gr16"><draw:custom-shape draw:style-name="gr103" draw:text-style-name="P73" svg:width="1.495cm" svg:height="1.497cm" svg:x="4.015cm" svg:y="0.406cm"><text:p/><draw:enhanced-geometry svg:viewBox="0 0 21600 21600" draw:text-areas="0 1474 10799 21599" draw:type="mso-spt100" draw:modifiers="90.5786590576172 -120.392425537109 21600 18632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04" draw:text-style-name="P74" svg:width="1.497cm" svg:height="1.498cm" svg:x="4.011cm" svg:y="0.399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98" draw:text-style-name="P75" svg:x1="4.011cm" svg:y1="1.146cm" svg:x2="5.503cm" svg:y2="1.146cm"><text:p/></draw:line><draw:line draw:style-name="gr98" draw:text-style-name="P75" svg:x1="5.129cm" svg:y1="0.501cm" svg:x2="4.383cm" svg:y2="1.796cm"><text:p/></draw:line><draw:line draw:style-name="gr98" draw:text-style-name="P75" svg:x1="4.383cm" svg:y1="0.501cm" svg:x2="5.129cm" svg:y2="1.796cm"><text:p/></draw:line><draw:line draw:style-name="gr98" draw:text-style-name="P75" svg:x1="4.112cm" svg:y1="0.769cm" svg:x2="5.404cm" svg:y2="1.516cm"><text:p/></draw:line><draw:line draw:style-name="gr98" draw:text-style-name="P75" svg:x1="4.757cm" svg:y1="0.404cm" svg:x2="4.757cm" svg:y2="1.899cm"><text:p/></draw:line><draw:line draw:style-name="gr98" draw:text-style-name="P75" svg:x1="4.114cm" svg:y1="1.524cm" svg:x2="5.406cm" svg:y2="0.777cm"><text:p/></draw:line><draw:line draw:style-name="gr98" draw:text-style-name="P75" svg:x1="4.038cm" svg:y1="0.956cm" svg:x2="5.479cm" svg:y2="1.343cm"><text:p/></draw:line><draw:line draw:style-name="gr98" draw:text-style-name="P75" svg:x1="5.287cm" svg:y1="0.621cm" svg:x2="4.232cm" svg:y2="1.679cm"><text:p/></draw:line><draw:line draw:style-name="gr98" draw:text-style-name="P75" svg:x1="4.563cm" svg:y1="0.426cm" svg:x2="4.949cm" svg:y2="1.87cm"><text:p/></draw:line><draw:line draw:style-name="gr98" draw:text-style-name="P75" svg:x1="4.235cm" svg:y1="0.621cm" svg:x2="5.29cm" svg:y2="1.679cm"><text:p/></draw:line><draw:line draw:style-name="gr98" draw:text-style-name="P75" svg:x1="4.949cm" svg:y1="0.426cm" svg:x2="4.563cm" svg:y2="1.87cm"><text:p/></draw:line><draw:line draw:style-name="gr98" draw:text-style-name="P75" svg:x1="4.039cm" svg:y1="1.347cm" svg:x2="5.48cm" svg:y2="0.96cm"><text:p/></draw:line></draw:g></draw:g></text:p>
      <text:p text:style-name="_5f_Paragraphe_20_livret_20_"/>
      <text:p text:style-name="_5f_Paragraphe_20_livret_20_"/>
      <text:p text:style-name="_5f_Paragraphe_20_livret_20_"/>
      <text:p text:style-name="_5f_Paragraphe_20_livret_20_"><draw:frame draw:style-name="fr3" draw:name="Objet15" text:anchor-type="as-char" svg:y="-0.556cm" svg:width="0.94cm" svg:height="0.87cm" draw:z-index="9"><draw:object xlink:href="./Object 9" xlink:type="simple" xlink:show="embed" xlink:actuate="onLoad"/><draw:image xlink:href="./ObjectReplacements/Object 9" xlink:type="simple" xlink:show="embed" xlink:actuate="onLoad"/><svg:desc>formula</svg:desc></draw:frame><text:s text:c="6"/><draw:frame draw:style-name="fr3" draw:name="Objet16" text:anchor-type="as-char" svg:y="-0.556cm" svg:width="0.94cm" svg:height="0.87cm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text:s text:c="6"/><draw:frame draw:style-name="fr3" draw:name="Objet7" text:anchor-type="as-char" svg:y="-0.556cm" svg:width="0.94cm" svg:height="0.87cm" draw:z-index="49"><draw:object xlink:href="./Object 11" xlink:type="simple" xlink:show="embed" xlink:actuate="onLoad"/><draw:image xlink:href="./ObjectReplacements/Object 11" xlink:type="simple" xlink:show="embed" xlink:actuate="onLoad"/><svg:desc>formula</svg:desc></draw:frame><text:s text:c="7"/><draw:frame draw:style-name="fr3" draw:name="Objet8" text:anchor-type="as-char" svg:y="-0.556cm" svg:width="0.94cm" svg:height="0.87cm" draw:z-index="5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_5f_Paragraphe_20_livret_20_"><draw:g text:anchor-type="char" draw:z-index="23" draw:name="Shape18" draw:style-name="gr30"><draw:custom-shape draw:style-name="gr105" draw:text-style-name="P76" svg:width="0.412cm" svg:height="0.406cm" svg:x="6.216cm" svg:y="0.272cm"><text:p/><draw:enhanced-geometry svg:viewBox="0 0 21600 21600" draw:type="rectangle" draw:enhanced-path="M 0 0 L 21600 0 21600 21600 0 21600 0 0 Z N"/></draw:custom-shape><draw:custom-shape draw:style-name="gr105" draw:text-style-name="P76" svg:width="0.405cm" svg:height="0.406cm" svg:x="6.627cm" svg:y="0.272cm"><text:p/><draw:enhanced-geometry svg:viewBox="0 0 21600 21600" draw:type="rectangle" draw:enhanced-path="M 0 0 L 21600 0 21600 21600 0 21600 0 0 Z N"/></draw:custom-shape><draw:custom-shape draw:style-name="gr105" draw:text-style-name="P76" svg:width="0.414cm" svg:height="0.406cm" svg:x="7.026cm" svg:y="0.272cm"><text:p/><draw:enhanced-geometry svg:viewBox="0 0 21600 21600" draw:type="rectangle" draw:enhanced-path="M 0 0 L 21600 0 21600 21600 0 21600 0 0 Z N"/></draw:custom-shape><draw:custom-shape draw:style-name="gr105" draw:text-style-name="P76" svg:width="0.406cm" svg:height="0.406cm" svg:x="7.438cm" svg:y="0.272cm"><text:p/><draw:enhanced-geometry svg:viewBox="0 0 21600 21600" draw:type="rectangle" draw:enhanced-path="M 0 0 L 21600 0 21600 21600 0 21600 0 0 Z N"/></draw:custom-shape><draw:custom-shape draw:style-name="gr105" draw:text-style-name="P76" svg:width="0.412cm" svg:height="0.408cm" svg:x="6.216cm" svg:y="0.678cm"><text:p/><draw:enhanced-geometry svg:viewBox="0 0 21600 21600" draw:type="rectangle" draw:enhanced-path="M 0 0 L 21600 0 21600 21600 0 21600 0 0 Z N"/></draw:custom-shape><draw:custom-shape draw:style-name="gr105" draw:text-style-name="P76" svg:width="0.405cm" svg:height="0.408cm" svg:x="6.627cm" svg:y="0.678cm"><text:p/><draw:enhanced-geometry svg:viewBox="0 0 21600 21600" draw:type="rectangle" draw:enhanced-path="M 0 0 L 21600 0 21600 21600 0 21600 0 0 Z N"/></draw:custom-shape><draw:custom-shape draw:style-name="gr105" draw:text-style-name="P76" svg:width="0.414cm" svg:height="0.408cm" svg:x="7.026cm" svg:y="0.678cm"><text:p/><draw:enhanced-geometry svg:viewBox="0 0 21600 21600" draw:type="rectangle" draw:enhanced-path="M 0 0 L 21600 0 21600 21600 0 21600 0 0 Z N"/></draw:custom-shape><draw:custom-shape draw:style-name="gr105" draw:text-style-name="P76" svg:width="0.406cm" svg:height="0.408cm" svg:x="7.438cm" svg:y="0.678cm"><text:p/><draw:enhanced-geometry svg:viewBox="0 0 21600 21600" draw:type="rectangle" draw:enhanced-path="M 0 0 L 21600 0 21600 21600 0 21600 0 0 Z N"/></draw:custom-shape><draw:custom-shape draw:style-name="gr106" draw:text-style-name="P77" svg:width="0.412cm" svg:height="0.406cm" svg:x="6.216cm" svg:y="1.085cm"><text:p/><draw:enhanced-geometry svg:viewBox="0 0 21600 21600" draw:type="rectangle" draw:enhanced-path="M 0 0 L 21600 0 21600 21600 0 21600 0 0 Z N"/></draw:custom-shape><draw:custom-shape draw:style-name="gr106" draw:text-style-name="P77" svg:width="0.405cm" svg:height="0.406cm" svg:x="6.627cm" svg:y="1.085cm"><text:p/><draw:enhanced-geometry svg:viewBox="0 0 21600 21600" draw:type="rectangle" draw:enhanced-path="M 0 0 L 21600 0 21600 21600 0 21600 0 0 Z N"/></draw:custom-shape><draw:custom-shape draw:style-name="gr105" draw:text-style-name="P76" svg:width="0.414cm" svg:height="0.406cm" svg:x="7.026cm" svg:y="1.085cm"><text:p/><draw:enhanced-geometry svg:viewBox="0 0 21600 21600" draw:type="rectangle" draw:enhanced-path="M 0 0 L 21600 0 21600 21600 0 21600 0 0 Z N"/></draw:custom-shape><draw:custom-shape draw:style-name="gr105" draw:text-style-name="P76" svg:width="0.406cm" svg:height="0.406cm" svg:x="7.438cm" svg:y="1.085cm"><text:p/><draw:enhanced-geometry svg:viewBox="0 0 21600 21600" draw:type="rectangle" draw:enhanced-path="M 0 0 L 21600 0 21600 21600 0 21600 0 0 Z N"/></draw:custom-shape><draw:custom-shape draw:style-name="gr106" draw:text-style-name="P77" svg:width="0.412cm" svg:height="0.408cm" svg:x="6.216cm" svg:y="1.487cm"><text:p/><draw:enhanced-geometry svg:viewBox="0 0 21600 21600" draw:type="rectangle" draw:enhanced-path="M 0 0 L 21600 0 21600 21600 0 21600 0 0 Z N"/></draw:custom-shape><draw:custom-shape draw:style-name="gr106" draw:text-style-name="P77" svg:width="0.405cm" svg:height="0.408cm" svg:x="6.627cm" svg:y="1.487cm"><text:p/><draw:enhanced-geometry svg:viewBox="0 0 21600 21600" draw:type="rectangle" draw:enhanced-path="M 0 0 L 21600 0 21600 21600 0 21600 0 0 Z N"/></draw:custom-shape><draw:custom-shape draw:style-name="gr105" draw:text-style-name="P76" svg:width="0.414cm" svg:height="0.408cm" svg:x="7.026cm" svg:y="1.487cm"><text:p/><draw:enhanced-geometry svg:viewBox="0 0 21600 21600" draw:type="rectangle" draw:enhanced-path="M 0 0 L 21600 0 21600 21600 0 21600 0 0 Z N"/></draw:custom-shape><draw:custom-shape draw:style-name="gr105" draw:text-style-name="P76" svg:width="0.406cm" svg:height="0.408cm" svg:x="7.438cm" svg:y="1.487cm"><text:p/><draw:enhanced-geometry svg:viewBox="0 0 21600 21600" draw:type="rectangle" draw:enhanced-path="M 0 0 L 21600 0 21600 21600 0 21600 0 0 Z N"/></draw:custom-shape></draw:g><draw:g text:anchor-type="char" draw:z-index="21" draw:name="Shape19" draw:style-name="gr30"><draw:custom-shape draw:style-name="gr106" draw:text-style-name="P77" svg:width="0.406cm" svg:height="0.406cm" svg:x="0.804cm" svg:y="0.272cm"><text:p/><draw:enhanced-geometry svg:viewBox="0 0 21600 21600" draw:type="rectangle" draw:enhanced-path="M 0 0 L 21600 0 21600 21600 0 21600 0 0 Z N"/></draw:custom-shape><draw:custom-shape draw:style-name="gr106" draw:text-style-name="P77" svg:width="0.408cm" svg:height="0.406cm" svg:x="1.21cm" svg:y="0.272cm"><text:p/><draw:enhanced-geometry svg:viewBox="0 0 21600 21600" draw:type="rectangle" draw:enhanced-path="M 0 0 L 21600 0 21600 21600 0 21600 0 0 Z N"/></draw:custom-shape><draw:custom-shape draw:style-name="gr106" draw:text-style-name="P77" svg:width="0.405cm" svg:height="0.406cm" svg:x="1.617cm" svg:y="0.272cm"><text:p/><draw:enhanced-geometry svg:viewBox="0 0 21600 21600" draw:type="rectangle" draw:enhanced-path="M 0 0 L 21600 0 21600 21600 0 21600 0 0 Z N"/></draw:custom-shape><draw:custom-shape draw:style-name="gr106" draw:text-style-name="P77" svg:width="0.412cm" svg:height="0.406cm" svg:x="2.021cm" svg:y="0.272cm"><text:p/><draw:enhanced-geometry svg:viewBox="0 0 21600 21600" draw:type="rectangle" draw:enhanced-path="M 0 0 L 21600 0 21600 21600 0 21600 0 0 Z N"/></draw:custom-shape><draw:custom-shape draw:style-name="gr106" draw:text-style-name="P77" svg:width="0.406cm" svg:height="0.408cm" svg:x="0.804cm" svg:y="0.678cm"><text:p/><draw:enhanced-geometry svg:viewBox="0 0 21600 21600" draw:type="rectangle" draw:enhanced-path="M 0 0 L 21600 0 21600 21600 0 21600 0 0 Z N"/></draw:custom-shape><draw:custom-shape draw:style-name="gr106" draw:text-style-name="P77" svg:width="0.408cm" svg:height="0.408cm" svg:x="1.21cm" svg:y="0.678cm"><text:p/><draw:enhanced-geometry svg:viewBox="0 0 21600 21600" draw:type="rectangle" draw:enhanced-path="M 0 0 L 21600 0 21600 21600 0 21600 0 0 Z N"/></draw:custom-shape><draw:custom-shape draw:style-name="gr106" draw:text-style-name="P77" svg:width="0.405cm" svg:height="0.408cm" svg:x="1.617cm" svg:y="0.678cm"><text:p/><draw:enhanced-geometry svg:viewBox="0 0 21600 21600" draw:type="rectangle" draw:enhanced-path="M 0 0 L 21600 0 21600 21600 0 21600 0 0 Z N"/></draw:custom-shape><draw:custom-shape draw:style-name="gr106" draw:text-style-name="P77" svg:width="0.412cm" svg:height="0.408cm" svg:x="2.021cm" svg:y="0.678cm"><text:p/><draw:enhanced-geometry svg:viewBox="0 0 21600 21600" draw:type="rectangle" draw:enhanced-path="M 0 0 L 21600 0 21600 21600 0 21600 0 0 Z N"/></draw:custom-shape><draw:custom-shape draw:style-name="gr106" draw:text-style-name="P77" svg:width="0.406cm" svg:height="0.406cm" svg:x="0.804cm" svg:y="1.085cm"><text:p/><draw:enhanced-geometry svg:viewBox="0 0 21600 21600" draw:type="rectangle" draw:enhanced-path="M 0 0 L 21600 0 21600 21600 0 21600 0 0 Z N"/></draw:custom-shape><draw:custom-shape draw:style-name="gr106" draw:text-style-name="P77" svg:width="0.408cm" svg:height="0.406cm" svg:x="1.21cm" svg:y="1.085cm"><text:p/><draw:enhanced-geometry svg:viewBox="0 0 21600 21600" draw:type="rectangle" draw:enhanced-path="M 0 0 L 21600 0 21600 21600 0 21600 0 0 Z N"/></draw:custom-shape><draw:custom-shape draw:style-name="gr105" draw:text-style-name="P76" svg:width="0.405cm" svg:height="0.406cm" svg:x="1.617cm" svg:y="1.085cm"><text:p/><draw:enhanced-geometry svg:viewBox="0 0 21600 21600" draw:type="rectangle" draw:enhanced-path="M 0 0 L 21600 0 21600 21600 0 21600 0 0 Z N"/></draw:custom-shape><draw:custom-shape draw:style-name="gr105" draw:text-style-name="P76" svg:width="0.412cm" svg:height="0.406cm" svg:x="2.021cm" svg:y="1.085cm"><text:p/><draw:enhanced-geometry svg:viewBox="0 0 21600 21600" draw:type="rectangle" draw:enhanced-path="M 0 0 L 21600 0 21600 21600 0 21600 0 0 Z N"/></draw:custom-shape><draw:custom-shape draw:style-name="gr105" draw:text-style-name="P76" svg:width="0.406cm" svg:height="0.408cm" svg:x="0.804cm" svg:y="1.487cm"><text:p/><draw:enhanced-geometry svg:viewBox="0 0 21600 21600" draw:type="rectangle" draw:enhanced-path="M 0 0 L 21600 0 21600 21600 0 21600 0 0 Z N"/></draw:custom-shape><draw:custom-shape draw:style-name="gr105" draw:text-style-name="P76" svg:width="0.408cm" svg:height="0.408cm" svg:x="1.21cm" svg:y="1.487cm"><text:p/><draw:enhanced-geometry svg:viewBox="0 0 21600 21600" draw:type="rectangle" draw:enhanced-path="M 0 0 L 21600 0 21600 21600 0 21600 0 0 Z N"/></draw:custom-shape><draw:custom-shape draw:style-name="gr105" draw:text-style-name="P76" svg:width="0.405cm" svg:height="0.408cm" svg:x="1.617cm" svg:y="1.487cm"><text:p/><draw:enhanced-geometry svg:viewBox="0 0 21600 21600" draw:type="rectangle" draw:enhanced-path="M 0 0 L 21600 0 21600 21600 0 21600 0 0 Z N"/></draw:custom-shape><draw:custom-shape draw:style-name="gr105" draw:text-style-name="P76" svg:width="0.412cm" svg:height="0.408cm" svg:x="2.021cm" svg:y="1.487cm"><text:p/><draw:enhanced-geometry svg:viewBox="0 0 21600 21600" draw:type="rectangle" draw:enhanced-path="M 0 0 L 21600 0 21600 21600 0 21600 0 0 Z N"/></draw:custom-shape></draw:g><draw:g text:anchor-type="char" draw:z-index="22" draw:name="Shape20" draw:style-name="gr30"><draw:custom-shape draw:style-name="gr105" draw:text-style-name="P76" svg:width="0.408cm" svg:height="0.406cm" svg:x="3.455cm" svg:y="0.272cm"><text:p/><draw:enhanced-geometry svg:viewBox="0 0 21600 21600" draw:type="rectangle" draw:enhanced-path="M 0 0 L 21600 0 21600 21600 0 21600 0 0 Z N"/></draw:custom-shape><draw:custom-shape draw:style-name="gr105" draw:text-style-name="P76" svg:width="0.408cm" svg:height="0.406cm" svg:x="3.861cm" svg:y="0.272cm"><text:p/><draw:enhanced-geometry svg:viewBox="0 0 21600 21600" draw:type="rectangle" draw:enhanced-path="M 0 0 L 21600 0 21600 21600 0 21600 0 0 Z N"/></draw:custom-shape><draw:custom-shape draw:style-name="gr106" draw:text-style-name="P77" svg:width="0.408cm" svg:height="0.406cm" svg:x="4.268cm" svg:y="0.272cm"><text:p/><draw:enhanced-geometry svg:viewBox="0 0 21600 21600" draw:type="rectangle" draw:enhanced-path="M 0 0 L 21600 0 21600 21600 0 21600 0 0 Z N"/></draw:custom-shape><draw:custom-shape draw:style-name="gr106" draw:text-style-name="P77" svg:width="0.406cm" svg:height="0.406cm" svg:x="4.676cm" svg:y="0.272cm"><text:p/><draw:enhanced-geometry svg:viewBox="0 0 21600 21600" draw:type="rectangle" draw:enhanced-path="M 0 0 L 21600 0 21600 21600 0 21600 0 0 Z N"/></draw:custom-shape><draw:custom-shape draw:style-name="gr106" draw:text-style-name="P77" svg:width="0.408cm" svg:height="0.408cm" svg:x="3.455cm" svg:y="0.678cm"><text:p/><draw:enhanced-geometry svg:viewBox="0 0 21600 21600" draw:type="rectangle" draw:enhanced-path="M 0 0 L 21600 0 21600 21600 0 21600 0 0 Z N"/></draw:custom-shape><draw:custom-shape draw:style-name="gr106" draw:text-style-name="P77" svg:width="0.408cm" svg:height="0.408cm" svg:x="3.861cm" svg:y="0.678cm"><text:p/><draw:enhanced-geometry svg:viewBox="0 0 21600 21600" draw:type="rectangle" draw:enhanced-path="M 0 0 L 21600 0 21600 21600 0 21600 0 0 Z N"/></draw:custom-shape><draw:custom-shape draw:style-name="gr106" draw:text-style-name="P77" svg:width="0.408cm" svg:height="0.408cm" svg:x="4.268cm" svg:y="0.678cm"><text:p/><draw:enhanced-geometry svg:viewBox="0 0 21600 21600" draw:type="rectangle" draw:enhanced-path="M 0 0 L 21600 0 21600 21600 0 21600 0 0 Z N"/></draw:custom-shape><draw:custom-shape draw:style-name="gr106" draw:text-style-name="P77" svg:width="0.406cm" svg:height="0.408cm" svg:x="4.676cm" svg:y="0.678cm"><text:p/><draw:enhanced-geometry svg:viewBox="0 0 21600 21600" draw:type="rectangle" draw:enhanced-path="M 0 0 L 21600 0 21600 21600 0 21600 0 0 Z N"/></draw:custom-shape><draw:custom-shape draw:style-name="gr106" draw:text-style-name="P77" svg:width="0.408cm" svg:height="0.406cm" svg:x="3.455cm" svg:y="1.085cm"><text:p/><draw:enhanced-geometry svg:viewBox="0 0 21600 21600" draw:type="rectangle" draw:enhanced-path="M 0 0 L 21600 0 21600 21600 0 21600 0 0 Z N"/></draw:custom-shape><draw:custom-shape draw:style-name="gr106" draw:text-style-name="P77" svg:width="0.408cm" svg:height="0.406cm" svg:x="3.861cm" svg:y="1.085cm"><text:p/><draw:enhanced-geometry svg:viewBox="0 0 21600 21600" draw:type="rectangle" draw:enhanced-path="M 0 0 L 21600 0 21600 21600 0 21600 0 0 Z N"/></draw:custom-shape><draw:custom-shape draw:style-name="gr106" draw:text-style-name="P77" svg:width="0.408cm" svg:height="0.406cm" svg:x="4.268cm" svg:y="1.085cm"><text:p/><draw:enhanced-geometry svg:viewBox="0 0 21600 21600" draw:type="rectangle" draw:enhanced-path="M 0 0 L 21600 0 21600 21600 0 21600 0 0 Z N"/></draw:custom-shape><draw:custom-shape draw:style-name="gr106" draw:text-style-name="P77" svg:width="0.406cm" svg:height="0.406cm" svg:x="4.676cm" svg:y="1.085cm"><text:p/><draw:enhanced-geometry svg:viewBox="0 0 21600 21600" draw:type="rectangle" draw:enhanced-path="M 0 0 L 21600 0 21600 21600 0 21600 0 0 Z N"/></draw:custom-shape><draw:custom-shape draw:style-name="gr106" draw:text-style-name="P77" svg:width="0.408cm" svg:height="0.408cm" svg:x="3.455cm" svg:y="1.487cm"><text:p/><draw:enhanced-geometry svg:viewBox="0 0 21600 21600" draw:type="rectangle" draw:enhanced-path="M 0 0 L 21600 0 21600 21600 0 21600 0 0 Z N"/></draw:custom-shape><draw:custom-shape draw:style-name="gr106" draw:text-style-name="P77" svg:width="0.408cm" svg:height="0.408cm" svg:x="3.861cm" svg:y="1.487cm"><text:p/><draw:enhanced-geometry svg:viewBox="0 0 21600 21600" draw:type="rectangle" draw:enhanced-path="M 0 0 L 21600 0 21600 21600 0 21600 0 0 Z N"/></draw:custom-shape><draw:custom-shape draw:style-name="gr106" draw:text-style-name="P77" svg:width="0.408cm" svg:height="0.408cm" svg:x="4.268cm" svg:y="1.487cm"><text:p/><draw:enhanced-geometry svg:viewBox="0 0 21600 21600" draw:type="rectangle" draw:enhanced-path="M 0 0 L 21600 0 21600 21600 0 21600 0 0 Z N"/></draw:custom-shape><draw:custom-shape draw:style-name="gr106" draw:text-style-name="P77" svg:width="0.406cm" svg:height="0.408cm" svg:x="4.676cm" svg:y="1.487cm"><text:p/><draw:enhanced-geometry svg:viewBox="0 0 21600 21600" draw:type="rectangle" draw:enhanced-path="M 0 0 L 21600 0 21600 21600 0 21600 0 0 Z N"/></draw:custom-shape></draw:g></text:p>
      <text:p text:style-name="_5f_Paragraphe_20_livret_20_"/>
      <text:p text:style-name="_5f_Paragraphe_20_livret_20_"/>
      <text:p text:style-name="_5f_Paragraphe_20_livret_20_"/>
      <text:p text:style-name="_5f_Paragraphe_20_livret_20_"><text:s text:c="9"/><draw:frame draw:style-name="fr3" draw:name="Objet17" text:anchor-type="as-char" svg:y="-0.556cm" svg:width="0.94cm" svg:height="0.87cm" draw:z-index="11"><draw:object xlink:href="./Object 13" xlink:type="simple" xlink:show="embed" xlink:actuate="onLoad"/><draw:image xlink:href="./ObjectReplacements/Object 13" xlink:type="simple" xlink:show="embed" xlink:actuate="onLoad"/><svg:desc>formula</svg:desc></draw:frame><text:s text:c="11"/><draw:frame draw:style-name="fr3" draw:name="Objet9" text:anchor-type="as-char" svg:y="-0.556cm" svg:width="0.94cm" svg:height="0.87cm" draw:z-index="12"><draw:object xlink:href="./Object 14" xlink:type="simple" xlink:show="embed" xlink:actuate="onLoad"/><draw:image xlink:href="./ObjectReplacements/Object 14" xlink:type="simple" xlink:show="embed" xlink:actuate="onLoad"/><svg:desc>formula</svg:desc></draw:frame><text:s text:c="13"/><draw:frame draw:style-name="fr3" draw:name="Objet10" text:anchor-type="as-char" svg:y="-0.556cm" svg:width="0.94cm" svg:height="0.87cm" draw:z-index="13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_5f_Paragraphe_20_livret_20_"><draw:g text:anchor-type="char" draw:z-index="40" draw:name="DrawObject4" draw:style-name="gr20"><draw:g draw:name="Shape23" draw:style-name="gr16"><draw:custom-shape draw:style-name="gr21" draw:text-style-name="P53" svg:width="1.625cm" svg:height="0.807cm" svg:x="6.191cm" svg:y="0.917cm"><text:p/><draw:enhanced-geometry svg:viewBox="0 0 21600 21600" draw:type="rectangle" draw:enhanced-path="M 0 0 L 21600 0 21600 21600 0 21600 0 0 Z N"/></draw:custom-shape><draw:custom-shape draw:style-name="gr22" draw:text-style-name="P53" svg:width="0.812cm" svg:height="0.805cm" svg:x="7.004cm" svg:y="0.111cm"><text:p/><draw:enhanced-geometry svg:viewBox="0 0 21600 21600" draw:type="rectangle" draw:enhanced-path="M 0 0 L 21600 0 21600 21600 0 21600 0 0 Z N"/></draw:custom-shape><draw:custom-shape draw:style-name="gr23" draw:text-style-name="P54" svg:width="0.406cm" svg:height="0.405cm" svg:x="6.191cm" svg:y="0.111cm"><text:p/><draw:enhanced-geometry svg:viewBox="0 0 21600 21600" draw:type="rectangle" draw:enhanced-path="M 0 0 L 21600 0 21600 21600 0 21600 0 0 Z N"/></draw:custom-shape><draw:custom-shape draw:style-name="gr23" draw:text-style-name="P54" svg:width="0.408cm" svg:height="0.405cm" svg:x="6.597cm" svg:y="0.111cm"><text:p/><draw:enhanced-geometry svg:viewBox="0 0 21600 21600" draw:type="rectangle" draw:enhanced-path="M 0 0 L 21600 0 21600 21600 0 21600 0 0 Z N"/></draw:custom-shape><draw:custom-shape draw:style-name="gr24" draw:text-style-name="P53" svg:width="0.408cm" svg:height="0.403cm" svg:x="6.597cm" svg:y="0.518cm"><text:p/><draw:enhanced-geometry svg:viewBox="0 0 21600 21600" draw:type="rectangle" draw:enhanced-path="M 0 0 L 21600 0 21600 21600 0 21600 0 0 Z N"/></draw:custom-shape><draw:custom-shape draw:style-name="gr23" draw:text-style-name="P54" svg:width="0.406cm" svg:height="0.403cm" svg:x="6.191cm" svg:y="0.518cm"><text:p/><draw:enhanced-geometry svg:viewBox="0 0 21600 21600" draw:type="rectangle" draw:enhanced-path="M 0 0 L 21600 0 21600 21600 0 21600 0 0 Z N"/></draw:custom-shape></draw:g><draw:g draw:name="DrawObject4" draw:style-name="gr25"><draw:g draw:name="Shape21" draw:style-name="gr25"><draw:custom-shape draw:style-name="gr26" draw:text-style-name="P53" svg:width="0.814cm" svg:height="0.805cm" svg:x="0.804cm" svg:y="0.093cm"><text:p/><draw:enhanced-geometry svg:viewBox="0 0 21600 21600" draw:type="rectangle" draw:enhanced-path="M 0 0 L 21600 0 21600 21600 0 21600 0 0 Z N"/></draw:custom-shape><draw:custom-shape draw:style-name="gr23" draw:text-style-name="P54" svg:width="0.41cm" svg:height="0.405cm" svg:x="1.615cm" svg:y="0.093cm"><text:p/><draw:enhanced-geometry svg:viewBox="0 0 21600 21600" draw:type="rectangle" draw:enhanced-path="M 0 0 L 21600 0 21600 21600 0 21600 0 0 Z N"/></draw:custom-shape><draw:custom-shape draw:style-name="gr23" draw:text-style-name="P54" svg:width="0.41cm" svg:height="0.405cm" svg:x="2.023cm" svg:y="0.093cm"><text:p/><draw:enhanced-geometry svg:viewBox="0 0 21600 21600" draw:type="rectangle" draw:enhanced-path="M 0 0 L 21600 0 21600 21600 0 21600 0 0 Z N"/></draw:custom-shape><draw:custom-shape draw:style-name="gr23" draw:text-style-name="P54" svg:width="0.41cm" svg:height="0.403cm" svg:x="2.023cm" svg:y="0.499cm"><text:p/><draw:enhanced-geometry svg:viewBox="0 0 21600 21600" draw:type="rectangle" draw:enhanced-path="M 0 0 L 21600 0 21600 21600 0 21600 0 0 Z N"/></draw:custom-shape><draw:custom-shape draw:style-name="gr23" draw:text-style-name="P54" svg:width="0.41cm" svg:height="0.403cm" svg:x="1.615cm" svg:y="0.897cm"><text:p/><draw:enhanced-geometry svg:viewBox="0 0 21600 21600" draw:type="rectangle" draw:enhanced-path="M 0 0 L 21600 0 21600 21600 0 21600 0 0 Z N"/></draw:custom-shape><draw:custom-shape draw:style-name="gr23" draw:text-style-name="P54" svg:width="0.41cm" svg:height="0.403cm" svg:x="2.023cm" svg:y="0.897cm"><text:p/><draw:enhanced-geometry svg:viewBox="0 0 21600 21600" draw:type="rectangle" draw:enhanced-path="M 0 0 L 21600 0 21600 21600 0 21600 0 0 Z N"/></draw:custom-shape><draw:custom-shape draw:style-name="gr23" draw:text-style-name="P54" svg:width="0.41cm" svg:height="0.403cm" svg:x="1.615cm" svg:y="1.3cm"><text:p/><draw:enhanced-geometry svg:viewBox="0 0 21600 21600" draw:type="rectangle" draw:enhanced-path="M 0 0 L 21600 0 21600 21600 0 21600 0 0 Z N"/></draw:custom-shape><draw:custom-shape draw:style-name="gr23" draw:text-style-name="P54" svg:width="0.41cm" svg:height="0.403cm" svg:x="2.023cm" svg:y="1.3cm"><text:p/><draw:enhanced-geometry svg:viewBox="0 0 21600 21600" draw:type="rectangle" draw:enhanced-path="M 0 0 L 21600 0 21600 21600 0 21600 0 0 Z N"/></draw:custom-shape><draw:custom-shape draw:style-name="gr23" draw:text-style-name="P54" svg:width="0.41cm" svg:height="0.403cm" svg:x="0.804cm" svg:y="0.896cm"><text:p/><draw:enhanced-geometry svg:viewBox="0 0 21600 21600" draw:type="rectangle" draw:enhanced-path="M 0 0 L 21600 0 21600 21600 0 21600 0 0 Z N"/></draw:custom-shape><draw:custom-shape draw:style-name="gr23" draw:text-style-name="P54" svg:width="0.406cm" svg:height="0.403cm" svg:x="1.211cm" svg:y="0.896cm"><text:p/><draw:enhanced-geometry svg:viewBox="0 0 21600 21600" draw:type="rectangle" draw:enhanced-path="M 0 0 L 21600 0 21600 21600 0 21600 0 0 Z N"/></draw:custom-shape><draw:custom-shape draw:style-name="gr23" draw:text-style-name="P54" svg:width="0.41cm" svg:height="0.405cm" svg:x="0.804cm" svg:y="1.298cm"><text:p/><draw:enhanced-geometry svg:viewBox="0 0 21600 21600" draw:type="rectangle" draw:enhanced-path="M 0 0 L 21600 0 21600 21600 0 21600 0 0 Z N"/></draw:custom-shape><draw:custom-shape draw:style-name="gr23" draw:text-style-name="P54" svg:width="0.406cm" svg:height="0.405cm" svg:x="1.211cm" svg:y="1.298cm"><text:p/><draw:enhanced-geometry svg:viewBox="0 0 21600 21600" draw:type="rectangle" draw:enhanced-path="M 0 0 L 21600 0 21600 21600 0 21600 0 0 Z N"/></draw:custom-shape><draw:custom-shape draw:style-name="gr23" draw:text-style-name="P54" svg:width="0.41cm" svg:height="0.403cm" svg:x="1.615cm" svg:y="0.499cm"><text:p/><draw:enhanced-geometry svg:viewBox="0 0 21600 21600" draw:type="rectangle" draw:enhanced-path="M 0 0 L 21600 0 21600 21600 0 21600 0 0 Z N"/></draw:custom-shape></draw:g><draw:custom-shape draw:name="Shape21" draw:style-name="gr24" draw:text-style-name="P53" svg:width="0.406cm" svg:height="0.405cm" svg:x="1.211cm" svg:y="0.093cm"><text:p/><draw:enhanced-geometry svg:viewBox="0 0 21600 21600" draw:type="rectangle" draw:enhanced-path="M 0 0 L 21600 0 21600 21600 0 21600 0 0 Z N"/></draw:custom-shape><draw:custom-shape draw:name="Shape22" draw:style-name="gr24" draw:text-style-name="P53" svg:width="0.406cm" svg:height="0.405cm" svg:x="0.806cm" svg:y="0.093cm"><text:p/><draw:enhanced-geometry svg:viewBox="0 0 21600 21600" draw:type="rectangle" draw:enhanced-path="M 0 0 L 21600 0 21600 21600 0 21600 0 0 Z N"/></draw:custom-shape><draw:custom-shape draw:name="Shape24" draw:style-name="gr24" draw:text-style-name="P53" svg:width="0.406cm" svg:height="0.405cm" svg:x="1.21cm" svg:y="0.492cm"><text:p/><draw:enhanced-geometry svg:viewBox="0 0 21600 21600" draw:type="rectangle" draw:enhanced-path="M 0 0 L 21600 0 21600 21600 0 21600 0 0 Z N"/></draw:custom-shape></draw:g><draw:g draw:name="DrawObject5" draw:style-name="gr16"><draw:g draw:name="Shape22" draw:style-name="gr16"><draw:custom-shape draw:style-name="gr24" draw:text-style-name="P53" svg:width="0.406cm" svg:height="0.405cm" svg:x="4.289cm" svg:y="0.123cm"><text:p/><draw:enhanced-geometry svg:viewBox="0 0 21600 21600" draw:type="rectangle" draw:enhanced-path="M 0 0 L 21600 0 21600 21600 0 21600 0 0 Z N"/></draw:custom-shape><draw:custom-shape draw:style-name="gr24" draw:text-style-name="P53" svg:width="0.408cm" svg:height="0.405cm" svg:x="4.695cm" svg:y="0.123cm"><text:p/><draw:enhanced-geometry svg:viewBox="0 0 21600 21600" draw:type="rectangle" draw:enhanced-path="M 0 0 L 21600 0 21600 21600 0 21600 0 0 Z N"/></draw:custom-shape><draw:custom-shape draw:style-name="gr24" draw:text-style-name="P53" svg:width="0.406cm" svg:height="0.403cm" svg:x="4.289cm" svg:y="0.529cm"><text:p/><draw:enhanced-geometry svg:viewBox="0 0 21600 21600" draw:type="rectangle" draw:enhanced-path="M 0 0 L 21600 0 21600 21600 0 21600 0 0 Z N"/></draw:custom-shape><draw:custom-shape draw:style-name="gr23" draw:text-style-name="P54" svg:width="0.408cm" svg:height="0.403cm" svg:x="4.695cm" svg:y="0.529cm"><text:p/><draw:enhanced-geometry svg:viewBox="0 0 21600 21600" draw:type="rectangle" draw:enhanced-path="M 0 0 L 21600 0 21600 21600 0 21600 0 0 Z N"/></draw:custom-shape><draw:custom-shape draw:style-name="gr23" draw:text-style-name="P54" svg:width="0.408cm" svg:height="0.403cm" svg:x="3.476cm" svg:y="0.927cm"><text:p/><draw:enhanced-geometry svg:viewBox="0 0 21600 21600" draw:type="rectangle" draw:enhanced-path="M 0 0 L 21600 0 21600 21600 0 21600 0 0 Z N"/></draw:custom-shape><draw:custom-shape draw:style-name="gr23" draw:text-style-name="P54" svg:width="0.408cm" svg:height="0.403cm" svg:x="3.882cm" svg:y="0.927cm"><text:p/><draw:enhanced-geometry svg:viewBox="0 0 21600 21600" draw:type="rectangle" draw:enhanced-path="M 0 0 L 21600 0 21600 21600 0 21600 0 0 Z N"/></draw:custom-shape><draw:custom-shape draw:style-name="gr23" draw:text-style-name="P54" svg:width="0.406cm" svg:height="0.403cm" svg:x="4.289cm" svg:y="0.927cm"><text:p/><draw:enhanced-geometry svg:viewBox="0 0 21600 21600" draw:type="rectangle" draw:enhanced-path="M 0 0 L 21600 0 21600 21600 0 21600 0 0 Z N"/></draw:custom-shape><draw:custom-shape draw:style-name="gr23" draw:text-style-name="P54" svg:width="0.408cm" svg:height="0.403cm" svg:x="4.695cm" svg:y="0.927cm"><text:p/><draw:enhanced-geometry svg:viewBox="0 0 21600 21600" draw:type="rectangle" draw:enhanced-path="M 0 0 L 21600 0 21600 21600 0 21600 0 0 Z N"/></draw:custom-shape><draw:custom-shape draw:style-name="gr23" draw:text-style-name="P54" svg:width="0.408cm" svg:height="0.403cm" svg:x="3.476cm" svg:y="1.328cm"><text:p/><draw:enhanced-geometry svg:viewBox="0 0 21600 21600" draw:type="rectangle" draw:enhanced-path="M 0 0 L 21600 0 21600 21600 0 21600 0 0 Z N"/></draw:custom-shape><draw:custom-shape draw:style-name="gr23" draw:text-style-name="P54" svg:width="0.408cm" svg:height="0.403cm" svg:x="3.882cm" svg:y="1.328cm"><text:p/><draw:enhanced-geometry svg:viewBox="0 0 21600 21600" draw:type="rectangle" draw:enhanced-path="M 0 0 L 21600 0 21600 21600 0 21600 0 0 Z N"/></draw:custom-shape><draw:custom-shape draw:style-name="gr23" draw:text-style-name="P54" svg:width="0.406cm" svg:height="0.403cm" svg:x="4.289cm" svg:y="1.328cm"><text:p/><draw:enhanced-geometry svg:viewBox="0 0 21600 21600" draw:type="rectangle" draw:enhanced-path="M 0 0 L 21600 0 21600 21600 0 21600 0 0 Z N"/></draw:custom-shape><draw:custom-shape draw:style-name="gr23" draw:text-style-name="P54" svg:width="0.408cm" svg:height="0.403cm" svg:x="4.695cm" svg:y="1.328cm"><text:p/><draw:enhanced-geometry svg:viewBox="0 0 21600 21600" draw:type="rectangle" draw:enhanced-path="M 0 0 L 21600 0 21600 21600 0 21600 0 0 Z N"/></draw:custom-shape><draw:custom-shape draw:style-name="gr22" draw:text-style-name="P53" svg:width="0.816cm" svg:height="0.805cm" svg:x="3.476cm" svg:y="0.123cm"><text:p/><draw:enhanced-geometry svg:viewBox="0 0 21600 21600" draw:type="rectangle" draw:enhanced-path="M 0 0 L 21600 0 21600 21600 0 21600 0 0 Z N"/></draw:custom-shape></draw:g><draw:custom-shape draw:name="Shape23" draw:style-name="gr24" draw:text-style-name="P53" svg:width="0.406cm" svg:height="0.405cm" svg:x="3.476cm" svg:y="0.123cm"><text:p/><draw:enhanced-geometry svg:viewBox="0 0 21600 21600" draw:type="rectangle" draw:enhanced-path="M 0 0 L 21600 0 21600 21600 0 21600 0 0 Z N"/></draw:custom-shape><draw:custom-shape draw:name="Shape25" draw:style-name="gr24" draw:text-style-name="P53" svg:width="0.406cm" svg:height="0.405cm" svg:x="3.886cm" svg:y="0.123cm"><text:p/><draw:enhanced-geometry svg:viewBox="0 0 21600 21600" draw:type="rectangle" draw:enhanced-path="M 0 0 L 21600 0 21600 21600 0 21600 0 0 Z N"/></draw:custom-shape><draw:custom-shape draw:name="Shape25_1" draw:style-name="gr24" draw:text-style-name="P53" svg:width="0.406cm" svg:height="0.405cm" svg:x="3.886cm" svg:y="0.529cm"><text:p/><draw:enhanced-geometry svg:viewBox="0 0 21600 21600" draw:type="rectangle" draw:enhanced-path="M 0 0 L 21600 0 21600 21600 0 21600 0 0 Z N"/></draw:custom-shape><draw:custom-shape draw:name="Shape25_2" draw:style-name="gr24" draw:text-style-name="P53" svg:width="0.406cm" svg:height="0.405cm" svg:x="3.886cm" svg:y="0.534cm"><text:p/><draw:enhanced-geometry svg:viewBox="0 0 21600 21600" draw:type="rectangle" draw:enhanced-path="M 0 0 L 21600 0 21600 21600 0 21600 0 0 Z N"/></draw:custom-shape></draw:g></draw:g></text:p>
      <text:p text:style-name="_5f_Paragraphe_20_livret_20_"/>
      <text:p text:style-name="_5f_Paragraphe_20_livret_20_"/>
      <text:p text:style-name="Standard"><text:s text:c="9"/><draw:frame draw:style-name="fr3" draw:name="Objet20" text:anchor-type="as-char" svg:y="-0.556cm" svg:width="0.94cm" svg:height="0.87cm" draw:z-index="14"><draw:object xlink:href="./Object 16" xlink:type="simple" xlink:show="embed" xlink:actuate="onLoad"/><draw:image xlink:href="./ObjectReplacements/Object 16" xlink:type="simple" xlink:show="embed" xlink:actuate="onLoad"/><svg:desc>formula</svg:desc></draw:frame><text:s text:c="12"/><draw:frame draw:style-name="fr3" draw:name="Objet11" text:anchor-type="as-char" svg:y="-0.556cm" svg:width="0.94cm" svg:height="0.87cm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<text:s text:c="12"/><draw:frame draw:style-name="fr3" draw:name="Objet12" text:anchor-type="as-char" svg:y="-0.556cm" svg:width="0.94cm" svg:height="0.87cm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list xml:id="list152956520468336" text:continue-numbering="true" text:style-name="_5f_Numérotation_20_des_20_exercices_20_livrets">
        <text:list-item>
          <text:p text:style-name="P37">Trace ci-dessous un rectangle de 8 cm sur <text:line-break/>3 cm.</text:p>
        </text:list-item>
      </text:list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list xml:id="list152956036628646" text:continue-numbering="true" text:style-name="_5f_Numérotation_20_des_20_exercices_20_livrets">
        <text:list-item>
          <text:list>
            <text:list-item>
              <text:p text:style-name="_5f_Paragraphe_20_énoncé_20_après_20_numéro_20_question">Colorie un quart de ce rectangle en bleu.</text:p>
            </text:list-item>
            <text:list-item>
              <text:p text:style-name="_5f_Paragraphe_20_énoncé_20_après_20_numéro_20_question">Colorie 50 % de ce rectangle en vert.</text:p>
            </text:list-item>
            <text:list-item>
              <text:p text:style-name="_5f_Paragraphe_20_énoncé_20_après_20_numéro_20_question"><text:span text:style-name="T28">Colorie en rouge</text:span><text:span text:style-name="T27"> </text:span><text:span text:style-name="T23">un tiers de la partie non colorée.</text:span></text:p>
            </text:list-item>
          </text:list>
        </text:list-item>
        <text:list-item>
          <text:p text:style-name="P39"><text:span text:style-name="T32">Dans chaque cas, exprime par une fraction la </text:span><text:span text:style-name="T19">proportion </text:span><text:span text:style-name="T20">de l’aire de la surface colorée par rapport à celle</text:span><text:span text:style-name="T19"> de la surface</text:span><text:span text:style-name="T32"> du rectangle ABCD (chaque petit rectangle d’une figure a la même aire).</text:span></text:p>
        </text:list-item>
      </text:list>
      <text:p text:style-name="_5f_Paragraphe_20_livret_20_"><draw:g text:anchor-type="char" draw:z-index="27" draw:name="DrawObject10" draw:style-name="gr56"><draw:g draw:name="Shape30" draw:style-name="gr16"><draw:frame draw:style-name="gr35" draw:text-style-name="P60" svg:width="0.329cm" svg:height="0.623cm" svg:x="2.417cm" svg:y="0.032cm"><draw:text-box><text:p text:style-name="P59"><text:span text:style-name="T42">A</text:span></text:p></draw:text-box></draw:frame><draw:frame draw:style-name="gr35" draw:text-style-name="P60" svg:width="0.101cm" svg:height="0.623cm" svg:x="5.214cm" svg:y="-0.09cm"><draw:text-box><text:p text:style-name="P59"><text:span text:style-name="T42">B</text:span></text:p></draw:text-box></draw:frame><draw:g draw:style-name="gr16"><draw:custom-shape draw:style-name="gr57" draw:text-style-name="P65" svg:width="0.593cm" svg:height="0.394cm" svg:x="2.745cm" svg:y="0.453cm"><text:p/><draw:enhanced-geometry svg:viewBox="0 0 21600 21600" draw:type="rectangle" draw:enhanced-path="M 0 0 L 21600 0 21600 21600 0 21600 0 0 Z N"/></draw:custom-shape><draw:custom-shape draw:style-name="gr58" draw:text-style-name="P65" svg:width="0.595cm" svg:height="0.394cm" svg:x="3.338cm" svg:y="0.453cm"><text:p/><draw:enhanced-geometry svg:viewBox="0 0 21600 21600" draw:type="rectangle" draw:enhanced-path="M 0 0 L 21600 0 21600 21600 0 21600 0 0 Z N"/></draw:custom-shape><draw:custom-shape draw:style-name="gr59" draw:text-style-name="P65" svg:width="0.593cm" svg:height="0.396cm" svg:x="2.745cm" svg:y="0.847cm"><text:p/><draw:enhanced-geometry svg:viewBox="0 0 21600 21600" draw:type="rectangle" draw:enhanced-path="M 0 0 L 21600 0 21600 21600 0 21600 0 0 Z N"/></draw:custom-shape><draw:custom-shape draw:style-name="gr60" draw:text-style-name="P65" svg:width="0.592cm" svg:height="0.394cm" svg:x="3.932cm" svg:y="0.453cm"><text:p/><draw:enhanced-geometry svg:viewBox="0 0 21600 21600" draw:type="rectangle" draw:enhanced-path="M 0 0 L 21600 0 21600 21600 0 21600 0 0 Z N"/></draw:custom-shape><draw:custom-shape draw:style-name="gr61" draw:text-style-name="P65" svg:width="0.595cm" svg:height="0.396cm" svg:x="3.338cm" svg:y="0.847cm"><text:p/><draw:enhanced-geometry svg:viewBox="0 0 21600 21600" draw:type="rectangle" draw:enhanced-path="M 0 0 L 21600 0 21600 21600 0 21600 0 0 Z N"/></draw:custom-shape><draw:custom-shape draw:style-name="gr62" draw:text-style-name="P65" svg:width="0.592cm" svg:height="0.396cm" svg:x="3.932cm" svg:y="0.847cm"><text:p/><draw:enhanced-geometry svg:viewBox="0 0 21600 21600" draw:type="rectangle" draw:enhanced-path="M 0 0 L 21600 0 21600 21600 0 21600 0 0 Z N"/></draw:custom-shape><draw:custom-shape draw:style-name="gr63" draw:text-style-name="P65" svg:width="0.593cm" svg:height="0.398cm" svg:x="2.745cm" svg:y="1.242cm"><text:p/><draw:enhanced-geometry svg:viewBox="0 0 21600 21600" draw:type="rectangle" draw:enhanced-path="M 0 0 L 21600 0 21600 21600 0 21600 0 0 Z N"/></draw:custom-shape><draw:custom-shape draw:style-name="gr64" draw:text-style-name="P65" svg:width="0.595cm" svg:height="0.398cm" svg:x="3.338cm" svg:y="1.242cm"><text:p/><draw:enhanced-geometry svg:viewBox="0 0 21600 21600" draw:type="rectangle" draw:enhanced-path="M 0 0 L 21600 0 21600 21600 0 21600 0 0 Z N"/></draw:custom-shape><draw:custom-shape draw:style-name="gr65" draw:text-style-name="P65" svg:width="0.592cm" svg:height="0.398cm" svg:x="3.932cm" svg:y="1.242cm"><text:p/><draw:enhanced-geometry svg:viewBox="0 0 21600 21600" draw:type="rectangle" draw:enhanced-path="M 0 0 L 21600 0 21600 21600 0 21600 0 0 Z N"/></draw:custom-shape><draw:custom-shape draw:style-name="gr48" draw:text-style-name="P65" svg:width="0.054cm" svg:height="0.054cm" svg:x="2.718cm" svg:y="1.6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8" draw:text-style-name="P65" svg:width="0.054cm" svg:height="0.052cm" svg:x="2.72cm" svg:y="0.4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5" draw:text-style-name="P60" svg:width="0.101cm" svg:height="0.623cm" svg:x="5.214cm" svg:y="1.587cm"><draw:text-box><text:p text:style-name="P59"><text:span text:style-name="T42">C</text:span></text:p></draw:text-box></draw:frame><draw:frame draw:style-name="gr35" draw:text-style-name="P60" svg:width="0.267cm" svg:height="0.623cm" svg:x="2.479cm" svg:y="1.639cm"><draw:text-box><text:p text:style-name="P59"><text:span text:style-name="T42">D</text:span></text:p></draw:text-box></draw:frame><draw:custom-shape draw:style-name="gr60" draw:text-style-name="P65" svg:width="0.592cm" svg:height="0.394cm" svg:x="4.523cm" svg:y="0.453cm"><text:p/><draw:enhanced-geometry svg:viewBox="0 0 21600 21600" draw:type="rectangle" draw:enhanced-path="M 0 0 L 21600 0 21600 21600 0 21600 0 0 Z N"/></draw:custom-shape><draw:custom-shape draw:style-name="gr48" draw:text-style-name="P65" svg:width="0.052cm" svg:height="0.054cm" svg:x="5.087cm" svg:y="0.4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2" draw:text-style-name="P65" svg:width="0.592cm" svg:height="0.396cm" svg:x="4.523cm" svg:y="0.847cm"><text:p/><draw:enhanced-geometry svg:viewBox="0 0 21600 21600" draw:type="rectangle" draw:enhanced-path="M 0 0 L 21600 0 21600 21600 0 21600 0 0 Z N"/></draw:custom-shape><draw:custom-shape draw:style-name="gr65" draw:text-style-name="P65" svg:width="0.592cm" svg:height="0.398cm" svg:x="4.523cm" svg:y="1.242cm"><text:p/><draw:enhanced-geometry svg:viewBox="0 0 21600 21600" draw:type="rectangle" draw:enhanced-path="M 0 0 L 21600 0 21600 21600 0 21600 0 0 Z N"/></draw:custom-shape><draw:custom-shape draw:style-name="gr48" draw:text-style-name="P65" svg:width="0.052cm" svg:height="0.054cm" svg:x="5.093cm" svg:y="1.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8" draw:text-style-name="P65" svg:width="0.595cm" svg:height="0.394cm" svg:x="5.412cm" svg:y="0.453cm"><text:p/><draw:enhanced-geometry svg:viewBox="0 0 21600 21600" draw:type="rectangle" draw:enhanced-path="M 0 0 L 21600 0 21600 21600 0 21600 0 0 Z N"/></draw:custom-shape><draw:custom-shape draw:style-name="gr66" draw:text-style-name="P61" svg:width="0.592cm" svg:height="0.394cm" svg:x="6.006cm" svg:y="0.453cm"><text:p/><draw:enhanced-geometry svg:viewBox="0 0 21600 21600" draw:type="rectangle" draw:enhanced-path="M 0 0 L 21600 0 21600 21600 0 21600 0 0 Z N"/></draw:custom-shape><draw:custom-shape draw:style-name="gr61" draw:text-style-name="P65" svg:width="0.595cm" svg:height="0.396cm" svg:x="5.412cm" svg:y="0.847cm"><text:p/><draw:enhanced-geometry svg:viewBox="0 0 21600 21600" draw:type="rectangle" draw:enhanced-path="M 0 0 L 21600 0 21600 21600 0 21600 0 0 Z N"/></draw:custom-shape><draw:custom-shape draw:style-name="gr67" draw:text-style-name="P62" svg:width="0.595cm" svg:height="0.394cm" svg:x="6.597cm" svg:y="0.453cm"><text:p/><draw:enhanced-geometry svg:viewBox="0 0 21600 21600" draw:type="rectangle" draw:enhanced-path="M 0 0 L 21600 0 21600 21600 0 21600 0 0 Z N"/></draw:custom-shape><draw:custom-shape draw:style-name="gr68" draw:text-style-name="P61" svg:width="0.592cm" svg:height="0.396cm" svg:x="6.006cm" svg:y="0.847cm"><text:p/><draw:enhanced-geometry svg:viewBox="0 0 21600 21600" draw:type="rectangle" draw:enhanced-path="M 0 0 L 21600 0 21600 21600 0 21600 0 0 Z N"/></draw:custom-shape><draw:custom-shape draw:style-name="gr69" draw:text-style-name="P62" svg:width="0.595cm" svg:height="0.396cm" svg:x="6.597cm" svg:y="0.847cm"><text:p/><draw:enhanced-geometry svg:viewBox="0 0 21600 21600" draw:type="rectangle" draw:enhanced-path="M 0 0 L 21600 0 21600 21600 0 21600 0 0 Z N"/></draw:custom-shape><draw:custom-shape draw:style-name="gr64" draw:text-style-name="P65" svg:width="0.595cm" svg:height="0.398cm" svg:x="5.412cm" svg:y="1.242cm"><text:p/><draw:enhanced-geometry svg:viewBox="0 0 21600 21600" draw:type="rectangle" draw:enhanced-path="M 0 0 L 21600 0 21600 21600 0 21600 0 0 Z N"/></draw:custom-shape><draw:custom-shape draw:style-name="gr70" draw:text-style-name="P62" svg:width="0.592cm" svg:height="0.398cm" svg:x="6.006cm" svg:y="1.242cm"><text:p/><draw:enhanced-geometry svg:viewBox="0 0 21600 21600" draw:type="rectangle" draw:enhanced-path="M 0 0 L 21600 0 21600 21600 0 21600 0 0 Z N"/></draw:custom-shape><draw:custom-shape draw:style-name="gr71" draw:text-style-name="P62" svg:width="0.595cm" svg:height="0.398cm" svg:x="6.597cm" svg:y="1.242cm"><text:p/><draw:enhanced-geometry svg:viewBox="0 0 21600 21600" draw:type="rectangle" draw:enhanced-path="M 0 0 L 21600 0 21600 21600 0 21600 0 0 Z N"/></draw:custom-shape><draw:custom-shape draw:style-name="gr48" draw:text-style-name="P65" svg:width="0.054cm" svg:height="0.054cm" svg:x="5.387cm" svg:y="1.6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8" draw:text-style-name="P65" svg:width="0.052cm" svg:height="0.052cm" svg:x="5.389cm" svg:y="0.4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2" draw:text-style-name="P62" svg:width="0.593cm" svg:height="0.394cm" svg:x="7.192cm" svg:y="0.453cm"><text:p/><draw:enhanced-geometry svg:viewBox="0 0 21600 21600" draw:type="rectangle" draw:enhanced-path="M 0 0 L 21600 0 21600 21600 0 21600 0 0 Z N"/></draw:custom-shape><draw:custom-shape draw:style-name="gr40" draw:text-style-name="P63" svg:width="0.052cm" svg:height="0.054cm" svg:x="7.754cm" svg:y="0.4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3" draw:text-style-name="P62" svg:width="0.593cm" svg:height="0.396cm" svg:x="7.192cm" svg:y="0.847cm"><text:p/><draw:enhanced-geometry svg:viewBox="0 0 21600 21600" draw:type="rectangle" draw:enhanced-path="M 0 0 L 21600 0 21600 21600 0 21600 0 0 Z N"/></draw:custom-shape><draw:custom-shape draw:style-name="gr74" draw:text-style-name="P62" svg:width="0.593cm" svg:height="0.398cm" svg:x="7.192cm" svg:y="1.242cm"><text:p/><draw:enhanced-geometry svg:viewBox="0 0 21600 21600" draw:type="rectangle" draw:enhanced-path="M 0 0 L 21600 0 21600 21600 0 21600 0 0 Z N"/></draw:custom-shape><draw:custom-shape draw:style-name="gr40" draw:text-style-name="P63" svg:width="0.054cm" svg:height="0.054cm" svg:x="7.758cm" svg:y="1.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g draw:name="Shape29_0" draw:style-name="gr16"><draw:custom-shape draw:style-name="gr75" draw:text-style-name="P66" svg:width="0.59cm" svg:height="0.392cm" svg:x="0.226cm" svg:y="0.499cm"><text:p/><draw:enhanced-geometry svg:viewBox="0 0 21600 21600" draw:type="rectangle" draw:enhanced-path="M 0 0 L 21600 0 21600 21600 0 21600 0 0 Z N"/></draw:custom-shape><draw:custom-shape draw:style-name="gr76" draw:text-style-name="P66" svg:width="0.586cm" svg:height="0.392cm" svg:x="0.815cm" svg:y="0.499cm"><text:p/><draw:enhanced-geometry svg:viewBox="0 0 21600 21600" draw:type="rectangle" draw:enhanced-path="M 0 0 L 21600 0 21600 21600 0 21600 0 0 Z N"/></draw:custom-shape><draw:custom-shape draw:style-name="gr75" draw:text-style-name="P66" svg:width="0.59cm" svg:height="0.392cm" svg:x="0.226cm" svg:y="0.891cm"><text:p/><draw:enhanced-geometry svg:viewBox="0 0 21600 21600" draw:type="rectangle" draw:enhanced-path="M 0 0 L 21600 0 21600 21600 0 21600 0 0 Z N"/></draw:custom-shape><draw:custom-shape draw:style-name="gr77" draw:text-style-name="P62" svg:width="0.588cm" svg:height="0.392cm" svg:x="1.401cm" svg:y="0.499cm"><text:p/><draw:enhanced-geometry svg:viewBox="0 0 21600 21600" draw:type="rectangle" draw:enhanced-path="M 0 0 L 21600 0 21600 21600 0 21600 0 0 Z N"/></draw:custom-shape><draw:custom-shape draw:style-name="gr76" draw:text-style-name="P66" svg:width="0.586cm" svg:height="0.392cm" svg:x="0.815cm" svg:y="0.891cm"><text:p/><draw:enhanced-geometry svg:viewBox="0 0 21600 21600" draw:type="rectangle" draw:enhanced-path="M 0 0 L 21600 0 21600 21600 0 21600 0 0 Z N"/></draw:custom-shape><draw:custom-shape draw:style-name="gr77" draw:text-style-name="P62" svg:width="0.588cm" svg:height="0.392cm" svg:x="1.401cm" svg:y="0.891cm"><text:p/><draw:enhanced-geometry svg:viewBox="0 0 21600 21600" draw:type="rectangle" draw:enhanced-path="M 0 0 L 21600 0 21600 21600 0 21600 0 0 Z N"/></draw:custom-shape><draw:custom-shape draw:style-name="gr78" draw:text-style-name="P62" svg:width="0.59cm" svg:height="0.391cm" svg:x="0.226cm" svg:y="1.282cm"><text:p/><draw:enhanced-geometry svg:viewBox="0 0 21600 21600" draw:type="rectangle" draw:enhanced-path="M 0 0 L 21600 0 21600 21600 0 21600 0 0 Z N"/></draw:custom-shape><draw:custom-shape draw:style-name="gr79" draw:text-style-name="P62" svg:width="0.586cm" svg:height="0.391cm" svg:x="0.815cm" svg:y="1.282cm"><text:p/><draw:enhanced-geometry svg:viewBox="0 0 21600 21600" draw:type="rectangle" draw:enhanced-path="M 0 0 L 21600 0 21600 21600 0 21600 0 0 Z N"/></draw:custom-shape><draw:custom-shape draw:style-name="gr80" draw:text-style-name="P62" svg:width="0.588cm" svg:height="0.391cm" svg:x="1.401cm" svg:y="1.282cm"><text:p/><draw:enhanced-geometry svg:viewBox="0 0 21600 21600" draw:type="rectangle" draw:enhanced-path="M 0 0 L 21600 0 21600 21600 0 21600 0 0 Z N"/></draw:custom-shape><draw:custom-shape draw:style-name="gr40" draw:text-style-name="P63" svg:width="0.052cm" svg:height="0.054cm" svg:x="1.962cm" svg:y="1.6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0" draw:text-style-name="P63" svg:width="0.052cm" svg:height="0.052cm" svg:x="0.203cm" svg:y="1.64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1" draw:text-style-name="P66" svg:width="0.052cm" svg:height="0.054cm" svg:x="0.203cm" svg:y="0.4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0" draw:text-style-name="P63" svg:width="0.05cm" svg:height="0.054cm" svg:x="1.962cm" svg:y="0.4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5" draw:text-style-name="P60" svg:width="0.098cm" svg:height="0.623cm" svg:x="0.157cm" svg:y="-0.014cm"><draw:text-box><text:p text:style-name="P59"><text:span text:style-name="T42">A</text:span></text:p></draw:text-box></draw:frame><draw:frame draw:style-name="gr35" draw:text-style-name="P60" svg:width="0.098cm" svg:height="0.623cm" svg:x="2.087cm" svg:y="0.021cm"><draw:text-box><text:p text:style-name="P59"><text:span text:style-name="T42">B</text:span></text:p></draw:text-box></draw:frame><draw:frame draw:style-name="gr35" draw:text-style-name="P60" svg:width="0.1cm" svg:height="0.623cm" svg:x="1.988cm" svg:y="1.672cm"><draw:text-box><text:p text:style-name="P59"><text:span text:style-name="T42">C</text:span></text:p></draw:text-box></draw:frame><draw:frame draw:style-name="gr35" draw:text-style-name="P60" svg:width="0.098cm" svg:height="0.623cm" svg:x="0.129cm" svg:y="1.625cm"><draw:text-box><text:p text:style-name="P59"><text:span text:style-name="T42">D</text:span></text:p></draw:text-box></draw:frame></draw:g></draw:g></text:p>
      <text:p text:style-name="_5f_Paragraphe_20_livret_20_"/>
      <text:p text:style-name="_5f_Paragraphe_20_livret_20_"/>
      <text:p text:style-name="_5f_Paragraphe_20_livret_20_"/>
      <text:p text:style-name="_5f_Paragraphe_20_livret_20_"><draw:custom-shape text:anchor-type="paragraph" draw:z-index="37" draw:name="Shape62" draw:style-name="gr29" draw:text-style-name="P55" svg:width="0.481cm" svg:height="5.374cm" draw:transform="rotate (1.5707963267949) translate (2.51177777777778cm 0.486833333333333cm)"><text:p/><draw:enhanced-geometry svg:viewBox="0 0 21600 21600" draw:glue-points="21600 0 0 10800 21600 21600" draw:text-areas="13800 ?f9 21600 ?f10" draw:type="left-brace" draw:modifiers="1529.20353982301 11023.0088495575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Standard"><text:s text:c="5"/><draw:frame draw:style-name="fr3" draw:name="Object23" text:anchor-type="as-char" svg:y="-0.556cm" svg:width="0.94cm" svg:height="0.87cm" draw:z-index="32"><draw:object xlink:href="./Object 42" xlink:type="simple" xlink:show="embed" xlink:actuate="onLoad"/><draw:image xlink:href="./ObjectReplacements/Object 42" xlink:type="simple" xlink:show="embed" xlink:actuate="onLoad"/><svg:desc>formula</svg:desc></draw:frame><text:s text:c="24"/><draw:frame draw:style-name="fr3" draw:name="Object24" text:anchor-type="as-char" svg:y="-0.556cm" svg:width="0.94cm" svg:height="0.87cm" draw:z-index="33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_5f_Paragraphe_20_livret_20_"><draw:g text:anchor-type="char" draw:z-index="28" draw:name="Shape31" draw:style-name="gr30"><draw:frame draw:style-name="gr35" draw:text-style-name="P60" svg:width="0.112cm" svg:height="0.623cm" svg:x="0.127cm" svg:y="0.092cm"><draw:text-box><text:p text:style-name="P59"><text:span text:style-name="T42">A</text:span></text:p></draw:text-box></draw:frame><draw:frame draw:style-name="gr35" draw:text-style-name="P60" svg:width="0.112cm" svg:height="0.623cm" svg:x="1.672cm" svg:y="0.021cm"><draw:text-box><text:p text:style-name="P59"><text:span text:style-name="T42">B</text:span></text:p></draw:text-box></draw:frame><draw:custom-shape draw:style-name="gr42" draw:text-style-name="P64" svg:width="0.666cm" svg:height="0.442cm" svg:x="0.238cm" svg:y="0.506cm"><text:p/><draw:enhanced-geometry svg:viewBox="0 0 21600 21600" draw:type="rectangle" draw:enhanced-path="M 0 0 L 21600 0 21600 21600 0 21600 0 0 Z N"/></draw:custom-shape><draw:custom-shape draw:style-name="gr43" draw:text-style-name="P64" svg:width="0.664cm" svg:height="0.442cm" svg:x="0.903cm" svg:y="0.506cm"><text:p/><draw:enhanced-geometry svg:viewBox="0 0 21600 21600" draw:type="rectangle" draw:enhanced-path="M 0 0 L 21600 0 21600 21600 0 21600 0 0 Z N"/></draw:custom-shape><draw:custom-shape draw:style-name="gr44" draw:text-style-name="P64" svg:width="0.666cm" svg:height="0.445cm" svg:x="0.238cm" svg:y="0.947cm"><text:p/><draw:enhanced-geometry svg:viewBox="0 0 21600 21600" draw:type="rectangle" draw:enhanced-path="M 0 0 L 21600 0 21600 21600 0 21600 0 0 Z N"/></draw:custom-shape><draw:custom-shape draw:style-name="gr45" draw:text-style-name="P64" svg:width="0.664cm" svg:height="0.445cm" svg:x="0.903cm" svg:y="0.947cm"><text:p/><draw:enhanced-geometry svg:viewBox="0 0 21600 21600" draw:type="rectangle" draw:enhanced-path="M 0 0 L 21600 0 21600 21600 0 21600 0 0 Z N"/></draw:custom-shape><draw:custom-shape draw:style-name="gr46" draw:text-style-name="P64" svg:width="0.666cm" svg:height="0.444cm" svg:x="0.238cm" svg:y="1.392cm"><text:p/><draw:enhanced-geometry svg:viewBox="0 0 21600 21600" draw:type="rectangle" draw:enhanced-path="M 0 0 L 21600 0 21600 21600 0 21600 0 0 Z N"/></draw:custom-shape><draw:custom-shape draw:style-name="gr47" draw:text-style-name="P64" svg:width="0.664cm" svg:height="0.444cm" svg:x="0.903cm" svg:y="1.392cm"><text:p/><draw:enhanced-geometry svg:viewBox="0 0 21600 21600" draw:type="rectangle" draw:enhanced-path="M 0 0 L 21600 0 21600 21600 0 21600 0 0 Z N"/></draw:custom-shape><draw:custom-shape draw:style-name="gr48" draw:text-style-name="P65" svg:width="0.061cm" svg:height="0.061cm" svg:x="0.21cm" svg:y="0.4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5" draw:text-style-name="P60" svg:width="0.11cm" svg:height="0.623cm" svg:x="1.588cm" svg:y="2.219cm"><draw:text-box><text:p text:style-name="P59"><text:span text:style-name="T42">C</text:span></text:p></draw:text-box></draw:frame><draw:frame draw:style-name="gr35" draw:text-style-name="P60" svg:width="0.112cm" svg:height="0.623cm" svg:x="0.127cm" svg:y="2.222cm"><draw:text-box><text:p text:style-name="P59"><text:span text:style-name="T42">D</text:span></text:p></draw:text-box></draw:frame><draw:custom-shape draw:style-name="gr48" draw:text-style-name="P65" svg:width="0.059cm" svg:height="0.059cm" svg:x="1.533cm" svg:y="0.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9" draw:text-style-name="P64" svg:width="0.668cm" svg:height="0.445cm" svg:x="1.783cm" svg:y="0.503cm"><text:p/><draw:enhanced-geometry svg:viewBox="0 0 21600 21600" draw:type="rectangle" draw:enhanced-path="M 0 0 L 21600 0 21600 21600 0 21600 0 0 Z N"/></draw:custom-shape><draw:custom-shape draw:style-name="gr50" draw:text-style-name="P61" svg:width="0.664cm" svg:height="0.445cm" svg:x="2.45cm" svg:y="0.503cm"><text:p/><draw:enhanced-geometry svg:viewBox="0 0 21600 21600" draw:type="rectangle" draw:enhanced-path="M 0 0 L 21600 0 21600 21600 0 21600 0 0 Z N"/></draw:custom-shape><draw:custom-shape draw:style-name="gr51" draw:text-style-name="P64" svg:width="0.668cm" svg:height="0.442cm" svg:x="1.783cm" svg:y="0.947cm"><text:p/><draw:enhanced-geometry svg:viewBox="0 0 21600 21600" draw:type="rectangle" draw:enhanced-path="M 0 0 L 21600 0 21600 21600 0 21600 0 0 Z N"/></draw:custom-shape><draw:custom-shape draw:style-name="gr52" draw:text-style-name="P61" svg:width="0.664cm" svg:height="0.442cm" svg:x="2.45cm" svg:y="0.947cm"><text:p/><draw:enhanced-geometry svg:viewBox="0 0 21600 21600" draw:type="rectangle" draw:enhanced-path="M 0 0 L 21600 0 21600 21600 0 21600 0 0 Z N"/></draw:custom-shape><draw:custom-shape draw:style-name="gr53" draw:text-style-name="P64" svg:width="0.668cm" svg:height="0.444cm" svg:x="1.783cm" svg:y="1.388cm"><text:p/><draw:enhanced-geometry svg:viewBox="0 0 21600 21600" draw:type="rectangle" draw:enhanced-path="M 0 0 L 21600 0 21600 21600 0 21600 0 0 Z N"/></draw:custom-shape><draw:custom-shape draw:style-name="gr54" draw:text-style-name="P62" svg:width="0.664cm" svg:height="0.444cm" svg:x="2.45cm" svg:y="1.388cm"><text:p/><draw:enhanced-geometry svg:viewBox="0 0 21600 21600" draw:type="rectangle" draw:enhanced-path="M 0 0 L 21600 0 21600 21600 0 21600 0 0 Z N"/></draw:custom-shape><draw:custom-shape draw:style-name="gr48" draw:text-style-name="P65" svg:width="0.059cm" svg:height="0.057cm" svg:x="1.759cm" svg:y="0.4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6" draw:text-style-name="P64" svg:width="0.666cm" svg:height="0.444cm" svg:x="0.238cm" svg:y="1.834cm"><text:p/><draw:enhanced-geometry svg:viewBox="0 0 21600 21600" draw:type="rectangle" draw:enhanced-path="M 0 0 L 21600 0 21600 21600 0 21600 0 0 Z N"/></draw:custom-shape><draw:custom-shape draw:style-name="gr47" draw:text-style-name="P64" svg:width="0.664cm" svg:height="0.444cm" svg:x="0.903cm" svg:y="1.834cm"><text:p/><draw:enhanced-geometry svg:viewBox="0 0 21600 21600" draw:type="rectangle" draw:enhanced-path="M 0 0 L 21600 0 21600 21600 0 21600 0 0 Z N"/></draw:custom-shape><draw:custom-shape draw:style-name="gr48" draw:text-style-name="P65" svg:width="0.059cm" svg:height="0.057cm" svg:x="0.21cm" svg:y="2.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8" draw:text-style-name="P65" svg:width="0.059cm" svg:height="0.061cm" svg:x="1.533cm" svg:y="2.2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9" draw:text-style-name="P64" svg:width="0.668cm" svg:height="0.445cm" svg:x="1.783cm" svg:y="1.831cm"><text:p/><draw:enhanced-geometry svg:viewBox="0 0 21600 21600" draw:type="rectangle" draw:enhanced-path="M 0 0 L 21600 0 21600 21600 0 21600 0 0 Z N"/></draw:custom-shape><draw:custom-shape draw:style-name="gr48" draw:text-style-name="P65" svg:width="0.059cm" svg:height="0.059cm" svg:x="1.755cm" svg:y="2.2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5" draw:text-style-name="P62" svg:width="0.664cm" svg:height="0.445cm" svg:x="2.45cm" svg:y="1.831cm"><text:p/><draw:enhanced-geometry svg:viewBox="0 0 21600 21600" draw:type="rectangle" draw:enhanced-path="M 0 0 L 21600 0 21600 21600 0 21600 0 0 Z N"/></draw:custom-shape><draw:custom-shape draw:style-name="gr40" draw:text-style-name="P63" svg:width="0.059cm" svg:height="0.057cm" svg:x="3.078cm" svg:y="0.4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0" draw:text-style-name="P63" svg:width="0.061cm" svg:height="0.061cm" svg:x="3.082cm" svg:y="2.2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char" draw:z-index="29" draw:name="Shape32" draw:style-name="gr30"><draw:custom-shape draw:style-name="gr33" draw:text-style-name="P58" svg:width="0.671cm" svg:height="0.447cm" svg:x="3.519cm" svg:y="0.796cm"><text:p/><draw:enhanced-geometry svg:viewBox="0 0 21600 21600" draw:type="rectangle" draw:enhanced-path="M 0 0 L 21600 0 21600 21600 0 21600 0 0 Z N"/></draw:custom-shape><draw:custom-shape draw:style-name="gr33" draw:text-style-name="P58" svg:width="0.671cm" svg:height="0.447cm" svg:x="4.19cm" svg:y="0.796cm"><text:p/><draw:enhanced-geometry svg:viewBox="0 0 21600 21600" draw:type="rectangle" draw:enhanced-path="M 0 0 L 21600 0 21600 21600 0 21600 0 0 Z N"/></draw:custom-shape><draw:custom-shape draw:style-name="gr33" draw:text-style-name="P58" svg:width="0.671cm" svg:height="0.447cm" svg:x="3.519cm" svg:y="1.242cm"><text:p/><draw:enhanced-geometry svg:viewBox="0 0 21600 21600" draw:type="rectangle" draw:enhanced-path="M 0 0 L 21600 0 21600 21600 0 21600 0 0 Z N"/></draw:custom-shape><draw:custom-shape draw:style-name="gr33" draw:text-style-name="P58" svg:width="0.671cm" svg:height="0.447cm" svg:x="4.19cm" svg:y="1.242cm"><text:p/><draw:enhanced-geometry svg:viewBox="0 0 21600 21600" draw:type="rectangle" draw:enhanced-path="M 0 0 L 21600 0 21600 21600 0 21600 0 0 Z N"/></draw:custom-shape><draw:custom-shape draw:style-name="gr34" draw:text-style-name="P58" svg:width="0.671cm" svg:height="0.449cm" svg:x="3.519cm" svg:y="1.69cm"><text:p/><draw:enhanced-geometry svg:viewBox="0 0 21600 21600" draw:type="rectangle" draw:enhanced-path="M 0 0 L 21600 0 21600 21600 0 21600 0 0 Z N"/></draw:custom-shape><draw:custom-shape draw:style-name="gr34" draw:text-style-name="P58" svg:width="0.671cm" svg:height="0.449cm" svg:x="4.19cm" svg:y="1.69cm"><text:p/><draw:enhanced-geometry svg:viewBox="0 0 21600 21600" draw:type="rectangle" draw:enhanced-path="M 0 0 L 21600 0 21600 21600 0 21600 0 0 Z N"/></draw:custom-shape><draw:frame draw:style-name="gr35" draw:text-style-name="P60" svg:width="0.112cm" svg:height="0.623cm" svg:x="3.491cm" svg:y="2.084cm"><draw:text-box><text:p text:style-name="P59"><text:span text:style-name="T42">D</text:span></text:p></draw:text-box></draw:frame><draw:custom-shape draw:style-name="gr33" draw:text-style-name="P58" svg:width="0.671cm" svg:height="0.447cm" svg:x="5.752cm" svg:y="0.796cm"><text:p/><draw:enhanced-geometry svg:viewBox="0 0 21600 21600" draw:type="rectangle" draw:enhanced-path="M 0 0 L 21600 0 21600 21600 0 21600 0 0 Z N"/></draw:custom-shape><draw:custom-shape draw:style-name="gr36" draw:text-style-name="P61" svg:width="0.673cm" svg:height="0.447cm" svg:x="7.091cm" svg:y="0.796cm"><text:p/><draw:enhanced-geometry svg:viewBox="0 0 21600 21600" draw:type="rectangle" draw:enhanced-path="M 0 0 L 21600 0 21600 21600 0 21600 0 0 Z N"/></draw:custom-shape><draw:custom-shape draw:style-name="gr33" draw:text-style-name="P58" svg:width="0.671cm" svg:height="0.447cm" svg:x="5.752cm" svg:y="1.242cm"><text:p/><draw:enhanced-geometry svg:viewBox="0 0 21600 21600" draw:type="rectangle" draw:enhanced-path="M 0 0 L 21600 0 21600 21600 0 21600 0 0 Z N"/></draw:custom-shape><draw:custom-shape draw:style-name="gr36" draw:text-style-name="P61" svg:width="0.673cm" svg:height="0.447cm" svg:x="7.091cm" svg:y="1.242cm"><text:p/><draw:enhanced-geometry svg:viewBox="0 0 21600 21600" draw:type="rectangle" draw:enhanced-path="M 0 0 L 21600 0 21600 21600 0 21600 0 0 Z N"/></draw:custom-shape><draw:custom-shape draw:style-name="gr34" draw:text-style-name="P58" svg:width="0.671cm" svg:height="0.449cm" svg:x="5.752cm" svg:y="1.69cm"><text:p/><draw:enhanced-geometry svg:viewBox="0 0 21600 21600" draw:type="rectangle" draw:enhanced-path="M 0 0 L 21600 0 21600 21600 0 21600 0 0 Z N"/></draw:custom-shape><draw:custom-shape draw:style-name="gr37" draw:text-style-name="P62" svg:width="0.673cm" svg:height="0.449cm" svg:x="7.091cm" svg:y="1.69cm"><text:p/><draw:enhanced-geometry svg:viewBox="0 0 21600 21600" draw:type="rectangle" draw:enhanced-path="M 0 0 L 21600 0 21600 21600 0 21600 0 0 Z N"/></draw:custom-shape><draw:custom-shape draw:style-name="gr38" draw:text-style-name="P58" svg:width="0.059cm" svg:height="0.059cm" svg:x="5.726cm" svg:y="0.7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58" svg:width="0.059cm" svg:height="0.059cm" svg:x="3.491cm" svg:y="2.1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9" draw:text-style-name="P58" svg:width="0.669cm" svg:height="0.447cm" svg:x="6.423cm" svg:y="0.796cm"><text:p/><draw:enhanced-geometry svg:viewBox="0 0 21600 21600" draw:type="rectangle" draw:enhanced-path="M 0 0 L 21600 0 21600 21600 0 21600 0 0 Z N"/></draw:custom-shape><draw:custom-shape draw:style-name="gr38" draw:text-style-name="P58" svg:width="0.059cm" svg:height="0.061cm" svg:x="5.721cm" svg:y="2.1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0" draw:text-style-name="P63" svg:width="0.059cm" svg:height="0.059cm" svg:x="7.731cm" svg:y="0.7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0" draw:text-style-name="P63" svg:width="0.059cm" svg:height="0.061cm" svg:x="7.73cm" svg:y="2.1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3" draw:text-style-name="P58" svg:width="0.671cm" svg:height="0.447cm" svg:x="4.86cm" svg:y="0.796cm"><text:p/><draw:enhanced-geometry svg:viewBox="0 0 21600 21600" draw:type="rectangle" draw:enhanced-path="M 0 0 L 21600 0 21600 21600 0 21600 0 0 Z N"/></draw:custom-shape><draw:custom-shape draw:style-name="gr33" draw:text-style-name="P58" svg:width="0.671cm" svg:height="0.447cm" svg:x="4.86cm" svg:y="1.242cm"><text:p/><draw:enhanced-geometry svg:viewBox="0 0 21600 21600" draw:type="rectangle" draw:enhanced-path="M 0 0 L 21600 0 21600 21600 0 21600 0 0 Z N"/></draw:custom-shape><draw:custom-shape draw:style-name="gr34" draw:text-style-name="P58" svg:width="0.671cm" svg:height="0.449cm" svg:x="4.86cm" svg:y="1.69cm"><text:p/><draw:enhanced-geometry svg:viewBox="0 0 21600 21600" draw:type="rectangle" draw:enhanced-path="M 0 0 L 21600 0 21600 21600 0 21600 0 0 Z N"/></draw:custom-shape><draw:frame draw:style-name="gr35" draw:text-style-name="P60" svg:width="0.114cm" svg:height="0.623cm" svg:x="5.608cm" svg:y="2.078cm"><draw:text-box><text:p text:style-name="P59"><text:span text:style-name="T42">C</text:span></text:p></draw:text-box></draw:frame><draw:custom-shape draw:style-name="gr38" draw:text-style-name="P58" svg:width="0.057cm" svg:height="0.059cm" svg:x="5.498cm" svg:y="2.1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5" draw:text-style-name="P60" svg:width="0.112cm" svg:height="0.623cm" svg:x="5.641cm" svg:y="0.258cm"><draw:text-box><text:p text:style-name="P59"><text:span text:style-name="T42">B</text:span></text:p></draw:text-box></draw:frame><draw:custom-shape draw:style-name="gr38" draw:text-style-name="P58" svg:width="0.059cm" svg:height="0.059cm" svg:x="5.5cm" svg:y="0.7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5" draw:text-style-name="P60" svg:width="0.112cm" svg:height="0.623cm" svg:x="3.493cm" svg:y="0.288cm"><draw:text-box><text:p text:style-name="P59"><text:span text:style-name="T42">A</text:span></text:p></draw:text-box></draw:frame><draw:custom-shape draw:style-name="gr38" draw:text-style-name="P58" svg:width="0.059cm" svg:height="0.059cm" svg:x="3.493cm" svg:y="0.7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9" draw:text-style-name="P58" svg:width="0.669cm" svg:height="0.447cm" svg:x="6.423cm" svg:y="1.242cm"><text:p/><draw:enhanced-geometry svg:viewBox="0 0 21600 21600" draw:type="rectangle" draw:enhanced-path="M 0 0 L 21600 0 21600 21600 0 21600 0 0 Z N"/></draw:custom-shape><draw:custom-shape draw:style-name="gr41" draw:text-style-name="P58" svg:width="0.669cm" svg:height="0.449cm" svg:x="6.423cm" svg:y="1.69cm"><text:p/><draw:enhanced-geometry svg:viewBox="0 0 21600 21600" draw:type="rectangle" draw:enhanced-path="M 0 0 L 21600 0 21600 21600 0 21600 0 0 Z N"/></draw:custom-shape></draw:g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><draw:custom-shape text:anchor-type="paragraph" draw:z-index="39" draw:name="Shape62_4" draw:style-name="gr27" draw:text-style-name="P55" svg:width="0.406cm" svg:height="3.238cm" draw:transform="rotate (1.5707963267949) translate (-0.0458611111111111cm 0.566208333333333cm)"><text:p/><draw:enhanced-geometry svg:viewBox="0 0 21600 21600" draw:mirror-horizontal="true" draw:glue-points="21600 0 0 10800 21600 21600" draw:text-areas="13800 ?f9 21600 ?f10" draw:type="left-brace" draw:modifiers="1529.20353982301 11023.0088495575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38" draw:name="Shape62_0" draw:style-name="gr28" draw:text-style-name="P55" svg:width="0.406cm" svg:height="4.419cm" draw:transform="rotate (1.5707963267949) translate (3.45369444444444cm 0.567972222222222cm)"><text:p/><draw:enhanced-geometry svg:viewBox="0 0 21600 21600" draw:mirror-horizontal="true" draw:glue-points="21600 0 0 10800 21600 21600" draw:text-areas="13800 ?f9 21600 ?f10" draw:type="left-brace" draw:modifiers="1529.20353982301 11023.0088495575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Standard"><text:s text:c="8"/><draw:frame draw:style-name="fr3" draw:name="Object25" text:anchor-type="as-char" svg:y="-0.556cm" svg:width="0.94cm" svg:height="0.87cm" draw:z-index="34"><draw:object xlink:href="./Object 44" xlink:type="simple" xlink:show="embed" xlink:actuate="onLoad"/><draw:image xlink:href="./ObjectReplacements/Object 44" xlink:type="simple" xlink:show="embed" xlink:actuate="onLoad"/><svg:desc>formula</svg:desc></draw:frame><text:s text:c="25"/><draw:frame draw:style-name="fr3" draw:name="Object27" text:anchor-type="as-char" svg:y="-0.556cm" svg:width="0.94cm" svg:height="0.87cm" draw:z-index="35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list xml:id="list152957128180879" text:continue-numbering="true" text:style-name="_5f_Numérotation_20_des_20_exercices_20_livrets">
        <text:list-item>
          <text:p text:style-name="P39"><text:s/><text:span text:style-name="T29">On </text:span><text:span text:style-name="T17">considère le </text:span><text:span text:style-name="T29">rectangle </text:span><text:span text:style-name="T34">ABCD </text:span><text:span text:style-name="T29">ci-dessous :</text:span></text:p>
        </text:list-item>
      </text:list>
      <text:p text:style-name="_5f_Paragraphe_20_livret_20_"><draw:g text:anchor-type="char" draw:z-index="30" draw:name="Shape4" draw:style-name="gr30"><draw:g draw:style-name="gr16"><draw:line draw:style-name="gr17" draw:text-style-name="P51" svg:x1="2.848cm" svg:y1="-0.114cm" svg:x2="2.848cm" svg:y2="2.514cm"><text:p/></draw:line><draw:line draw:style-name="gr18" draw:text-style-name="P51" svg:x1="3.196cm" svg:y1="-0.114cm" svg:x2="3.196cm" svg:y2="2.514cm"><text:p/></draw:line><draw:line draw:style-name="gr17" draw:text-style-name="P51" svg:x1="3.543cm" svg:y1="-0.114cm" svg:x2="3.543cm" svg:y2="2.514cm"><text:p/></draw:line><draw:line draw:style-name="gr18" draw:text-style-name="P51" svg:x1="3.891cm" svg:y1="-0.114cm" svg:x2="3.891cm" svg:y2="2.514cm"><text:p/></draw:line><draw:line draw:style-name="gr17" draw:text-style-name="P51" svg:x1="4.237cm" svg:y1="-0.114cm" svg:x2="4.237cm" svg:y2="2.514cm"><text:p/></draw:line><draw:line draw:style-name="gr18" draw:text-style-name="P51" svg:x1="4.586cm" svg:y1="-0.114cm" svg:x2="4.586cm" svg:y2="2.514cm"><text:p/></draw:line><draw:line draw:style-name="gr17" draw:text-style-name="P51" svg:x1="4.932cm" svg:y1="-0.114cm" svg:x2="4.932cm" svg:y2="2.514cm"><text:p/></draw:line><draw:line draw:style-name="gr18" draw:text-style-name="P51" svg:x1="5.281cm" svg:y1="-0.114cm" svg:x2="5.281cm" svg:y2="2.514cm"><text:p/></draw:line><draw:line draw:style-name="gr17" draw:text-style-name="P51" svg:x1="5.627cm" svg:y1="-0.114cm" svg:x2="5.627cm" svg:y2="2.514cm"><text:p/></draw:line><draw:line draw:style-name="gr17" draw:text-style-name="P51" svg:x1="2.848cm" svg:y1="-0.114cm" svg:x2="5.627cm" svg:y2="-0.114cm"><text:p/></draw:line><draw:line draw:style-name="gr18" draw:text-style-name="P51" svg:x1="2.848cm" svg:y1="0.214cm" svg:x2="5.627cm" svg:y2="0.214cm"><text:p/></draw:line><draw:line draw:style-name="gr17" draw:text-style-name="P51" svg:x1="2.848cm" svg:y1="0.543cm" svg:x2="5.627cm" svg:y2="0.543cm"><text:p/></draw:line><draw:line draw:style-name="gr18" draw:text-style-name="P51" svg:x1="2.848cm" svg:y1="0.871cm" svg:x2="5.627cm" svg:y2="0.871cm"><text:p/></draw:line><draw:line draw:style-name="gr17" draw:text-style-name="P51" svg:x1="2.848cm" svg:y1="1.2cm" svg:x2="5.627cm" svg:y2="1.2cm"><text:p/></draw:line><draw:line draw:style-name="gr18" draw:text-style-name="P51" svg:x1="2.848cm" svg:y1="1.529cm" svg:x2="5.627cm" svg:y2="1.529cm"><text:p/></draw:line><draw:line draw:style-name="gr17" draw:text-style-name="P51" svg:x1="2.848cm" svg:y1="1.857cm" svg:x2="5.627cm" svg:y2="1.857cm"><text:p/></draw:line><draw:line draw:style-name="gr18" draw:text-style-name="P51" svg:x1="2.848cm" svg:y1="2.186cm" svg:x2="5.627cm" svg:y2="2.186cm"><text:p/></draw:line><draw:line draw:style-name="gr17" draw:text-style-name="P51" svg:x1="2.848cm" svg:y1="2.51cm" svg:x2="5.627cm" svg:y2="2.51cm"><text:p/></draw:line></draw:g><draw:line draw:style-name="gr19" draw:text-style-name="P52" svg:x1="3.197cm" svg:y1="0.207cm" svg:x2="5.281cm" svg:y2="0.207cm"><text:p/></draw:line><draw:line draw:style-name="gr19" draw:text-style-name="P52" svg:x1="3.197cm" svg:y1="0.207cm" svg:x2="3.197cm" svg:y2="1.85cm"><text:p/></draw:line><draw:line draw:style-name="gr19" draw:text-style-name="P52" svg:x1="5.281cm" svg:y1="0.207cm" svg:x2="5.281cm" svg:y2="1.85cm"><text:p/></draw:line><draw:line draw:style-name="gr19" draw:text-style-name="P52" svg:x1="3.197cm" svg:y1="1.845cm" svg:x2="5.281cm" svg:y2="1.845cm"><text:p/></draw:line><draw:frame draw:style-name="gr31" draw:text-style-name="P57" svg:width="0.279cm" svg:height="0.414cm" svg:x="2.916cm" svg:y="-0.115cm"><draw:text-box><text:p text:style-name="P56"><text:span text:style-name="T41">A</text:span></text:p></draw:text-box></draw:frame><draw:frame draw:style-name="gr31" draw:text-style-name="P57" svg:width="0.278cm" svg:height="0.414cm" svg:x="5.318cm" svg:y="-0.057cm"><draw:text-box><text:p text:style-name="P56"><text:span text:style-name="T41">B</text:span></text:p></draw:text-box></draw:frame><draw:frame draw:style-name="gr31" draw:text-style-name="P57" svg:width="0.278cm" svg:height="0.414cm" svg:x="5.35cm" svg:y="1.857cm"><draw:text-box><text:p text:style-name="P56"><text:span text:style-name="T41">C</text:span></text:p></draw:text-box></draw:frame><draw:frame draw:style-name="gr32" draw:text-style-name="P57" svg:width="0.279cm" svg:height="0.414cm" svg:x="2.987cm" svg:y="1.848cm"><draw:text-box><text:p text:style-name="P56"><text:span text:style-name="T41">D</text:span></text:p></draw:text-box></draw:frame></draw:g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Standard"><text:span text:style-name="T35">On décide que ce rectangle ABCD est l’unité d’aire. </text:span>Quelle fraction du rectangle ABCD représente <text:span text:style-name="T35">alors</text:span> chacun des rectangle<text:span text:style-name="T34">s</text:span> ci-dessous ?</text:p>
      <text:section text:style-name="Sect2" text:name="Section15">
        <text:p text:style-name="_5f_Paragraphe_20_livret_20_"><draw:g text:anchor-type="paragraph" draw:z-index="41" draw:name="Shape10" draw:style-name="gr15"><draw:g draw:style-name="gr16"><draw:line draw:style-name="gr17" draw:text-style-name="P51" svg:x1="0.065cm" svg:y1="0.006cm" svg:x2="0.065cm" svg:y2="2.624cm"><text:p/></draw:line><draw:line draw:style-name="gr18" draw:text-style-name="P51" svg:x1="0.411cm" svg:y1="0.006cm" svg:x2="0.411cm" svg:y2="2.624cm"><text:p/></draw:line><draw:line draw:style-name="gr17" draw:text-style-name="P51" svg:x1="0.761cm" svg:y1="0.006cm" svg:x2="0.761cm" svg:y2="2.624cm"><text:p/></draw:line><draw:line draw:style-name="gr18" draw:text-style-name="P51" svg:x1="1.109cm" svg:y1="0.006cm" svg:x2="1.109cm" svg:y2="2.624cm"><text:p/></draw:line><draw:line draw:style-name="gr17" draw:text-style-name="P51" svg:x1="1.457cm" svg:y1="0.006cm" svg:x2="1.457cm" svg:y2="2.624cm"><text:p/></draw:line><draw:line draw:style-name="gr18" draw:text-style-name="P51" svg:x1="1.805cm" svg:y1="0.006cm" svg:x2="1.805cm" svg:y2="2.624cm"><text:p/></draw:line><draw:line draw:style-name="gr17" draw:text-style-name="P51" svg:x1="2.152cm" svg:y1="0.006cm" svg:x2="2.152cm" svg:y2="2.624cm"><text:p/></draw:line><draw:line draw:style-name="gr18" draw:text-style-name="P51" svg:x1="2.501cm" svg:y1="0.006cm" svg:x2="2.501cm" svg:y2="2.624cm"><text:p/></draw:line><draw:line draw:style-name="gr17" draw:text-style-name="P51" svg:x1="2.847cm" svg:y1="0.006cm" svg:x2="2.847cm" svg:y2="2.624cm"><text:p/></draw:line><draw:line draw:style-name="gr18" draw:text-style-name="P51" svg:x1="3.197cm" svg:y1="0.006cm" svg:x2="3.197cm" svg:y2="2.624cm"><text:p/></draw:line><draw:line draw:style-name="gr17" draw:text-style-name="P51" svg:x1="3.545cm" svg:y1="0.006cm" svg:x2="3.545cm" svg:y2="2.624cm"><text:p/></draw:line><draw:line draw:style-name="gr18" draw:text-style-name="P51" svg:x1="3.893cm" svg:y1="0.006cm" svg:x2="3.893cm" svg:y2="2.624cm"><text:p/></draw:line><draw:line draw:style-name="gr17" draw:text-style-name="P51" svg:x1="4.241cm" svg:y1="0.006cm" svg:x2="4.241cm" svg:y2="2.624cm"><text:p/></draw:line><draw:line draw:style-name="gr17" draw:text-style-name="P51" svg:x1="0.065cm" svg:y1="0.006cm" svg:x2="4.241cm" svg:y2="0.006cm"><text:p/></draw:line><draw:line draw:style-name="gr18" draw:text-style-name="P51" svg:x1="0.065cm" svg:y1="0.333cm" svg:x2="4.241cm" svg:y2="0.333cm"><text:p/></draw:line><draw:line draw:style-name="gr17" draw:text-style-name="P51" svg:x1="0.065cm" svg:y1="0.661cm" svg:x2="4.241cm" svg:y2="0.661cm"><text:p/></draw:line><draw:line draw:style-name="gr18" draw:text-style-name="P51" svg:x1="0.065cm" svg:y1="0.987cm" svg:x2="4.241cm" svg:y2="0.987cm"><text:p/></draw:line><draw:line draw:style-name="gr17" draw:text-style-name="P51" svg:x1="0.065cm" svg:y1="1.316cm" svg:x2="4.241cm" svg:y2="1.316cm"><text:p/></draw:line><draw:line draw:style-name="gr18" draw:text-style-name="P51" svg:x1="0.065cm" svg:y1="1.643cm" svg:x2="4.241cm" svg:y2="1.643cm"><text:p/></draw:line><draw:line draw:style-name="gr17" draw:text-style-name="P51" svg:x1="0.065cm" svg:y1="1.97cm" svg:x2="4.241cm" svg:y2="1.97cm"><text:p/></draw:line><draw:line draw:style-name="gr18" draw:text-style-name="P51" svg:x1="0.065cm" svg:y1="2.298cm" svg:x2="4.241cm" svg:y2="2.298cm"><text:p/></draw:line><draw:line draw:style-name="gr17" draw:text-style-name="P51" svg:x1="0.065cm" svg:y1="2.626cm" svg:x2="4.241cm" svg:y2="2.626cm"><text:p/></draw:line></draw:g><draw:line draw:style-name="gr19" draw:text-style-name="P52" svg:x1="0.411cm" svg:y1="0.333cm" svg:x2="3.195cm" svg:y2="0.333cm"><text:p/></draw:line><draw:line draw:style-name="gr19" draw:text-style-name="P52" svg:x1="3.197cm" svg:y1="1.97cm" svg:x2="3.197cm" svg:y2="0.333cm"><text:p/></draw:line><draw:line draw:style-name="gr19" draw:text-style-name="P52" svg:x1="0.411cm" svg:y1="1.97cm" svg:x2="0.411cm" svg:y2="0.333cm"><text:p/></draw:line><draw:line draw:style-name="gr19" draw:text-style-name="P52" svg:x1="0.411cm" svg:y1="1.97cm" svg:x2="3.195cm" svg:y2="1.97cm"><text:p/></draw:line></draw:g></text:p>
        <text:p text:style-name="_5f_Paragraphe_20_livret_20_"/>
        <text:p text:style-name="_5f_Paragraphe_20_livret_20_"/>
        <text:p text:style-name="P28"/>
        <text:p text:style-name="P29"/>
        <text:p text:style-name="_5f_Paragraphe_20_livret_20_"><text:s text:c="8"/><draw:frame draw:style-name="fr3" draw:name="Object192" text:anchor-type="as-char" svg:y="-0.556cm" svg:width="0.94cm" svg:height="0.87cm" draw:z-index="36"><draw:object xlink:href="./Object 279" xlink:type="simple" xlink:show="embed" xlink:actuate="onLoad"/><draw:image xlink:href="./ObjectReplacements/Object 279" xlink:type="simple" xlink:show="embed" xlink:actuate="onLoad"/><svg:desc>formula</svg:desc></draw:frame></text:p>
        <text:p text:style-name="_5f_Paragraphe_20_livret_20_"><draw:g text:anchor-type="char" draw:z-index="31" draw:name="Shape11" draw:style-name="gr30"><draw:g draw:style-name="gr16"><draw:line draw:style-name="gr17" draw:text-style-name="P51" svg:x1="0.277cm" svg:y1="0.042cm" svg:x2="0.277cm" svg:y2="2.661cm"><text:p/></draw:line><draw:line draw:style-name="gr18" draw:text-style-name="P51" svg:x1="0.628cm" svg:y1="0.042cm" svg:x2="0.628cm" svg:y2="2.661cm"><text:p/></draw:line><draw:line draw:style-name="gr17" draw:text-style-name="P51" svg:x1="0.979cm" svg:y1="0.042cm" svg:x2="0.979cm" svg:y2="2.661cm"><text:p/></draw:line><draw:line draw:style-name="gr18" draw:text-style-name="P51" svg:x1="1.328cm" svg:y1="0.042cm" svg:x2="1.328cm" svg:y2="2.661cm"><text:p/></draw:line><draw:line draw:style-name="gr17" draw:text-style-name="P51" svg:x1="1.679cm" svg:y1="0.042cm" svg:x2="1.679cm" svg:y2="2.661cm"><text:p/></draw:line><draw:line draw:style-name="gr18" draw:text-style-name="P51" svg:x1="2.03cm" svg:y1="0.042cm" svg:x2="2.03cm" svg:y2="2.661cm"><text:p/></draw:line><draw:line draw:style-name="gr17" draw:text-style-name="P51" svg:x1="2.381cm" svg:y1="0.042cm" svg:x2="2.381cm" svg:y2="2.661cm"><text:p/></draw:line><draw:line draw:style-name="gr18" draw:text-style-name="P51" svg:x1="2.731cm" svg:y1="0.042cm" svg:x2="2.731cm" svg:y2="2.661cm"><text:p/></draw:line><draw:line draw:style-name="gr17" draw:text-style-name="P51" svg:x1="3.082cm" svg:y1="0.042cm" svg:x2="3.082cm" svg:y2="2.661cm"><text:p/></draw:line><draw:line draw:style-name="gr18" draw:text-style-name="P51" svg:x1="3.433cm" svg:y1="0.042cm" svg:x2="3.433cm" svg:y2="2.661cm"><text:p/></draw:line><draw:line draw:style-name="gr17" draw:text-style-name="P51" svg:x1="3.784cm" svg:y1="0.042cm" svg:x2="3.784cm" svg:y2="2.661cm"><text:p/></draw:line><draw:line draw:style-name="gr18" draw:text-style-name="P51" svg:x1="4.135cm" svg:y1="0.042cm" svg:x2="4.135cm" svg:y2="2.661cm"><text:p/></draw:line><draw:line draw:style-name="gr17" draw:text-style-name="P51" svg:x1="4.484cm" svg:y1="0.042cm" svg:x2="4.484cm" svg:y2="2.661cm"><text:p/></draw:line><draw:line draw:style-name="gr17" draw:text-style-name="P51" svg:x1="0.277cm" svg:y1="0.042cm" svg:x2="4.484cm" svg:y2="0.042cm"><text:p/></draw:line><draw:line draw:style-name="gr18" draw:text-style-name="P51" svg:x1="0.277cm" svg:y1="0.367cm" svg:x2="4.484cm" svg:y2="0.367cm"><text:p/></draw:line><draw:line draw:style-name="gr17" draw:text-style-name="P51" svg:x1="0.277cm" svg:y1="0.695cm" svg:x2="4.484cm" svg:y2="0.695cm"><text:p/></draw:line><draw:line draw:style-name="gr18" draw:text-style-name="P51" svg:x1="0.277cm" svg:y1="1.023cm" svg:x2="4.484cm" svg:y2="1.023cm"><text:p/></draw:line><draw:line draw:style-name="gr17" draw:text-style-name="P51" svg:x1="0.277cm" svg:y1="1.351cm" svg:x2="4.484cm" svg:y2="1.351cm"><text:p/></draw:line><draw:line draw:style-name="gr18" draw:text-style-name="P51" svg:x1="0.277cm" svg:y1="1.679cm" svg:x2="4.484cm" svg:y2="1.679cm"><text:p/></draw:line><draw:line draw:style-name="gr17" draw:text-style-name="P51" svg:x1="0.277cm" svg:y1="2.004cm" svg:x2="4.484cm" svg:y2="2.004cm"><text:p/></draw:line><draw:line draw:style-name="gr18" draw:text-style-name="P51" svg:x1="0.277cm" svg:y1="2.332cm" svg:x2="4.484cm" svg:y2="2.332cm"><text:p/></draw:line><draw:line draw:style-name="gr17" draw:text-style-name="P51" svg:x1="0.277cm" svg:y1="2.66cm" svg:x2="4.484cm" svg:y2="2.66cm"><text:p/></draw:line></draw:g><draw:line draw:style-name="gr19" draw:text-style-name="P52" svg:x1="0.628cm" svg:y1="0.367cm" svg:x2="3.783cm" svg:y2="0.367cm"><text:p/></draw:line><draw:line draw:style-name="gr19" draw:text-style-name="P52" svg:x1="0.628cm" svg:y1="2.004cm" svg:x2="3.783cm" svg:y2="2.004cm"><text:p/></draw:line><draw:line draw:style-name="gr19" draw:text-style-name="P52" svg:x1="0.628cm" svg:y1="0.367cm" svg:x2="0.628cm" svg:y2="2.004cm"><text:p/></draw:line><draw:line draw:style-name="gr19" draw:text-style-name="P52" svg:x1="3.784cm" svg:y1="0.367cm" svg:x2="3.784cm" svg:y2="2.004cm"><text:p/></draw:line></draw:g></text:p>
        <text:p text:style-name="_5f_Paragraphe_20_livret_20_"/>
        <text:p text:style-name="_5f_Paragraphe_20_livret_20_"/>
        <text:p text:style-name="_5f_Paragraphe_20_livret_20_"/>
        <text:p text:style-name="P29"/>
        <text:p text:style-name="P9"><text:span text:style-name="T38"><text:s text:c="11"/></text:span><text:span text:style-name="T38"><draw:frame draw:style-name="fr3" draw:name="Object11" text:anchor-type="as-char" svg:y="-0.556cm" svg:width="0.94cm" svg:height="0.87cm" draw:z-index="42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HG Mincho Light J" svg:font-family="'HG Mincho Light J'" style:font-pitch="variable"/>
    <style:font-face style:name="Lucida Sans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6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Italique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4" svg:font-family="'Bitstream Vera Sans'" style:font-adornments="Italique 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7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4F439745515D277C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8358BC09E866CC53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fill-image draw:name="Marble" xlink:href="Pictures/100000000000005E0000005EACD32FBA6E785776.png" xlink:type="simple" xlink:show="embed" xlink:actuate="onLoad"/>
    <draw:opacity draw:name="Transparency_20_3" draw:display-name="Transparency 3" draw:style="linear" draw:start="35%" draw:end="0%" draw:angle="90deg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2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b38d19" loext:opacity="100%" style:font-name="Bitstream Vera Sans3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_20_avec_20_num_20_exo" style:display-name="_Titre d'exercices livret sans titre avec num exo" style:family="paragraph" style:parent-style-name="Standard" style:next-style-name="_5f_Paragraphe_20_livret_20_" style:list-style-name="_5f_Numérotation_20_des_20_exercices_20_livrets">
      <style:text-properties fo:color="#000000" loext:opacity="10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5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Paragraphe_20_énoncé_20_après_20_numéro_20_question" style:display-name="_Paragraphe énoncé après numéro question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margin-left="3.099cm" fo:margin-right="0cm" fo:text-align="center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style:page-number="auto"/>
      <style:text-properties style:use-window-font-color="true" loext:opacity="0%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d7e12c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1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propriete" style:family="paragraph" style:parent-style-name="Standard" style:master-page-name="">
      <loext:graphic-properties draw:fill="solid" draw:fill-color="#ffcccc" draw:opacity="100%"/>
      <style:paragraph-properties fo:keep-together="always" fo:orphans="0" fo:widows="0" style:page-number="auto" fo:background-color="#ffcccc" fo:padding="0.049cm" fo:border="0.06pt solid #000000" style:shadow="#808080 0.18cm 0.18cm"/>
      <style:text-properties style:font-name="Bitstream Vera Sans5" fo:font-family="'Bitstream Vera Sans'" style:font-style-name="Roman" style:font-family-generic="swiss" style:font-pitch="variable" style:font-size-asian="10.5pt"/>
    </style:style>
    <style:style style:name="definition" style:family="paragraph" style:parent-style-name="Text_20_body">
      <loext:graphic-properties draw:fill="solid" draw:fill-color="#ccffcc" draw:opacity="100%"/>
      <style:paragraph-properties fo:background-color="#ccffcc" fo:padding="0.049cm" fo:border="0.06pt solid #000000" style:shadow="#808080 0.18cm 0.18cm"/>
      <style:text-properties officeooo:rsid="00504fa6"/>
    </style:style>
    <style:style style:name="ATALANTE" style:family="paragraph" style:parent-style-name="Text_20_body">
      <style:text-properties style:font-name="Atalante" fo:font-family="Atalante" style:font-pitch="variable" officeooo:rsid="0130c683"/>
    </style:style>
    <style:style style:name="Math" style:family="paragraph" style:parent-style-name="Text_20_body">
      <style:text-properties style:font-name="Times New Roman3" fo:font-family="'Times New Roman'" style:font-style-name="Italique" style:font-family-generic="roman" style:font-pitch="variable" fo:font-size="12pt" fo:font-style="italic" officeooo:rsid="004690f1" style:font-size-asian="10.5pt"/>
    </style:style>
    <style:style style:name="SetesterTexte" style:family="paragraph" style:parent-style-name="Text_20_body">
      <style:paragraph-properties style:border-line-width-left="0.026cm 0.026cm 0.229cm" fo:padding="0.049cm" fo:border-left="7.99pt double #db2d67" fo:border-right="none" fo:border-top="none" fo:border-bottom="none"/>
    </style:style>
    <style:style style:name="CoursTexte" style:family="paragraph" style:parent-style-name="Text_20_body" style:master-page-name="">
      <style:paragraph-properties fo:margin-top="0cm" fo:margin-bottom="0cm" style:contextual-spacing="false" fo:line-height="100%" style:page-number="auto" fo:padding="0.049cm" fo:border-left="4.99pt solid #108ac0" fo:border-right="none" fo:border-top="none" fo:border-bottom="none"/>
    </style:style>
    <style:style style:name="ActiviteTexte" style:family="paragraph" style:parent-style-name="Text_20_body">
      <style:paragraph-properties fo:padding="0.049cm" fo:border-left="4.99pt dotted #808080" fo:border-right="none" fo:border-top="none" fo:border-bottom="none"/>
    </style:style>
    <style:style style:name="Savoirtexte" style:family="paragraph" style:parent-style-name="Text_20_body">
      <style:paragraph-properties fo:padding="0.049cm" fo:border-left="7.99pt fine-dashed #000000" fo:border-right="none" fo:border-top="none" fo:border-bottom="none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énoncé_20_après_20_numéro_20_question_20_abc" style:display-name="_Paragraphe énoncé après numéro question abc" style:family="paragraph" style:parent-style-name="_5f_Paragraphe_20_énoncé_20_après_20_numéro_20_question"/>
    <style:style style:name="_5f_Titre_20_de_20_s_27_entraîner" style:display-name="_Titre de s'entraîner" style:family="paragraph" style:parent-style-name="Standard" style:next-style-name="_5f_Paragraphe_20_de_20_s_27_entraîner">
      <style:paragraph-properties fo:margin-left="0cm" fo:margin-right="0cm" fo:margin-top="0.7cm" fo:margin-bottom="0.199cm" style:contextual-spacing="false" fo:text-align="justify" style:justify-single-word="false" fo:text-indent="0cm" style:auto-text-indent="false">
        <style:tab-stops/>
      </style:paragraph-properties>
      <style:text-properties fo:color="#d34d92" loext:opacity="100%"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>
      <style:paragraph-properties fo:margin-left="0cm" fo:margin-right="0cm" fo:margin-top="0.199cm" fo:margin-bottom="0.199cm" style:contextual-spacing="false" fo:text-align="justify" style:justify-single-word="false" fo:text-indent="0cm" style:auto-text-indent="false" fo:padding="0cm" fo:border="none"/>
      <style:text-properties style:use-window-font-color="true" loext:opacity="0%" fo:font-size="9pt" fo:font-style="normal" fo:font-weight="normal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3" fo:font-family="'Bitstream Vera Sans'" style:font-style-name="Oblique" style:font-family-generic="swiss" style:font-pitch="variable" fo:font-size="10pt" fo:font-style="normal" fo:font-weight="bold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5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0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5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5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4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6" fo:font-family="'Bitstream Vera Sans'" style:font-family-generic="roman" style:font-pitch="variable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justify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6" fo:font-family="'Bitstream Vera Sans'" style:font-family-generic="roman" style:font-pitch="variable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2d_Titre_20_d_27_activités" style:display-name="-Titre d'activités" style:family="paragraph" style:parent-style-name="Standard">
      <loext:graphic-properties draw:fill="none" draw:fill-color="#99ccff"/>
      <style:paragraph-properties fo:margin-left="-1.499cm" fo:margin-right="0cm" fo:margin-top="1.499cm" fo:margin-bottom="0.4cm" style:contextual-spacing="false" fo:text-indent="0cm" style:auto-text-indent="false" fo:background-color="transparent">
        <style:tab-stops/>
      </style:paragraph-properties>
      <style:text-properties fo:color="#a43486" loext:opacity="100%" style:font-name="Bitstream Vera Sans2" fo:font-family="'Bitstream Vera Sans'" style:font-style-name="Gras" style:font-family-generic="swiss" style:font-pitch="variable" fo:font-size="13pt" fo:font-weight="bold"/>
    </style:style>
    <style:style style:name="_5f_Paragraphe_20_d_27_activités" style:display-name="_Paragraphe d'activités" style:family="paragraph" style:parent-style-name="_2d_Titre_20_d_27_activités">
      <loext:graphic-properties draw:fill="none" draw:fill-color="#99ccff"/>
      <style:paragraph-properties fo:margin-left="0cm" fo:margin-right="0cm" fo:margin-top="0.3cm" fo:margin-bottom="0.199cm" style:contextual-spacing="false" fo:text-align="justify" style:justify-single-word="false" fo:text-indent="0cm" style:auto-text-indent="false" fo:background-color="transparent" fo:padding="0cm" fo:border="none">
        <style:tab-stops/>
      </style:paragraph-properties>
      <style:text-properties fo:color="#000000" loext:opacity="100%" fo:font-size="9pt" fo:font-weight="normal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>
      <style:text-properties fo:color="#b3b3b3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Numéros_20_second_20_de_20_s_27_entraîner_20_et_20_approfondir" style:display-name="_Numéros second de s'entraîner et approfondir" style:family="text">
      <style:text-properties fo:color="#000000" loext:opacity="100%" fo:font-size="9pt" fo:text-shadow="none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Numéros_20_exercices_20_livret" style:display-name="_Numéros exercices livret" style:family="text">
      <style:text-properties fo:color="#ffffff" loext:opacity="100%" style:font-name="Bitstream Vera Sans2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_5f_livret" style:display-name="_livret" style:family="text">
      <style:text-properties style:font-name="Bitstream Vera Sans3" fo:font-family="'Bitstream Vera Sans'" style:font-style-name="Oblique" style:font-family-generic="swiss" style:font-pitch="variable" fo:font-size="10pt" fo:font-style="normal"/>
    </style:style>
    <style:style style:name="_5f_livret_5f_Math_5f_droit" style:display-name="_livret_Math_droit" style:family="text" style:parent-style-name="_5f_livret">
      <style:text-properties style:font-name="Times New Roman1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3" fo:font-family="'Times New Roman'" style:font-style-name="Italique" style:font-family-generic="roman" style:font-pitch="variable" fo:font-size="11pt" fo:font-style="italic"/>
    </style:style>
    <style:style style:name="Character_5f_20_5f_style" style:display-name="Character_20_style" style:family="text"/>
    <style:style style:name="Default_20_Paragraph_20_Font" style:display-name="Default Paragraph Font" style:family="text">
      <style:text-properties style:font-name="Bitstream Vera Sans5" fo:font-family="'Bitstream Vera Sans'" style:font-style-name="Roman" style:font-family-generic="swiss" style:font-pitch="variable" fo:font-size="11pt" style:font-size-asian="10.5pt"/>
    </style:style>
    <style:style style:name="_2d__20_Numeros_20_de_20_s_27_entrainer_20_et_20_approfondir_20_-_20_niv_20_3" style:display-name="- Numeros de s'entrainer et approfondir - niv 3" style:family="text">
      <style:text-properties fo:color="#ffffff" loext:opacity="100%" fo:background-color="#e32c1a" loext:shadow="none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corps" style:family="text">
      <style:text-properties style:font-name="Bitstream Vera Sans5" fo:font-family="'Bitstream Vera Sans'" style:font-style-name="Roman" style:font-family-generic="swiss" style:font-pitch="variable" fo:font-size="11pt"/>
    </style:style>
    <style:style style:name="_5f_numéros" style:display-name="_numéros" style:family="text" style:parent-style-name="corps">
      <style:text-properties fo:color="#ffffff" loext:opacity="100%" style:font-name="Bitstream Vera Sans5" fo:font-family="'Bitstream Vera Sans'" style:font-style-name="Roman" style:font-family-generic="swiss" style:font-pitch="variable" fo:font-size="11pt" fo:font-weight="bold" fo:background-color="#000000"/>
    </style:style>
    <style:style style:name="_5f_correction" style:display-name="_correction" style:family="text" loext:hidden="true" style:hidden="true">
      <style:text-properties style:font-name="Bitstream Vera Sans6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Bold_5f_niv1" style:display-name="Bold_niv1" style:family="text">
      <style:text-properties fo:color="#e8c32a" loext:opacity="100%" style:font-name="Bitstream Vera Sans5" fo:font-family="'Bitstream Vera Sans'" style:font-style-name="Roman" style:font-family-generic="swiss" style:font-pitch="variable" fo:font-size="10pt" fo:font-weight="bold" style:font-size-asian="10.5pt"/>
    </style:style>
    <style:style style:name="ListLabel_20_10" style:display-name="ListLabel 10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6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6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livret" style:family="text"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049cm"/>
        <style:text-properties fo:font-family="OpenSymbol" style:font-charset="x-symbol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fo:font-family="OpenSymbol" style:font-charset="x-symbol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fo:font-family="OpenSymbol" style:font-charset="x-symbol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fo:font-family="OpenSymbol" style:font-charset="x-symbol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fo:font-family="OpenSymbol" style:font-charset="x-symbol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fo:font-family="OpenSymbol" style:font-charset="x-symbol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fo:font-family="OpenSymbol" style:font-charset="x-symbol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fo:font-family="OpenSymbol" style:font-charset="x-symbol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fo:font-family="OpenSymbol" style:font-charset="x-symbol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e_5f_abc" style:display-name="liste_abc">
      <text:list-level-style-number text:level="1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_20_s_27_entraîner_20_et_20_approfondir" style:display-name="_Numérotation de s'entraîner et approfondir">
      <text:list-level-style-number text:level="1" text:style-name="Character_5f_20_5f_style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Character_5f_20_5f_style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WWNum9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" style:display-name="_numérotation">
      <text:list-level-style-number text:level="1" text:style-name="Character_5f_20_5f_style" style:num-prefix=" " style:num-suffix=" " style:num-format="1">
        <style:list-level-properties text:min-label-distance="0.25cm"/>
      </text:list-level-style-number>
      <text:list-level-style-number text:level="2" text:style-name="Character_5f_20_5f_style" style:num-suffix="." style:num-format="a">
        <style:list-level-properties text:min-label-distance="0.15cm"/>
      </text:list-level-style-number>
      <text:list-level-style-number text:level="3" text:style-name="Character_5f_20_5f_style" style:num-suffix="." style:num-format="a">
        <style:list-level-properties text:space-before="1cm" text:min-label-distance="0.199cm"/>
      </text:list-level-style-number>
      <text:list-level-style-number text:level="4" text:style-name="Character_5f_20_5f_style" style:num-suffix="." style:num-format="a">
        <style:list-level-properties text:space-before="1.501cm" text:min-label-distance="0.199cm"/>
      </text:list-level-style-number>
      <text:list-level-style-number text:level="5" text:style-name="Character_5f_20_5f_style" style:num-suffix="." style:num-format="a">
        <style:list-level-properties text:space-before="2cm" text:min-label-distance="0.199cm"/>
      </text:list-level-style-number>
      <text:list-level-style-number text:level="6" text:style-name="Character_5f_20_5f_style" style:num-suffix="." style:num-format="a">
        <style:list-level-properties text:space-before="2.501cm" text:min-label-distance="0.199cm"/>
      </text:list-level-style-number>
      <text:list-level-style-number text:level="7" text:style-name="Character_5f_20_5f_style" style:num-suffix="." style:num-format="a">
        <style:list-level-properties text:space-before="3cm" text:min-label-distance="0.199cm"/>
      </text:list-level-style-number>
      <text:list-level-style-number text:level="8" text:style-name="Character_5f_20_5f_style" style:num-suffix="." style:num-format="a">
        <style:list-level-properties text:space-before="3.501cm" text:min-label-distance="0.199cm"/>
      </text:list-level-style-number>
      <text:list-level-style-number text:level="9" text:style-name="Character_5f_20_5f_style" style:num-suffix="." style:num-format="a">
        <style:list-level-properties text:space-before="4.001cm" text:min-label-distance="0.199cm"/>
      </text:list-level-style-number>
      <text:list-level-style-number text:level="10" text:style-name="Character_5f_20_5f_style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2969*"/>
    </style:style>
    <style:style style:name="Tableau5.A1" style:family="table-cell">
      <style:table-cell-properties style:vertical-align="middle" fo:padding="0cm" fo:border="none"/>
    </style:style>
    <style:style style:name="Tableau5.B1.1" style:family="table-column">
      <style:table-column-properties style:rel-column-width="40950*"/>
    </style:style>
    <style:style style:name="Tableau5.B1.2" style:family="table-column">
      <style:table-column-properties style:rel-column-width="2019*"/>
    </style:style>
    <style:style style:name="Tableau5.B1.1" style:family="table-row">
      <style:table-row-properties style:min-row-height="1.109cm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2969*"/>
    </style:style>
    <style:style style:name="Tableau7.A1" style:family="table-cell">
      <style:table-cell-properties style:vertical-align="middle" fo:padding="0cm" fo:border="none"/>
    </style:style>
    <style:style style:name="Tableau7.B1.1" style:family="table-column">
      <style:table-column-properties style:rel-column-width="40950*"/>
    </style:style>
    <style:style style:name="Tableau7.B1.2" style:family="table-column">
      <style:table-column-properties style:rel-column-width="2019*"/>
    </style:style>
    <style:style style:name="Tableau7.B1.1" style:family="table-row">
      <style:table-row-properties style:min-row-height="1.109cm"/>
    </style:style>
    <style:style style:name="MP1" style:family="paragraph" style:parent-style-name="Header">
      <style:text-properties officeooo:rsid="001ec9c5" officeooo:paragraph-rsid="001ec9c5"/>
    </style:style>
    <style:style style:name="MP2" style:family="paragraph" style:parent-style-name="Header">
      <style:text-properties officeooo:rsid="00246d68" officeooo:paragraph-rsid="00246d68"/>
    </style:style>
    <style:style style:name="MP3" style:family="paragraph" style:parent-style-name="Footer">
      <style:paragraph-properties fo:margin-left="1cm" fo:margin-right="1.101cm" fo:text-align="start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4" style:family="paragraph" style:parent-style-name="Footer">
      <style:paragraph-properties fo:margin-left="1cm" fo:margin-right="1cm" fo:text-align="end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5" style:family="paragraph">
      <loext:graphic-properties draw:fill="solid" draw:fill-color="#7fb241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8" style:family="paragraph">
      <loext:graphic-properties draw:fill-color="#2a6099"/>
      <style:paragraph-properties fo:text-align="center"/>
    </style:style>
    <style:style style:name="MP9" style:family="paragraph" style:parent-style-name="_5f_Footer_20_page_20_paire_20__28_G_29_">
      <style:text-properties officeooo:paragraph-rsid="02cdb06c"/>
    </style:style>
    <style:style style:name="MP10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0248e62"/>
    </style:style>
    <style:style style:name="MP11" style:family="paragraph">
      <loext:graphic-properties draw:fill="solid" draw:fill-color="#d7e12c"/>
    </style:style>
    <style:style style:name="MP12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5" fo:font-size="11pt" fo:font-style="normal" fo:font-weight="bold" officeooo:rsid="00375438" officeooo:paragraph-rsid="00375438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3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040e4a9"/>
    </style:style>
    <style:style style:name="MP14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5" fo:font-size="11pt" fo:font-style="normal" fo:font-weight="bold" officeooo:rsid="00375438" officeooo:paragraph-rsid="0269a400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6" style:family="paragraph" style:parent-style-name="Header">
      <style:text-properties fo:font-size="3pt" style:font-size-asian="4pt" style:font-size-complex="4pt"/>
    </style:style>
    <style:style style:name="MP17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8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9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273bdf8"/>
    </style:style>
    <style:style style:name="MP20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3" style:family="paragraph" style:parent-style-name="Footer">
      <style:text-properties fo:text-transform="uppercase" fo:color="#808080" loext:opacity="100%" style:font-name="Bitstream Vera Sans5" fo:font-size="9pt" officeooo:rsid="027891e0" officeooo:paragraph-rsid="027891e0" fo:background-color="transparent"/>
    </style:style>
    <style:style style:name="MP2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25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26" style:family="paragraph" style:parent-style-name="Header">
      <style:text-properties fo:font-size="14pt" style:font-size-asian="14pt" style:font-size-complex="14pt"/>
    </style:style>
    <style:style style:name="MP27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28" style:family="paragraph" style:parent-style-name="Standard">
      <style:text-properties fo:font-size="6pt" style:font-size-asian="6pt" style:font-size-complex="6pt"/>
    </style:style>
    <style:style style:name="MP29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30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" fo:font-size="11pt" fo:font-style="italic" fo:text-shadow="1pt 1pt" fo:font-weight="bold"/>
    </style:style>
    <style:style style:name="MP3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2" style:family="paragraph" style:parent-style-name="_5f_Titre_20_d_27_exercices_20_livret" style:list-style-name="_5f_Numérotation_20_des_20_exercices_20_livrets"/>
    <style:style style:name="MP33" style:family="paragraph" style:parent-style-name="Footer">
      <style:text-properties officeooo:rsid="00178920" officeooo:paragraph-rsid="00178920"/>
    </style:style>
    <style:style style:name="MP34" style:family="paragraph" style:parent-style-name="Footer">
      <style:text-properties officeooo:paragraph-rsid="00c384cf"/>
    </style:style>
    <style:style style:name="MP3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6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3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8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officeooo:rsid="00216d78"/>
    </style:style>
    <style:style style:name="MT2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3" style:family="text">
      <style:text-properties officeooo:rsid="0268e0aa"/>
    </style:style>
    <style:style style:name="MT4" style:family="text">
      <style:text-properties officeooo:rsid="0269a400"/>
    </style:style>
    <style:style style:name="MT5" style:family="text">
      <style:text-properties fo:font-size="12pt" style:font-size-asian="12pt" style:font-size-complex="12pt"/>
    </style:style>
    <style:style style:name="MT6" style:family="text">
      <style:text-properties fo:font-variant="small-caps" fo:font-size="15pt" style:font-size-asian="15pt" style:font-size-complex="15pt"/>
    </style:style>
    <style:style style:name="MT7" style:family="text">
      <style:text-properties officeooo:rsid="0160d7ef"/>
    </style:style>
    <style:style style:name="MT8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9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MT10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1" style:family="text">
      <style:text-properties fo:text-transform="uppercase" fo:color="#808080" loext:opacity="100%" style:font-name="Bitstream Vera Sans5" fo:font-size="9pt" officeooo:rsid="015f088a" fo:background-color="transparent" loext:char-shading-value="0"/>
    </style:style>
    <style:style style:name="MT12" style:family="text">
      <style:text-properties fo:text-transform="uppercase" fo:color="#808080" loext:opacity="100%" style:font-name="Bitstream Vera Sans5" fo:font-size="9pt" officeooo:rsid="00d8520c" fo:background-color="transparent" loext:char-shading-value="0"/>
    </style:style>
    <style:style style:name="MT13" style:family="text">
      <style:text-properties fo:font-variant="small-caps" officeooo:rsid="00990660"/>
    </style:style>
    <style:style style:name="MT14" style:family="text">
      <style:text-properties fo:font-variant="small-caps" officeooo:rsid="0054f64f"/>
    </style:style>
    <style:style style:name="MT15" style:family="text">
      <style:text-properties fo:font-variant="small-caps" officeooo:rsid="00b5d2d1"/>
    </style:style>
    <style:style style:name="MT16" style:family="text">
      <style:text-properties fo:font-variant="small-caps" officeooo:rsid="00b6801f"/>
    </style:style>
    <style:style style:name="MT17" style:family="text">
      <style:text-properties officeooo:rsid="002925a2"/>
    </style:style>
    <style:style style:name="MT18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11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1cm" fo:page-height="28.6cm" style:num-format="1" style:print-orientation="portrait" fo:margin-top="0.3cm" fo:margin-bottom="0.3cm" fo:margin-left="1.7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cm" fo:margin-bottom="1.499cm" style:dynamic-spacing="false"/>
      </style:header-style>
      <style:footer-style>
        <style:header-footer-properties svg:height="1.499cm" fo:margin-left="0cm" fo:margin-right="0cm" fo:margin-top="0.499cm" style:dynamic-spacing="false"/>
      </style:footer-style>
    </style:page-layout>
    <style:page-layout style:name="Mpm11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4F439745515D277C.png" xlink:type="simple" xlink:actuate="onLoad" style:repeat="stretch"/>
        </style:header-footer-properties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  <style:style style:name="Mdp2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5f_pages_20_de_20_s_27_entraîner" style:display-name="_pages de s'entraîner" style:page-layout-name="Mpm10">
      <style:header>
        <text:p text:style-name="MP1">B<text:span text:style-name="MT1">4</text:span> - exercices</text:p>
      </style:header>
      <style:header-left>
        <text:p text:style-name="MP2">B4 - exercices</text:p>
      </style:header-left>
      <style:footer>
        <text:p text:style-name="MP3"/>
      </style:footer>
      <style:footer-left>
        <text:p text:style-name="MP4">Chapitre B3 – Nombres Relatifs</text:p>
      </style:footer-left>
    </style:master-page>
    <style:master-page style:name="_5f_Fiche_20_éditeur_20__28_une_20_colonne_29__20_impaire_20__28_D_29_" style:display-name="_Fiche éditeur (une colonne) impaire (D)" style:page-layout-name="Mpm11">
      <style:header>
        <text:p text:style-name="_5f_Header_20_page_20_impaire_20__28_D_29_"><draw:path text:anchor-type="paragraph" draw:z-index="47" draw:name="Shape1_5" draw:style-name="Mgr1" draw:text-style-name="MP5" svg:width="4.329cm" svg:height="2.24cm" svg:x="-2.799cm" svg:y="-0.8cm" svg:viewBox="0 0 4330 2241" svg:d="M0 2241l3984-288c209-15 363-168 345-342l-170-1611h-4159z"><text:p/></draw:path><draw:frame text:anchor-type="paragraph" draw:z-index="50" draw:name="Shape2_2" draw:style-name="Mgr2" draw:text-style-name="MP7" svg:width="2.435cm" svg:height="0.839cm" draw:transform="rotate (0.0877900613753148) translate (-0.34925cm 0.506236111111111cm)"><draw:text-box><text:p text:style-name="MP6"><text:span text:style-name="MT2">S</text:span><text:span text:style-name="MT2">é</text:span><text:span text:style-name="MT2">r</text:span><text:span text:style-name="MT2">i</text:span><text:span text:style-name="MT2">e</text:span><text:span text:style-name="MT2"> </text:span><text:span text:style-name="MT2">1</text:span></text:p></draw:text-box></draw:frame><draw:line text:anchor-type="paragraph" draw:z-index="53" draw:name="Shape3_2" draw:style-name="Mgr3" draw:text-style-name="MP8" svg:x1="16.572cm" svg:y1="0.36cm" svg:x2="20.495cm" svg:y2="0.344cm"><text:p/></draw:line>Angles : Comprendre la notion d’angle </text:p>
      </style:header>
      <style:footer>
        <text:h text:style-name="MP9" text:outline-level="1">Angles : Comprendre la notion d’angle</text:h>
      </style:footer>
    </style:master-page>
    <style:master-page style:name="_5f_Fiche_20_éditeur_20__28_une_20_colonne_29__20_paire_20__28_G_29_" style:display-name="_Fiche éditeur (une colonne) paire (G)" style:page-layout-name="Mpm12" style:next-style-name="_5f_Fiche_20_éditeur_20__28_une_20_colonne_29__20_impaire_20__28_D_29_">
      <style:header>
        <text:p text:style-name="_5f_Header_20_page_20_paire_20__28_G_29_"><draw:path text:anchor-type="paragraph" draw:z-index="44" draw:name="Shape1_1" draw:style-name="Mgr1" draw:text-style-name="MP5" svg:width="4.329cm" svg:height="2.24cm" svg:x="-1.499cm" svg:y="-1.198cm" svg:viewBox="0 0 4330 2241" svg:d="M0 2241l3984-288c209-15 363-168 345-342l-170-1611h-4159z"><text:p/></draw:path><draw:frame text:anchor-type="paragraph" draw:z-index="45" draw:name="Shape2_3" draw:style-name="Mgr4" draw:text-style-name="MP7" svg:width="3.857cm" svg:height="0.798cm" draw:transform="rotate (0.0872664625997165) translate (-1.18004166666667cm 0.647347222222222cm)"><draw:text-box><text:p text:style-name="MP6"><text:span text:style-name="MT2">S</text:span><text:span text:style-name="MT2">é</text:span><text:span text:style-name="MT2">r</text:span><text:span text:style-name="MT2">i</text:span><text:span text:style-name="MT2">e</text:span><text:span text:style-name="MT2"> </text:span><text:span text:style-name="MT2">1</text:span></text:p></draw:text-box></draw:frame><draw:line text:anchor-type="paragraph" draw:z-index="46" draw:name="Shape3_3" draw:style-name="Mgr3" draw:text-style-name="MP8" svg:x1="16.572cm" svg:y1="0.36cm" svg:x2="20.495cm" svg:y2="0.344cm"><text:p/></draw:line>Angles : Comprendre la notion d’angle</text:p>
      </style:header>
      <style:footer>
        <text:h text:style-name="_5f_Footer_20_page_20_paire_20__28_G_29_" text:outline-level="1">Angles : Comprendre la notion d’angle</text:h>
      </style:footer>
    </style:master-page>
    <style:master-page style:name="_5f_Fiche_20_éditeur_20_page_20_paire_20__28_G_29_" style:display-name="_Fiche éditeur page paire (G)" style:page-layout-name="Mpm13" style:next-style-name="_5f_Fiche_20_éditeur_20_page_20_impaire_20__28_D_29_">
      <style:header>
        <text:p text:style-name="MP10"><draw:path text:anchor-type="paragraph" draw:z-index="60" draw:name="Shape1_2" draw:style-name="Mgr5" draw:text-style-name="MP11" svg:width="4.329cm" svg:height="2.238cm" svg:x="-1.8cm" svg:y="-8.982cm" svg:viewBox="0 0 4330 2239" svg:d="M0 2239l3984-288c209-15 363-167 345-342l-170-1609h-4159z"><text:p/></draw:path><draw:line text:anchor-type="paragraph" draw:z-index="62" draw:name="Shape3" draw:style-name="Mgr6" draw:text-style-name="MP6" svg:x1="15.483cm" svg:y1="0.33cm" svg:x2="20.496cm" svg:y2="0.36cm"><text:p/></draw:line><text:span text:style-name="MT3">Fractions</text:span> : <text:span text:style-name="MT3">Représentation géométrique</text:span></text:p>
      </style:header>
      <style:footer>
        <text:h text:style-name="MP12" text:outline-level="1"><text:span text:style-name="MT3">Fractions</text:span> : <text:span text:style-name="MT3">Représentation géométrique</text:span> </text:h>
      </style:footer>
    </style:master-page>
    <style:master-page style:name="_5f_Fiche_20_éditeur_20_page_20_impaire_20__28_D_29_" style:display-name="_Fiche éditeur page impaire (D)" style:page-layout-name="Mpm14" style:next-style-name="_5f_Fiche_20_éditeur_20_page_20_paire_20__28_G_29_">
      <style:header>
        <text:p text:style-name="MP13"><text:span text:style-name="MT4">Fractions</text:span> : <text:span text:style-name="MT4">Représentation géométrique</text:span> </text:p>
      </style:header>
      <style:footer>
        <text:h text:style-name="MP14" text:outline-level="1"><text:span text:style-name="MT3">Fractions</text:span> : <text:span text:style-name="MT3">Représentation géométrique</text:span> </text:h>
      </style:footer>
      <style:footer-left>
        <text:p text:style-name="MP15">Série 2 :<text:tab/> <text:s text:c="87"/>Chapitre G? : ...</text:p>
      </style:footer-left>
    </style:master-page>
    <style:master-page style:name="_5f_Fiche_20_format_20_Site" loext:hidden="true" style:hidden="true" style:display-name="_Fiche format Site" style:page-layout-name="Mpm15">
      <style:header>
        <text:p text:style-name="MP16"/>
        <text:p text:style-name="MP17"><text:span text:style-name="MT5">Chapitre N3 :</text:span> <text:span text:style-name="MT6">Nombres fractions</text:span></text:p>
        <text:p text:style-name="MP18">Série 2 : Fractions et partage <text:s text:c="75"/></text:p>
      </style:header>
    </style:master-page>
    <style:master-page style:name="SERIE_5f_G_5f_GAUCHE_5f_ET_5f_DROITE_5f_2COL" style:display-name="SERIE_G_GAUCHE_ET_DROITE_2COL" style:page-layout-name="Mpm16" draw:style-name="Mdp1">
      <style:header>
        <text:p text:style-name="MP19"><draw:path text:anchor-type="paragraph" draw:z-index="0" draw:name="Shape1_0" draw:style-name="Mgr5" draw:text-style-name="MP11" svg:width="4.329cm" svg:height="2.238cm" svg:x="-1.8cm" svg:y="-8.982cm" svg:viewBox="0 0 4330 2239" svg:d="M0 2239l3984-288c209-15 363-167 345-342l-170-1609h-4159z"><text:p/></draw:path><draw:line text:anchor-type="paragraph" draw:z-index="17" draw:name="Shape3_1" draw:style-name="Mgr6" draw:text-style-name="MP6" svg:x1="15.337cm" svg:y1="0.36cm" svg:x2="20.496cm" svg:y2="0.36cm"><text:p/></draw:line><text:span text:style-name="MT3">Fractions</text:span> : <text:span text:style-name="MT3">Représentation géométrique</text:span></text:p>
      </style:header>
      <style:footer>
        <text:p text:style-name="MP20"><draw:frame draw:style-name="Mfr1" draw:name="Frame7" text:anchor-type="paragraph" svg:y="-0.06cm" draw:z-index="56"><draw:text-box fo:min-height="0.499cm" fo:min-width="7.096cm"><draw:frame draw:style-name="Mfr2" draw:name="Frame8" text:anchor-type="frame" svg:x="0.45cm" svg:y="0.079cm" svg:width="0.817cm" draw:z-index="58"><draw:text-box fo:min-height="0.355cm"><text:p text:style-name="MP21"><draw:g text:anchor-type="paragraph" draw:z-index="61" draw:name="Shape4_5" draw:style-name="Mgr7"><draw:path draw:style-name="Mgr8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p text:style-name="MP23"><text:span text:style-name="MT7">F</text:span>ractions : Représentation géométrique</text:p></draw:text-box></draw:frame></text:p>
      </style:footer>
    </style:master-page>
    <style:master-page style:name="odile" style:page-layout-name="Mpm17" draw:style-name="Mdp2">
      <style:header>
        <table:table table:name="Tableau5" table:style-name="Tableau5">
          <table:table-column table:style-name="Tableau5.A"/>
          <table:table-column table:style-name="Tableau5.B"/>
          <table:table-header-rows>
            <table:table-row>
              <table:table-cell table:style-name="Tableau5.A1" office:value-type="string">
                <text:p text:style-name="Standard"><draw:g text:anchor-type="as-char" svg:y="0cm" draw:z-index="52" draw:name="Shape5" draw:style-name="Mgr9"><draw:ellipse draw:style-name="Mgr10" draw:text-style-name="MP24" svg:width="1.715cm" svg:height="1.784cm" svg:x="0cm" svg:y="0.004cm" draw:kind="arc" draw:start-angle="90.48" draw:end-angle="269.56"><text:p/></draw:ellipse><draw:line draw:style-name="Mgr10" draw:text-style-name="MP24" svg:x1="0.847cm" svg:y1="0.002cm" svg:x2="18.167cm" svg:y2="0.002cm"><text:p/></draw:line><draw:line draw:style-name="Mgr10" draw:text-style-name="MP24" svg:x1="0.847cm" svg:y1="1.782cm" svg:x2="18.158cm" svg:y2="1.782cm"><text:p/></draw:line><draw:ellipse draw:style-name="Mgr10" draw:text-style-name="MP24" svg:width="1.719cm" svg:height="1.782cm" svg:x="17.29cm" svg:y="0cm" draw:kind="arc" draw:start-angle="270.5" draw:end-angle="89.48"><text:p/></draw:ellipse><draw:frame draw:style-name="Mgr11" draw:text-style-name="MP25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5.B1.1"/>
                  <table:table-column table:style-name="Tableau5.B1.2"/>
                  <table:table-row table:style-name="Tableau5.B1.1">
                    <table:table-cell table:style-name="Tableau5.A1" office:value-type="string">
                      <text:p text:style-name="MP26">N1 : Priorités, distributivité</text:p>
                    </table:table-cell>
                    <table:table-cell table:style-name="Tableau5.A1" office:value-type="string">
                      <text:p text:style-name="MP26"/>
                    </table:table-cell>
                  </table:table-row>
                  <table:table-row>
                    <table:table-cell table:style-name="Tableau5.A1" office:value-type="string">
                      <text:p text:style-name="MP27">Série 1 : Priorités opératoires</text:p>
                    </table:table-cell>
                    <table:table-cell table:style-name="Tableau5.A1" office:value-type="string">
                      <text:p text:style-name="MP27"/>
                    </table:table-cell>
                  </table:table-row>
                </table:table>
              </table:table-cell>
            </table:table-row>
          </table:table-header-rows>
        </table:table>
        <text:p text:style-name="MP28"><text:span text:style-name="corps"><text:span text:style-name="MT8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header-rows>
            <table:table-row>
              <table:table-cell table:style-name="Tableau7.A1" office:value-type="string">
                <text:p text:style-name="Standard"><draw:g text:anchor-type="as-char" svg:y="0cm" draw:z-index="57" draw:name="Shape6" draw:style-name="Mgr9"><draw:ellipse draw:style-name="Mgr10" draw:text-style-name="MP24" svg:width="1.715cm" svg:height="1.784cm" svg:x="0cm" svg:y="0.004cm" draw:kind="arc" draw:start-angle="90.48" draw:end-angle="269.56"><text:p/></draw:ellipse><draw:line draw:style-name="Mgr10" draw:text-style-name="MP24" svg:x1="0.847cm" svg:y1="0.002cm" svg:x2="18.167cm" svg:y2="0.002cm"><text:p/></draw:line><draw:line draw:style-name="Mgr10" draw:text-style-name="MP24" svg:x1="0.847cm" svg:y1="1.782cm" svg:x2="18.158cm" svg:y2="1.782cm"><text:p/></draw:line><draw:ellipse draw:style-name="Mgr10" draw:text-style-name="MP24" svg:width="1.719cm" svg:height="1.782cm" svg:x="17.29cm" svg:y="0cm" draw:kind="arc" draw:start-angle="270.5" draw:end-angle="89.48"><text:p/></draw:ellipse><draw:frame draw:style-name="Mgr11" draw:text-style-name="MP25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7.B1.1"/>
                  <table:table-column table:style-name="Tableau7.B1.2"/>
                  <table:table-row table:style-name="Tableau7.B1.1">
                    <table:table-cell table:style-name="Tableau7.A1" office:value-type="string">
                      <text:p text:style-name="MP26">5N1 : Priorités, distributivité</text:p>
                    </table:table-cell>
                    <table:table-cell table:style-name="Tableau7.A1" office:value-type="string">
                      <text:p text:style-name="MP26"/>
                    </table:table-cell>
                  </table:table-row>
                  <table:table-row>
                    <table:table-cell table:style-name="Tableau7.A1" office:value-type="string">
                      <text:p text:style-name="MP27">Série 1 : Priorités opératoires</text:p>
                    </table:table-cell>
                    <table:table-cell table:style-name="Tableau7.A1" office:value-type="string">
                      <text:p text:style-name="MP27"/>
                    </table:table-cell>
                  </table:table-row>
                </table:table>
              </table:table-cell>
            </table:table-row>
          </table:table-header-rows>
        </table:table>
        <text:p text:style-name="MP28"><text:span text:style-name="corps"><text:span text:style-name="MT8"/></text:span></text:p>
      </style:header-left>
      <style:footer>
        <text:p text:style-name="MP29"><text:span text:style-name="MT9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8" draw:style-name="Mdp2">
      <style:header>
        <text:p text:style-name="MP30">Série 4 : Constructions (2)</text:p>
      </style:header>
      <style:footer>
        <text:p text:style-name="MP31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9">
      <style:header>
        <text:p text:style-name="MP30">Série 6 : Démonstrations (2)</text:p>
        <text:list xml:id="list2211813901" text:style-name="_5f_Numérotation_20_des_20_exercices_20_livrets">
          <text:list-item>
            <text:h text:style-name="MP32" text:outline-level="1">Sans justi</text:h>
          </text:list-item>
        </text:list>
      </style:header>
      <style:footer>
        <text:p text:style-name="MP31">Parallélogrammes : Chapitre G3</text:p>
      </style:footer>
    </style:master-page>
    <style:master-page style:name="SERIE_5f_G_5f_GAUCHE_5f_ET_5f_DROITE_5f_1COL" style:display-name="SERIE_G_GAUCHE_ET_DROITE_1COL" style:page-layout-name="Mpm20" draw:style-name="Mdp1">
      <style:header>
        <text:p text:style-name="_5f_En-tête"><text:s/><text:span text:style-name="MT10">Calculer</text:span> : <text:span text:style-name="MT10">Additionner et soustraire</text:span></text:p>
      </style:header>
      <style:footer>
        <text:p text:style-name="MP33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21"><text:page-number text:select-page="current">0</text:page-number></text:p></draw:text-box></draw:frame><text:p text:style-name="MP34"><text:span text:style-name="MT11">Calculer : additionner et soustraire</text:span><text:span text:style-name="MT12"> </text:span></text:p></draw:text-box></draw:frame><draw:g text:anchor-type="paragraph" draw:z-index="54" draw:name="Shape4_3" draw:style-name="Mgr7"><draw:path draw:style-name="Mgr8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3"><draw:g text:anchor-type="paragraph" draw:z-index="55" draw:name="Shape4_0" draw:style-name="Mgr7"><draw:path draw:style-name="Mgr12" draw:text-style-name="MP35" svg:width="0.855cm" svg:height="1.172cm" svg:x="-0.143cm" svg:y="-0.175cm" svg:viewBox="0 0 856 1173" svg:d="M856 1173h-856v-991c0-100 79-182 175-182h505c97 0 176 82 176 182z"><text:p/></draw:path></draw:g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21"><text:page-number text:select-page="current">0</text:page-number></text:p></draw:text-box></draw:frame><text:p text:style-name="MP34"><text:span text:style-name="MT11">Calculer</text:span><text:span text:style-name="MT12"> : </text:span><text:span text:style-name="MT11">additionner et soustraire</text:span></text:p></draw:text-box></draw:frame><draw:g text:anchor-type="paragraph" draw:z-index="59" draw:name="Shape4_4" draw:style-name="Mgr7"><draw:path draw:style-name="Mgr8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21" draw:style-name="Mdp1">
      <style:header>
        <text:p text:style-name="MP36"><text:span text:style-name="MT13">Géométrie plane</text:span><text:span text:style-name="MT14"> : </text:span><text:span text:style-name="MT15">Parallèles, perpendiculaires,<text:line-break/> </text:span><text:span text:style-name="MT16">distances</text:span></text:p>
      </style:header>
      <style:footer>
        <text:p text:style-name="MP33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21"><draw:g text:anchor-type="paragraph" draw:z-index="48" draw:name="Shape4" draw:style-name="Mgr7"><draw:path draw:style-name="Mgr13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17">espace</text:span> • <text:span text:style-name="MT18">G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6-07T07:09:18.291093663</meta:creation-date>
    <meta:editing-duration>P2DT11H31M50S</meta:editing-duration>
    <meta:editing-cycles>253</meta:editing-cycles>
    <meta:generator>LibreOffice/7.0.0.3$Linux_X86_64 LibreOffice_project/8061b3e9204bef6b321a21033174034a5e2ea88e</meta:generator>
    <dc:date>2021-01-25T15:24:30.354588409</dc:date>
    <meta:document-statistic meta:table-count="2" meta:image-count="0" meta:object-count="24" meta:page-count="1" meta:paragraph-count="62" meta:word-count="309" meta:character-count="2384" meta:non-whitespace-character-count="1746"/>
    <meta:template xlink:type="simple" xlink:actuate="onRequest" xlink:title="3-Calculer_(entiers et décimaux)_Serie_1_Additions_et_soustractions" xlink:href="../3-Calculer_(entiers%20et%20décimaux)_Serie_1_Additions_et_soustractions.ott" meta:date="2021-01-16T16:53:31.427175639"/>
  </office:meta>
</office:document-meta>
</file>

<file path=Object 1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0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1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2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3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4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5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6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7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8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2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279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3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30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4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42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43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44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46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5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6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7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8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9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